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4 15:28:32</text:p>
          </table:table-cell>
          <table:table-cell office:value-type="float" office:value="6711916" calcext:value-type="float">
            <text:p>6711916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8500" calcext:value-type="float">
            <text:p>5738500</text:p>
          </table:table-cell>
          <table:table-cell office:value-type="float" office:value="33004" calcext:value-type="float">
            <text:p>33004</text:p>
          </table:table-cell>
          <table:table-cell office:value-type="float" office:value="9608" calcext:value-type="float">
            <text:p>9608</text:p>
          </table:table-cell>
          <table:table-cell office:value-type="float" office:value="23396" calcext:value-type="float">
            <text:p>23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4 15:28:33</text:p>
          </table:table-cell>
          <table:table-cell office:value-type="float" office:value="6633672" calcext:value-type="float">
            <text:p>66336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6436" calcext:value-type="float">
            <text:p>6146436</text:p>
          </table:table-cell>
          <table:table-cell office:value-type="float" office:value="114368" calcext:value-type="float">
            <text:p>114368</text:p>
          </table:table-cell>
          <table:table-cell office:value-type="float" office:value="78952" calcext:value-type="float">
            <text:p>78952</text:p>
          </table:table-cell>
          <table:table-cell office:value-type="float" office:value="35416" calcext:value-type="float">
            <text:p>3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31372" calcext:value-type="float">
            <text:p>31372</text:p>
          </table:table-cell>
          <table:table-cell office:value-type="float" office:value="13952" calcext:value-type="float">
            <text:p>13952</text:p>
          </table:table-cell>
          <table:table-cell office:value-type="float" office:value="11658" calcext:value-type="float">
            <text:p>11658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4</text:p>
          </table:table-cell>
          <table:table-cell office:value-type="float" office:value="6519964" calcext:value-type="float">
            <text:p>65199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226568" calcext:value-type="float">
            <text:p>226568</text:p>
          </table:table-cell>
          <table:table-cell office:value-type="float" office:value="191092" calcext:value-type="float">
            <text:p>191092</text:p>
          </table:table-cell>
          <table:table-cell office:value-type="float" office:value="35476" calcext:value-type="float">
            <text:p>35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69959" calcext:value-type="float">
            <text:p>69959</text:p>
          </table:table-cell>
          <table:table-cell office:value-type="float" office:value="14720" calcext:value-type="float">
            <text:p>14720</text:p>
          </table:table-cell>
          <table:table-cell office:value-type="float" office:value="12657" calcext:value-type="float">
            <text:p>12657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1776" calcext:value-type="float">
            <text:p>117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5</text:p>
          </table:table-cell>
          <table:table-cell office:value-type="float" office:value="6492560" calcext:value-type="float">
            <text:p>64925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270552" calcext:value-type="float">
            <text:p>270552</text:p>
          </table:table-cell>
          <table:table-cell office:value-type="float" office:value="235012" calcext:value-type="float">
            <text:p>235012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9376" calcext:value-type="float">
            <text:p>229376</text:p>
          </table:table-cell>
          <table:table-cell office:value-type="float" office:value="7348" calcext:value-type="float">
            <text:p>7348</text:p>
          </table:table-cell>
          <table:table-cell office:value-type="float" office:value="14976" calcext:value-type="float">
            <text:p>14976</text:p>
          </table:table-cell>
          <table:table-cell office:value-type="float" office:value="12974" calcext:value-type="float">
            <text:p>12974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6</text:p>
          </table:table-cell>
          <table:table-cell office:value-type="float" office:value="6629944" calcext:value-type="float">
            <text:p>66299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115020" calcext:value-type="float">
            <text:p>115020</text:p>
          </table:table-cell>
          <table:table-cell office:value-type="float" office:value="79480" calcext:value-type="float">
            <text:p>79480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28" calcext:value-type="float">
            <text:p>4428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7" calcext:value-type="float">
            <text:p>13027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7</text:p>
          </table:table-cell>
          <table:table-cell office:value-type="float" office:value="6629428" calcext:value-type="float">
            <text:p>6629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115020" calcext:value-type="float">
            <text:p>115020</text:p>
          </table:table-cell>
          <table:table-cell office:value-type="float" office:value="79480" calcext:value-type="float">
            <text:p>7948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28" calcext:value-type="float">
            <text:p>4428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7" calcext:value-type="float">
            <text:p>13027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8</text:p>
          </table:table-cell>
          <table:table-cell office:value-type="float" office:value="6650144" calcext:value-type="float">
            <text:p>66501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110728" calcext:value-type="float">
            <text:p>110728</text:p>
          </table:table-cell>
          <table:table-cell office:value-type="float" office:value="75188" calcext:value-type="float">
            <text:p>7518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28" calcext:value-type="float">
            <text:p>4428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7" calcext:value-type="float">
            <text:p>13027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39</text:p>
          </table:table-cell>
          <table:table-cell office:value-type="float" office:value="6650144" calcext:value-type="float">
            <text:p>66501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484" calcext:value-type="float">
            <text:p>6148484</text:p>
          </table:table-cell>
          <table:table-cell office:value-type="float" office:value="110728" calcext:value-type="float">
            <text:p>110728</text:p>
          </table:table-cell>
          <table:table-cell office:value-type="float" office:value="75188" calcext:value-type="float">
            <text:p>7518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28" calcext:value-type="float">
            <text:p>4428</text:p>
          </table:table-cell>
          <table:table-cell office:value-type="float" office:value="14976" calcext:value-type="float">
            <text:p>14976</text:p>
          </table:table-cell>
          <table:table-cell office:value-type="float" office:value="13027" calcext:value-type="float">
            <text:p>13027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0</text:p>
          </table:table-cell>
          <table:table-cell office:value-type="float" office:value="6577944" calcext:value-type="float">
            <text:p>65779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9684" calcext:value-type="float">
            <text:p>6199684</text:p>
          </table:table-cell>
          <table:table-cell office:value-type="float" office:value="175836" calcext:value-type="float">
            <text:p>175836</text:p>
          </table:table-cell>
          <table:table-cell office:value-type="float" office:value="140296" calcext:value-type="float">
            <text:p>14029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6566" calcext:value-type="float">
            <text:p>6566</text:p>
          </table:table-cell>
          <table:table-cell office:value-type="float" office:value="70564" calcext:value-type="float">
            <text:p>70564</text:p>
          </table:table-cell>
          <table:table-cell office:value-type="float" office:value="65720" calcext:value-type="float">
            <text:p>65720</text:p>
          </table:table-cell>
          <table:table-cell office:value-type="float" office:value="6656" calcext:value-type="float">
            <text:p>6656</text:p>
          </table:table-cell>
          <table:table-cell office:value-type="float" office:value="5093" calcext:value-type="float">
            <text:p>5093</text:p>
          </table:table-cell>
          <table:table-cell office:value-type="float" office:value="114836" calcext:value-type="float">
            <text:p>114836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60" calcext:value-type="float">
            <text:p>260</text:p>
          </table:table-cell>
          <table:table-cell office:value-type="float" office:value="208" calcext:value-type="float">
            <text:p>208</text:p>
          </table:table-cell>
          <table:table-cell office:value-type="float" office:value="7860" calcext:value-type="float">
            <text:p>7860</text:p>
          </table:table-cell>
          <table:table-cell office:value-type="float" office:value="4877" calcext:value-type="float">
            <text:p>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1</text:p>
          </table:table-cell>
          <table:table-cell office:value-type="float" office:value="6494280" calcext:value-type="float">
            <text:p>6494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7508" calcext:value-type="float">
            <text:p>6277508</text:p>
          </table:table-cell>
          <table:table-cell office:value-type="float" office:value="261856" calcext:value-type="float">
            <text:p>261856</text:p>
          </table:table-cell>
          <table:table-cell office:value-type="float" office:value="226316" calcext:value-type="float">
            <text:p>22631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7070" calcext:value-type="float">
            <text:p>7070</text:p>
          </table:table-cell>
          <table:table-cell office:value-type="float" office:value="157348" calcext:value-type="float">
            <text:p>157348</text:p>
          </table:table-cell>
          <table:table-cell office:value-type="float" office:value="147492" calcext:value-type="float">
            <text:p>147492</text:p>
          </table:table-cell>
          <table:table-cell office:value-type="float" office:value="14592" calcext:value-type="float">
            <text:p>14592</text:p>
          </table:table-cell>
          <table:table-cell office:value-type="float" office:value="10975" calcext:value-type="float">
            <text:p>10975</text:p>
          </table:table-cell>
          <table:table-cell office:value-type="float" office:value="240488" calcext:value-type="float">
            <text:p>2404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36" calcext:value-type="float">
            <text:p>336</text:p>
          </table:table-cell>
          <table:table-cell office:value-type="float" office:value="208" calcext:value-type="float">
            <text:p>208</text:p>
          </table:table-cell>
          <table:table-cell office:value-type="float" office:value="15430" calcext:value-type="float">
            <text:p>15430</text:p>
          </table:table-cell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2</text:p>
          </table:table-cell>
          <table:table-cell office:value-type="float" office:value="6415172" calcext:value-type="float">
            <text:p>64151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1476" calcext:value-type="float">
            <text:p>6361476</text:p>
          </table:table-cell>
          <table:table-cell office:value-type="float" office:value="350136" calcext:value-type="float">
            <text:p>350136</text:p>
          </table:table-cell>
          <table:table-cell office:value-type="float" office:value="314596" calcext:value-type="float">
            <text:p>31459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4454" calcext:value-type="float">
            <text:p>14454</text:p>
          </table:table-cell>
          <table:table-cell office:value-type="float" office:value="248612" calcext:value-type="float">
            <text:p>248612</text:p>
          </table:table-cell>
          <table:table-cell office:value-type="float" office:value="233732" calcext:value-type="float">
            <text:p>233732</text:p>
          </table:table-cell>
          <table:table-cell office:value-type="float" office:value="22912" calcext:value-type="float">
            <text:p>22912</text:p>
          </table:table-cell>
          <table:table-cell office:value-type="float" office:value="17178" calcext:value-type="float">
            <text:p>17178</text:p>
          </table:table-cell>
          <table:table-cell office:value-type="float" office:value="262248" calcext:value-type="float">
            <text:p>26224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16" calcext:value-type="float">
            <text:p>416</text:p>
          </table:table-cell>
          <table:table-cell office:value-type="float" office:value="208" calcext:value-type="float">
            <text:p>208</text:p>
          </table:table-cell>
          <table:table-cell office:value-type="float" office:value="23413" calcext:value-type="float">
            <text:p>23413</text:p>
          </table:table-cell>
          <table:table-cell office:value-type="float" office:value="7983" calcext:value-type="float">
            <text:p>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3</text:p>
          </table:table-cell>
          <table:table-cell office:value-type="float" office:value="6330728" calcext:value-type="float">
            <text:p>63307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9300" calcext:value-type="float">
            <text:p>6439300</text:p>
          </table:table-cell>
          <table:table-cell office:value-type="float" office:value="434500" calcext:value-type="float">
            <text:p>434500</text:p>
          </table:table-cell>
          <table:table-cell office:value-type="float" office:value="398960" calcext:value-type="float">
            <text:p>398960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528" calcext:value-type="float">
            <text:p>22528</text:p>
          </table:table-cell>
          <table:table-cell office:value-type="float" office:value="14873" calcext:value-type="float">
            <text:p>14873</text:p>
          </table:table-cell>
          <table:table-cell office:value-type="float" office:value="334448" calcext:value-type="float">
            <text:p>334448</text:p>
          </table:table-cell>
          <table:table-cell office:value-type="float" office:value="314662" calcext:value-type="float">
            <text:p>314662</text:p>
          </table:table-cell>
          <table:table-cell office:value-type="float" office:value="30668" calcext:value-type="float">
            <text:p>30668</text:p>
          </table:table-cell>
          <table:table-cell office:value-type="float" office:value="22998" calcext:value-type="float">
            <text:p>22998</text:p>
          </table:table-cell>
          <table:table-cell office:value-type="float" office:value="540988" calcext:value-type="float">
            <text:p>5409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91" calcext:value-type="float">
            <text:p>491</text:p>
          </table:table-cell>
          <table:table-cell office:value-type="float" office:value="208" calcext:value-type="float">
            <text:p>208</text:p>
          </table:table-cell>
          <table:table-cell office:value-type="float" office:value="30905" calcext:value-type="float">
            <text:p>30905</text:p>
          </table:table-cell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4</text:p>
          </table:table-cell>
          <table:table-cell office:value-type="float" office:value="6231536" calcext:value-type="float">
            <text:p>62315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1004" calcext:value-type="float">
            <text:p>521004</text:p>
          </table:table-cell>
          <table:table-cell office:value-type="float" office:value="485464" calcext:value-type="float">
            <text:p>485464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6077" calcext:value-type="float">
            <text:p>16077</text:p>
          </table:table-cell>
          <table:table-cell office:value-type="float" office:value="422256" calcext:value-type="float">
            <text:p>422256</text:p>
          </table:table-cell>
          <table:table-cell office:value-type="float" office:value="397716" calcext:value-type="float">
            <text:p>397716</text:p>
          </table:table-cell>
          <table:table-cell office:value-type="float" office:value="38604" calcext:value-type="float">
            <text:p>38604</text:p>
          </table:table-cell>
          <table:table-cell office:value-type="float" office:value="28972" calcext:value-type="float">
            <text:p>28972</text:p>
          </table:table-cell>
          <table:table-cell office:value-type="float" office:value="667708" calcext:value-type="float">
            <text:p>6677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68" calcext:value-type="float">
            <text:p>568</text:p>
          </table:table-cell>
          <table:table-cell office:value-type="float" office:value="208" calcext:value-type="float">
            <text:p>208</text:p>
          </table:table-cell>
          <table:table-cell office:value-type="float" office:value="38594" calcext:value-type="float">
            <text:p>38594</text:p>
          </table:table-cell>
          <table:table-cell office:value-type="float" office:value="7689" calcext:value-type="float">
            <text:p>7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5</text:p>
          </table:table-cell>
          <table:table-cell office:value-type="float" office:value="6180708" calcext:value-type="float">
            <text:p>61807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4389" calcext:value-type="float">
            <text:p>4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6</text:p>
          </table:table-cell>
          <table:table-cell office:value-type="float" office:value="6180708" calcext:value-type="float">
            <text:p>61807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7</text:p>
          </table:table-cell>
          <table:table-cell office:value-type="float" office:value="6218928" calcext:value-type="float">
            <text:p>62189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8</text:p>
          </table:table-cell>
          <table:table-cell office:value-type="float" office:value="6225996" calcext:value-type="float">
            <text:p>62259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49</text:p>
          </table:table-cell>
          <table:table-cell office:value-type="float" office:value="6218060" calcext:value-type="float">
            <text:p>62180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0</text:p>
          </table:table-cell>
          <table:table-cell office:value-type="float" office:value="6218256" calcext:value-type="float">
            <text:p>62182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1</text:p>
          </table:table-cell>
          <table:table-cell office:value-type="float" office:value="6227500" calcext:value-type="float">
            <text:p>62275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2</text:p>
          </table:table-cell>
          <table:table-cell office:value-type="float" office:value="6227696" calcext:value-type="float">
            <text:p>62276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69760" calcext:value-type="float">
            <text:p>569760</text:p>
          </table:table-cell>
          <table:table-cell office:value-type="float" office:value="534220" calcext:value-type="float">
            <text:p>5342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1" calcext:value-type="float">
            <text:p>12051</text:p>
          </table:table-cell>
          <table:table-cell office:value-type="float" office:value="472432" calcext:value-type="float">
            <text:p>472432</text:p>
          </table:table-cell>
          <table:table-cell office:value-type="float" office:value="445121" calcext:value-type="float">
            <text:p>445121</text:p>
          </table:table-cell>
          <table:table-cell office:value-type="float" office:value="43212" calcext:value-type="float">
            <text:p>43212</text:p>
          </table:table-cell>
          <table:table-cell office:value-type="float" office:value="32380" calcext:value-type="float">
            <text:p>3238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3</text:p>
          </table:table-cell>
          <table:table-cell office:value-type="float" office:value="6219068" calcext:value-type="float">
            <text:p>62190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8:54</text:p>
          </table:table-cell>
          <table:table-cell office:value-type="float" office:value="6219712" calcext:value-type="float">
            <text:p>62197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5</text:p>
          </table:table-cell>
          <table:table-cell office:value-type="float" office:value="6217456" calcext:value-type="float">
            <text:p>62174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6</text:p>
          </table:table-cell>
          <table:table-cell office:value-type="float" office:value="6198236" calcext:value-type="float">
            <text:p>61982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7</text:p>
          </table:table-cell>
          <table:table-cell office:value-type="float" office:value="6197988" calcext:value-type="float">
            <text:p>61979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8</text:p>
          </table:table-cell>
          <table:table-cell office:value-type="float" office:value="6197740" calcext:value-type="float">
            <text:p>61977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8:59</text:p>
          </table:table-cell>
          <table:table-cell office:value-type="float" office:value="6202576" calcext:value-type="float">
            <text:p>62025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0</text:p>
          </table:table-cell>
          <table:table-cell office:value-type="float" office:value="6210264" calcext:value-type="float">
            <text:p>62102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016" calcext:value-type="float">
            <text:p>570016</text:p>
          </table:table-cell>
          <table:table-cell office:value-type="float" office:value="534476" calcext:value-type="float">
            <text:p>5344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589" calcext:value-type="float">
            <text:p>10589</text:p>
          </table:table-cell>
          <table:table-cell office:value-type="float" office:value="472432" calcext:value-type="float">
            <text:p>472432</text:p>
          </table:table-cell>
          <table:table-cell office:value-type="float" office:value="358708" calcext:value-type="float">
            <text:p>358708</text:p>
          </table:table-cell>
          <table:table-cell office:value-type="float" office:value="43212" calcext:value-type="float">
            <text:p>43212</text:p>
          </table:table-cell>
          <table:table-cell office:value-type="float" office:value="26165" calcext:value-type="float">
            <text:p>2616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1</text:p>
          </table:table-cell>
          <table:table-cell office:value-type="float" office:value="6194080" calcext:value-type="float">
            <text:p>61940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9:02</text:p>
          </table:table-cell>
          <table:table-cell office:value-type="float" office:value="6194080" calcext:value-type="float">
            <text:p>61940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3</text:p>
          </table:table-cell>
          <table:table-cell office:value-type="float" office:value="6209580" calcext:value-type="float">
            <text:p>62095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4</text:p>
          </table:table-cell>
          <table:table-cell office:value-type="float" office:value="6210828" calcext:value-type="float">
            <text:p>62108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5</text:p>
          </table:table-cell>
          <table:table-cell office:value-type="float" office:value="6202028" calcext:value-type="float">
            <text:p>62020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6</text:p>
          </table:table-cell>
          <table:table-cell office:value-type="float" office:value="6202280" calcext:value-type="float">
            <text:p>6202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7</text:p>
          </table:table-cell>
          <table:table-cell office:value-type="float" office:value="6202792" calcext:value-type="float">
            <text:p>62027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8</text:p>
          </table:table-cell>
          <table:table-cell office:value-type="float" office:value="6210828" calcext:value-type="float">
            <text:p>62108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4228" calcext:value-type="float">
            <text:p>6564228</text:p>
          </table:table-cell>
          <table:table-cell office:value-type="float" office:value="570588" calcext:value-type="float">
            <text:p>570588</text:p>
          </table:table-cell>
          <table:table-cell office:value-type="float" office:value="535048" calcext:value-type="float">
            <text:p>53504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06" calcext:value-type="float">
            <text:p>9106</text:p>
          </table:table-cell>
          <table:table-cell office:value-type="float" office:value="472432" calcext:value-type="float">
            <text:p>472432</text:p>
          </table:table-cell>
          <table:table-cell office:value-type="float" office:value="272296" calcext:value-type="float">
            <text:p>272296</text:p>
          </table:table-cell>
          <table:table-cell office:value-type="float" office:value="43212" calcext:value-type="float">
            <text:p>43212</text:p>
          </table:table-cell>
          <table:table-cell office:value-type="float" office:value="19950" calcext:value-type="float">
            <text:p>19950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09</text:p>
          </table:table-cell>
          <table:table-cell office:value-type="float" office:value="6237760" calcext:value-type="float">
            <text:p>62377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9:10</text:p>
          </table:table-cell>
          <table:table-cell office:value-type="float" office:value="6237636" calcext:value-type="float">
            <text:p>62376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1</text:p>
          </table:table-cell>
          <table:table-cell office:value-type="float" office:value="6245676" calcext:value-type="float">
            <text:p>62456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2</text:p>
          </table:table-cell>
          <table:table-cell office:value-type="float" office:value="6254008" calcext:value-type="float">
            <text:p>62540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3</text:p>
          </table:table-cell>
          <table:table-cell office:value-type="float" office:value="6245704" calcext:value-type="float">
            <text:p>62457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4</text:p>
          </table:table-cell>
          <table:table-cell office:value-type="float" office:value="6245828" calcext:value-type="float">
            <text:p>62458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5</text:p>
          </table:table-cell>
          <table:table-cell office:value-type="float" office:value="6253764" calcext:value-type="float">
            <text:p>62537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6</text:p>
          </table:table-cell>
          <table:table-cell office:value-type="float" office:value="6253888" calcext:value-type="float">
            <text:p>62538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7</text:p>
          </table:table-cell>
          <table:table-cell office:value-type="float" office:value="6252920" calcext:value-type="float">
            <text:p>62529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8</text:p>
          </table:table-cell>
          <table:table-cell office:value-type="float" office:value="6252920" calcext:value-type="float">
            <text:p>62529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19</text:p>
          </table:table-cell>
          <table:table-cell office:value-type="float" office:value="6252920" calcext:value-type="float">
            <text:p>62529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0</text:p>
          </table:table-cell>
          <table:table-cell office:value-type="float" office:value="6252928" calcext:value-type="float">
            <text:p>62529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1</text:p>
          </table:table-cell>
          <table:table-cell office:value-type="float" office:value="6252928" calcext:value-type="float">
            <text:p>62529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2</text:p>
          </table:table-cell>
          <table:table-cell office:value-type="float" office:value="6269720" calcext:value-type="float">
            <text:p>62697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3</text:p>
          </table:table-cell>
          <table:table-cell office:value-type="float" office:value="6269720" calcext:value-type="float">
            <text:p>62697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4</text:p>
          </table:table-cell>
          <table:table-cell office:value-type="float" office:value="6269720" calcext:value-type="float">
            <text:p>62697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5</text:p>
          </table:table-cell>
          <table:table-cell office:value-type="float" office:value="6254012" calcext:value-type="float">
            <text:p>62540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6</text:p>
          </table:table-cell>
          <table:table-cell office:value-type="float" office:value="6253964" calcext:value-type="float">
            <text:p>62539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7</text:p>
          </table:table-cell>
          <table:table-cell office:value-type="float" office:value="6253964" calcext:value-type="float">
            <text:p>62539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8</text:p>
          </table:table-cell>
          <table:table-cell office:value-type="float" office:value="6253964" calcext:value-type="float">
            <text:p>62539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29</text:p>
          </table:table-cell>
          <table:table-cell office:value-type="float" office:value="6253468" calcext:value-type="float">
            <text:p>62534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0</text:p>
          </table:table-cell>
          <table:table-cell office:value-type="float" office:value="6253472" calcext:value-type="float">
            <text:p>62534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1</text:p>
          </table:table-cell>
          <table:table-cell office:value-type="float" office:value="6253668" calcext:value-type="float">
            <text:p>62536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2</text:p>
          </table:table-cell>
          <table:table-cell office:value-type="float" office:value="6253748" calcext:value-type="float">
            <text:p>62537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3</text:p>
          </table:table-cell>
          <table:table-cell office:value-type="float" office:value="6254252" calcext:value-type="float">
            <text:p>62542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4</text:p>
          </table:table-cell>
          <table:table-cell office:value-type="float" office:value="6254252" calcext:value-type="float">
            <text:p>62542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5</text:p>
          </table:table-cell>
          <table:table-cell office:value-type="float" office:value="6254376" calcext:value-type="float">
            <text:p>62543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6</text:p>
          </table:table-cell>
          <table:table-cell office:value-type="float" office:value="6253200" calcext:value-type="float">
            <text:p>62532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7</text:p>
          </table:table-cell>
          <table:table-cell office:value-type="float" office:value="6253268" calcext:value-type="float">
            <text:p>62532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8</text:p>
          </table:table-cell>
          <table:table-cell office:value-type="float" office:value="6253764" calcext:value-type="float">
            <text:p>62537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39</text:p>
          </table:table-cell>
          <table:table-cell office:value-type="float" office:value="6253764" calcext:value-type="float">
            <text:p>62537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0</text:p>
          </table:table-cell>
          <table:table-cell office:value-type="float" office:value="6253776" calcext:value-type="float">
            <text:p>62537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1</text:p>
          </table:table-cell>
          <table:table-cell office:value-type="float" office:value="6268776" calcext:value-type="float">
            <text:p>62687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2</text:p>
          </table:table-cell>
          <table:table-cell office:value-type="float" office:value="6270556" calcext:value-type="float">
            <text:p>62705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3</text:p>
          </table:table-cell>
          <table:table-cell office:value-type="float" office:value="6270556" calcext:value-type="float">
            <text:p>62705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4</text:p>
          </table:table-cell>
          <table:table-cell office:value-type="float" office:value="6254568" calcext:value-type="float">
            <text:p>62545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5</text:p>
          </table:table-cell>
          <table:table-cell office:value-type="float" office:value="6254568" calcext:value-type="float">
            <text:p>62545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6</text:p>
          </table:table-cell>
          <table:table-cell office:value-type="float" office:value="6254444" calcext:value-type="float">
            <text:p>62544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7</text:p>
          </table:table-cell>
          <table:table-cell office:value-type="float" office:value="6254540" calcext:value-type="float">
            <text:p>62545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8</text:p>
          </table:table-cell>
          <table:table-cell office:value-type="float" office:value="6254168" calcext:value-type="float">
            <text:p>62541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49</text:p>
          </table:table-cell>
          <table:table-cell office:value-type="float" office:value="6254044" calcext:value-type="float">
            <text:p>62540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0</text:p>
          </table:table-cell>
          <table:table-cell office:value-type="float" office:value="6254048" calcext:value-type="float">
            <text:p>62540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1</text:p>
          </table:table-cell>
          <table:table-cell office:value-type="float" office:value="6253804" calcext:value-type="float">
            <text:p>62538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2</text:p>
          </table:table-cell>
          <table:table-cell office:value-type="float" office:value="6253432" calcext:value-type="float">
            <text:p>62534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3</text:p>
          </table:table-cell>
          <table:table-cell office:value-type="float" office:value="6254176" calcext:value-type="float">
            <text:p>62541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4</text:p>
          </table:table-cell>
          <table:table-cell office:value-type="float" office:value="6254180" calcext:value-type="float">
            <text:p>62541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5</text:p>
          </table:table-cell>
          <table:table-cell office:value-type="float" office:value="6254180" calcext:value-type="float">
            <text:p>62541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6</text:p>
          </table:table-cell>
          <table:table-cell office:value-type="float" office:value="6254180" calcext:value-type="float">
            <text:p>62541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7</text:p>
          </table:table-cell>
          <table:table-cell office:value-type="float" office:value="6254060" calcext:value-type="float">
            <text:p>62540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8</text:p>
          </table:table-cell>
          <table:table-cell office:value-type="float" office:value="6254184" calcext:value-type="float">
            <text:p>62541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9:59</text:p>
          </table:table-cell>
          <table:table-cell office:value-type="float" office:value="6252572" calcext:value-type="float">
            <text:p>62525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0</text:p>
          </table:table-cell>
          <table:table-cell office:value-type="float" office:value="6252576" calcext:value-type="float">
            <text:p>62525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1</text:p>
          </table:table-cell>
          <table:table-cell office:value-type="float" office:value="6252576" calcext:value-type="float">
            <text:p>62525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2</text:p>
          </table:table-cell>
          <table:table-cell office:value-type="float" office:value="6252580" calcext:value-type="float">
            <text:p>62525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3</text:p>
          </table:table-cell>
          <table:table-cell office:value-type="float" office:value="6252456" calcext:value-type="float">
            <text:p>62524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4</text:p>
          </table:table-cell>
          <table:table-cell office:value-type="float" office:value="6269480" calcext:value-type="float">
            <text:p>62694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5</text:p>
          </table:table-cell>
          <table:table-cell office:value-type="float" office:value="6269484" calcext:value-type="float">
            <text:p>62694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6</text:p>
          </table:table-cell>
          <table:table-cell office:value-type="float" office:value="6269484" calcext:value-type="float">
            <text:p>62694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7</text:p>
          </table:table-cell>
          <table:table-cell office:value-type="float" office:value="6270352" calcext:value-type="float">
            <text:p>62703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8</text:p>
          </table:table-cell>
          <table:table-cell office:value-type="float" office:value="6270288" calcext:value-type="float">
            <text:p>62702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09</text:p>
          </table:table-cell>
          <table:table-cell office:value-type="float" office:value="6270172" calcext:value-type="float">
            <text:p>62701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0</text:p>
          </table:table-cell>
          <table:table-cell office:value-type="float" office:value="6270172" calcext:value-type="float">
            <text:p>62701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1</text:p>
          </table:table-cell>
          <table:table-cell office:value-type="float" office:value="6269924" calcext:value-type="float">
            <text:p>62699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2</text:p>
          </table:table-cell>
          <table:table-cell office:value-type="float" office:value="6269924" calcext:value-type="float">
            <text:p>62699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27116" calcext:value-type="float">
            <text:p>527116</text:p>
          </table:table-cell>
          <table:table-cell office:value-type="float" office:value="491576" calcext:value-type="float">
            <text:p>491576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684" calcext:value-type="float">
            <text:p>7684</text:p>
          </table:table-cell>
          <table:table-cell office:value-type="float" office:value="427376" calcext:value-type="float">
            <text:p>427376</text:p>
          </table:table-cell>
          <table:table-cell office:value-type="float" office:value="185883" calcext:value-type="float">
            <text:p>185883</text:p>
          </table:table-cell>
          <table:table-cell office:value-type="float" office:value="43212" calcext:value-type="float">
            <text:p>43212</text:p>
          </table:table-cell>
          <table:table-cell office:value-type="float" office:value="13735" calcext:value-type="float">
            <text:p>1373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3</text:p>
          </table:table-cell>
          <table:table-cell office:value-type="float" office:value="6252068" calcext:value-type="float">
            <text:p>62520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36608" calcext:value-type="float">
            <text:p>536608</text:p>
          </table:table-cell>
          <table:table-cell office:value-type="float" office:value="501068" calcext:value-type="float">
            <text:p>501068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5881" calcext:value-type="float">
            <text:p>15881</text:p>
          </table:table-cell>
          <table:table-cell office:value-type="float" office:value="427376" calcext:value-type="float">
            <text:p>427376</text:p>
          </table:table-cell>
          <table:table-cell office:value-type="float" office:value="203100" calcext:value-type="float">
            <text:p>203100</text:p>
          </table:table-cell>
          <table:table-cell office:value-type="float" office:value="43212" calcext:value-type="float">
            <text:p>43212</text:p>
          </table:table-cell>
          <table:table-cell office:value-type="float" office:value="14973" calcext:value-type="float">
            <text:p>14973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87" calcext:value-type="float">
            <text:p>387</text:p>
          </table:table-cell>
          <table:table-cell office:value-type="float" office:value="208" calcext:value-type="float">
            <text:p>208</text:p>
          </table:table-cell>
          <table:table-cell office:value-type="float" office:value="20577" calcext:value-type="float">
            <text:p>20577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4</text:p>
          </table:table-cell>
          <table:table-cell office:value-type="float" office:value="6246380" calcext:value-type="float">
            <text:p>62463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42152" calcext:value-type="float">
            <text:p>542152</text:p>
          </table:table-cell>
          <table:table-cell office:value-type="float" office:value="506612" calcext:value-type="float">
            <text:p>506612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196" calcext:value-type="float">
            <text:p>11196</text:p>
          </table:table-cell>
          <table:table-cell office:value-type="float" office:value="427376" calcext:value-type="float">
            <text:p>427376</text:p>
          </table:table-cell>
          <table:table-cell office:value-type="float" office:value="295209" calcext:value-type="float">
            <text:p>295209</text:p>
          </table:table-cell>
          <table:table-cell office:value-type="float" office:value="43212" calcext:value-type="float">
            <text:p>43212</text:p>
          </table:table-cell>
          <table:table-cell office:value-type="float" office:value="21599" calcext:value-type="float">
            <text:p>21599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73" calcext:value-type="float">
            <text:p>473</text:p>
          </table:table-cell>
          <table:table-cell office:value-type="float" office:value="208" calcext:value-type="float">
            <text:p>208</text:p>
          </table:table-cell>
          <table:table-cell office:value-type="float" office:value="29104" calcext:value-type="float">
            <text:p>29104</text:p>
          </table:table-cell>
          <table:table-cell office:value-type="float" office:value="8527" calcext:value-type="float">
            <text:p>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5</text:p>
          </table:table-cell>
          <table:table-cell office:value-type="float" office:value="6241932" calcext:value-type="float">
            <text:p>62419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9172" calcext:value-type="float">
            <text:p>6519172</text:p>
          </table:table-cell>
          <table:table-cell office:value-type="float" office:value="547168" calcext:value-type="float">
            <text:p>547168</text:p>
          </table:table-cell>
          <table:table-cell office:value-type="float" office:value="511628" calcext:value-type="float">
            <text:p>511628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2604" calcext:value-type="float">
            <text:p>12604</text:p>
          </table:table-cell>
          <table:table-cell office:value-type="float" office:value="427376" calcext:value-type="float">
            <text:p>427376</text:p>
          </table:table-cell>
          <table:table-cell office:value-type="float" office:value="387055" calcext:value-type="float">
            <text:p>387055</text:p>
          </table:table-cell>
          <table:table-cell office:value-type="float" office:value="43212" calcext:value-type="float">
            <text:p>43212</text:p>
          </table:table-cell>
          <table:table-cell office:value-type="float" office:value="28205" calcext:value-type="float">
            <text:p>28205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58" calcext:value-type="float">
            <text:p>558</text:p>
          </table:table-cell>
          <table:table-cell office:value-type="float" office:value="208" calcext:value-type="float">
            <text:p>208</text:p>
          </table:table-cell>
          <table:table-cell office:value-type="float" office:value="37607" calcext:value-type="float">
            <text:p>37607</text:p>
          </table:table-cell>
          <table:table-cell office:value-type="float" office:value="8503" calcext:value-type="float">
            <text:p>8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6</text:p>
          </table:table-cell>
          <table:table-cell office:value-type="float" office:value="6173236" calcext:value-type="float">
            <text:p>61732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4948" calcext:value-type="float">
            <text:p>6594948</text:p>
          </table:table-cell>
          <table:table-cell office:value-type="float" office:value="623736" calcext:value-type="float">
            <text:p>623736</text:p>
          </table:table-cell>
          <table:table-cell office:value-type="float" office:value="588196" calcext:value-type="float">
            <text:p>588196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8224" calcext:value-type="float">
            <text:p>18224</text:p>
          </table:table-cell>
          <table:table-cell office:value-type="float" office:value="505072" calcext:value-type="float">
            <text:p>505072</text:p>
          </table:table-cell>
          <table:table-cell office:value-type="float" office:value="476042" calcext:value-type="float">
            <text:p>476042</text:p>
          </table:table-cell>
          <table:table-cell office:value-type="float" office:value="46156" calcext:value-type="float">
            <text:p>46156</text:p>
          </table:table-cell>
          <table:table-cell office:value-type="float" office:value="34604" calcext:value-type="float">
            <text:p>34604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40" calcext:value-type="float">
            <text:p>640</text:p>
          </table:table-cell>
          <table:table-cell office:value-type="float" office:value="208" calcext:value-type="float">
            <text:p>208</text:p>
          </table:table-cell>
          <table:table-cell office:value-type="float" office:value="45846" calcext:value-type="float">
            <text:p>45846</text:p>
          </table:table-cell>
          <table:table-cell office:value-type="float" office:value="8239" calcext:value-type="float">
            <text:p>8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7</text:p>
          </table:table-cell>
          <table:table-cell office:value-type="float" office:value="6084204" calcext:value-type="float">
            <text:p>60842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8916" calcext:value-type="float">
            <text:p>6678916</text:p>
          </table:table-cell>
          <table:table-cell office:value-type="float" office:value="713212" calcext:value-type="float">
            <text:p>713212</text:p>
          </table:table-cell>
          <table:table-cell office:value-type="float" office:value="677672" calcext:value-type="float">
            <text:p>677672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7426" calcext:value-type="float">
            <text:p>17426</text:p>
          </table:table-cell>
          <table:table-cell office:value-type="float" office:value="598896" calcext:value-type="float">
            <text:p>598896</text:p>
          </table:table-cell>
          <table:table-cell office:value-type="float" office:value="564528" calcext:value-type="float">
            <text:p>564528</text:p>
          </table:table-cell>
          <table:table-cell office:value-type="float" office:value="54732" calcext:value-type="float">
            <text:p>54732</text:p>
          </table:table-cell>
          <table:table-cell office:value-type="float" office:value="40968" calcext:value-type="float">
            <text:p>40968</text:p>
          </table:table-cell>
          <table:table-cell office:value-type="float" office:value="787388" calcext:value-type="float">
            <text:p>787388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22" calcext:value-type="float">
            <text:p>722</text:p>
          </table:table-cell>
          <table:table-cell office:value-type="float" office:value="208" calcext:value-type="float">
            <text:p>208</text:p>
          </table:table-cell>
          <table:table-cell office:value-type="float" office:value="54038" calcext:value-type="float">
            <text:p>54038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8</text:p>
          </table:table-cell>
          <table:table-cell office:value-type="float" office:value="6021212" calcext:value-type="float">
            <text:p>60212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19</text:p>
          </table:table-cell>
          <table:table-cell office:value-type="float" office:value="6021088" calcext:value-type="float">
            <text:p>60210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0</text:p>
          </table:table-cell>
          <table:table-cell office:value-type="float" office:value="6021088" calcext:value-type="float">
            <text:p>60210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1</text:p>
          </table:table-cell>
          <table:table-cell office:value-type="float" office:value="6028116" calcext:value-type="float">
            <text:p>60281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2</text:p>
          </table:table-cell>
          <table:table-cell office:value-type="float" office:value="6020228" calcext:value-type="float">
            <text:p>60202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3</text:p>
          </table:table-cell>
          <table:table-cell office:value-type="float" office:value="6020228" calcext:value-type="float">
            <text:p>60202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4</text:p>
          </table:table-cell>
          <table:table-cell office:value-type="float" office:value="6027924" calcext:value-type="float">
            <text:p>60279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5</text:p>
          </table:table-cell>
          <table:table-cell office:value-type="float" office:value="6028040" calcext:value-type="float">
            <text:p>60280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4766" calcext:value-type="float">
            <text:p>14766</text:p>
          </table:table-cell>
          <table:table-cell office:value-type="float" office:value="655472" calcext:value-type="float">
            <text:p>655472</text:p>
          </table:table-cell>
          <table:table-cell office:value-type="float" office:value="617951" calcext:value-type="float">
            <text:p>617951</text:p>
          </table:table-cell>
          <table:table-cell office:value-type="float" office:value="59852" calcext:value-type="float">
            <text:p>59852</text:p>
          </table:table-cell>
          <table:table-cell office:value-type="float" office:value="44810" calcext:value-type="float">
            <text:p>4481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6</text:p>
          </table:table-cell>
          <table:table-cell office:value-type="float" office:value="6011548" calcext:value-type="float">
            <text:p>60115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30:27</text:p>
          </table:table-cell>
          <table:table-cell office:value-type="float" office:value="6011548" calcext:value-type="float">
            <text:p>60115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8</text:p>
          </table:table-cell>
          <table:table-cell office:value-type="float" office:value="6019236" calcext:value-type="float">
            <text:p>60192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29</text:p>
          </table:table-cell>
          <table:table-cell office:value-type="float" office:value="6027172" calcext:value-type="float">
            <text:p>60271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0</text:p>
          </table:table-cell>
          <table:table-cell office:value-type="float" office:value="6019732" calcext:value-type="float">
            <text:p>60197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1</text:p>
          </table:table-cell>
          <table:table-cell office:value-type="float" office:value="6019732" calcext:value-type="float">
            <text:p>60197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2</text:p>
          </table:table-cell>
          <table:table-cell office:value-type="float" office:value="6026300" calcext:value-type="float">
            <text:p>60263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3</text:p>
          </table:table-cell>
          <table:table-cell office:value-type="float" office:value="6026440" calcext:value-type="float">
            <text:p>60264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116" calcext:value-type="float">
            <text:p>6730116</text:p>
          </table:table-cell>
          <table:table-cell office:value-type="float" office:value="767724" calcext:value-type="float">
            <text:p>767724</text:p>
          </table:table-cell>
          <table:table-cell office:value-type="float" office:value="732184" calcext:value-type="float">
            <text:p>73218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3364" calcext:value-type="float">
            <text:p>13364</text:p>
          </table:table-cell>
          <table:table-cell office:value-type="float" office:value="655472" calcext:value-type="float">
            <text:p>655472</text:p>
          </table:table-cell>
          <table:table-cell office:value-type="float" office:value="531538" calcext:value-type="float">
            <text:p>531538</text:p>
          </table:table-cell>
          <table:table-cell office:value-type="float" office:value="59852" calcext:value-type="float">
            <text:p>59852</text:p>
          </table:table-cell>
          <table:table-cell office:value-type="float" office:value="38595" calcext:value-type="float">
            <text:p>3859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4</text:p>
          </table:table-cell>
          <table:table-cell office:value-type="float" office:value="6012428" calcext:value-type="float">
            <text:p>6012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30:35</text:p>
          </table:table-cell>
          <table:table-cell office:value-type="float" office:value="6012428" calcext:value-type="float">
            <text:p>6012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6</text:p>
          </table:table-cell>
          <table:table-cell office:value-type="float" office:value="6020736" calcext:value-type="float">
            <text:p>60207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7</text:p>
          </table:table-cell>
          <table:table-cell office:value-type="float" office:value="6028796" calcext:value-type="float">
            <text:p>60287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8</text:p>
          </table:table-cell>
          <table:table-cell office:value-type="float" office:value="6020488" calcext:value-type="float">
            <text:p>60204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39</text:p>
          </table:table-cell>
          <table:table-cell office:value-type="float" office:value="6020456" calcext:value-type="float">
            <text:p>60204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0</text:p>
          </table:table-cell>
          <table:table-cell office:value-type="float" office:value="6020456" calcext:value-type="float">
            <text:p>60204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1</text:p>
          </table:table-cell>
          <table:table-cell office:value-type="float" office:value="6028644" calcext:value-type="float">
            <text:p>60286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068" calcext:value-type="float">
            <text:p>6728068</text:p>
          </table:table-cell>
          <table:table-cell office:value-type="float" office:value="765772" calcext:value-type="float">
            <text:p>765772</text:p>
          </table:table-cell>
          <table:table-cell office:value-type="float" office:value="730232" calcext:value-type="float">
            <text:p>730232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1962" calcext:value-type="float">
            <text:p>11962</text:p>
          </table:table-cell>
          <table:table-cell office:value-type="float" office:value="653424" calcext:value-type="float">
            <text:p>6534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59852" calcext:value-type="float">
            <text:p>59852</text:p>
          </table:table-cell>
          <table:table-cell office:value-type="float" office:value="32380" calcext:value-type="float">
            <text:p>32380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2</text:p>
          </table:table-cell>
          <table:table-cell office:value-type="float" office:value="6032492" calcext:value-type="float">
            <text:p>60324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30:43</text:p>
          </table:table-cell>
          <table:table-cell office:value-type="float" office:value="6033492" calcext:value-type="float">
            <text:p>60334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4</text:p>
          </table:table-cell>
          <table:table-cell office:value-type="float" office:value="6041800" calcext:value-type="float">
            <text:p>60418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5</text:p>
          </table:table-cell>
          <table:table-cell office:value-type="float" office:value="6050108" calcext:value-type="float">
            <text:p>60501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6</text:p>
          </table:table-cell>
          <table:table-cell office:value-type="float" office:value="6044404" calcext:value-type="float">
            <text:p>60444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7</text:p>
          </table:table-cell>
          <table:table-cell office:value-type="float" office:value="6044404" calcext:value-type="float">
            <text:p>60444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8</text:p>
          </table:table-cell>
          <table:table-cell office:value-type="float" office:value="6044404" calcext:value-type="float">
            <text:p>60444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49</text:p>
          </table:table-cell>
          <table:table-cell office:value-type="float" office:value="6052092" calcext:value-type="float">
            <text:p>60520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3492" calcext:value-type="float">
            <text:p>6703492</text:p>
          </table:table-cell>
          <table:table-cell office:value-type="float" office:value="742060" calcext:value-type="float">
            <text:p>742060</text:p>
          </table:table-cell>
          <table:table-cell office:value-type="float" office:value="706520" calcext:value-type="float">
            <text:p>706520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10581" calcext:value-type="float">
            <text:p>10581</text:p>
          </table:table-cell>
          <table:table-cell office:value-type="float" office:value="628848" calcext:value-type="float">
            <text:p>628848</text:p>
          </table:table-cell>
          <table:table-cell office:value-type="float" office:value="358712" calcext:value-type="float">
            <text:p>358712</text:p>
          </table:table-cell>
          <table:table-cell office:value-type="float" office:value="59852" calcext:value-type="float">
            <text:p>59852</text:p>
          </table:table-cell>
          <table:table-cell office:value-type="float" office:value="26165" calcext:value-type="float">
            <text:p>2616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0</text:p>
          </table:table-cell>
          <table:table-cell office:value-type="float" office:value="6087360" calcext:value-type="float">
            <text:p>60873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413" calcext:value-type="float">
            <text:p>7413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4 15:30:51</text:p>
          </table:table-cell>
          <table:table-cell office:value-type="float" office:value="6079620" calcext:value-type="float">
            <text:p>60796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2</text:p>
          </table:table-cell>
          <table:table-cell office:value-type="float" office:value="6080324" calcext:value-type="float">
            <text:p>60803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3</text:p>
          </table:table-cell>
          <table:table-cell office:value-type="float" office:value="6096380" calcext:value-type="float">
            <text:p>60963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4</text:p>
          </table:table-cell>
          <table:table-cell office:value-type="float" office:value="6096380" calcext:value-type="float">
            <text:p>60963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5</text:p>
          </table:table-cell>
          <table:table-cell office:value-type="float" office:value="6088368" calcext:value-type="float">
            <text:p>60883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6</text:p>
          </table:table-cell>
          <table:table-cell office:value-type="float" office:value="6080940" calcext:value-type="float">
            <text:p>60809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7</text:p>
          </table:table-cell>
          <table:table-cell office:value-type="float" office:value="6080264" calcext:value-type="float">
            <text:p>60802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8</text:p>
          </table:table-cell>
          <table:table-cell office:value-type="float" office:value="6080264" calcext:value-type="float">
            <text:p>60802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8436" calcext:value-type="float">
            <text:p>6658436</text:p>
          </table:table-cell>
          <table:table-cell office:value-type="float" office:value="698284" calcext:value-type="float">
            <text:p>698284</text:p>
          </table:table-cell>
          <table:table-cell office:value-type="float" office:value="662744" calcext:value-type="float">
            <text:p>662744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778" calcext:value-type="float">
            <text:p>7778</text:p>
          </table:table-cell>
          <table:table-cell office:value-type="float" office:value="583792" calcext:value-type="float">
            <text:p>583792</text:p>
          </table:table-cell>
          <table:table-cell office:value-type="float" office:value="185886" calcext:value-type="float">
            <text:p>185886</text:p>
          </table:table-cell>
          <table:table-cell office:value-type="float" office:value="59852" calcext:value-type="float">
            <text:p>59852</text:p>
          </table:table-cell>
          <table:table-cell office:value-type="float" office:value="13735" calcext:value-type="float">
            <text:p>13735</text:p>
          </table:table-cell>
          <table:table-cell office:value-type="float" office:value="1092456" calcext:value-type="float">
            <text:p>10924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0:59</text:p>
          </table:table-cell>
          <table:table-cell office:value-type="float" office:value="6575644" calcext:value-type="float">
            <text:p>65756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0532" calcext:value-type="float">
            <text:p>6150532</text:p>
          </table:table-cell>
          <table:table-cell office:value-type="float" office:value="186828" calcext:value-type="float">
            <text:p>186828</text:p>
          </table:table-cell>
          <table:table-cell office:value-type="float" office:value="151288" calcext:value-type="float">
            <text:p>151288</text:p>
          </table:table-cell>
          <table:table-cell office:value-type="float" office:value="35540" calcext:value-type="float">
            <text:p>3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87" calcext:value-type="float">
            <text:p>4787</text:p>
          </table:table-cell>
          <table:table-cell office:value-type="float" office:value="75980" calcext:value-type="float">
            <text:p>75980</text:p>
          </table:table-cell>
          <table:table-cell office:value-type="float" office:value="13060" calcext:value-type="float">
            <text:p>13060</text:p>
          </table:table-cell>
          <table:table-cell office:value-type="float" office:value="59852" calcext:value-type="float">
            <text:p>59852</text:p>
          </table:table-cell>
          <table:table-cell office:value-type="float" office:value="1305" calcext:value-type="float">
            <text:p>1305</text:p>
          </table:table-cell>
          <table:table-cell office:value-type="float" office:value="1008540" calcext:value-type="float">
            <text:p>100854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4 15:31:00</text:p>
          </table:table-cell>
          <table:table-cell office:value-type="float" office:value="6575520" calcext:value-type="float">
            <text:p>65755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0532" calcext:value-type="float">
            <text:p>6150532</text:p>
          </table:table-cell>
          <table:table-cell office:value-type="float" office:value="186828" calcext:value-type="float">
            <text:p>186828</text:p>
          </table:table-cell>
          <table:table-cell office:value-type="float" office:value="151288" calcext:value-type="float">
            <text:p>15128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87" calcext:value-type="float">
            <text:p>4787</text:p>
          </table:table-cell>
          <table:table-cell office:value-type="float" office:value="75980" calcext:value-type="float">
            <text:p>75980</text:p>
          </table:table-cell>
          <table:table-cell office:value-type="float" office:value="13060" calcext:value-type="float">
            <text:p>13060</text:p>
          </table:table-cell>
          <table:table-cell office:value-type="float" office:value="59852" calcext:value-type="float">
            <text:p>59852</text:p>
          </table:table-cell>
          <table:table-cell office:value-type="float" office:value="1305" calcext:value-type="float">
            <text:p>1305</text:p>
          </table:table-cell>
          <table:table-cell office:value-type="float" office:value="1008540" calcext:value-type="float">
            <text:p>100854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31:01</text:p>
          </table:table-cell>
          <table:table-cell office:value-type="float" office:value="6591540" calcext:value-type="float">
            <text:p>65915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0532" calcext:value-type="float">
            <text:p>6150532</text:p>
          </table:table-cell>
          <table:table-cell office:value-type="float" office:value="186828" calcext:value-type="float">
            <text:p>186828</text:p>
          </table:table-cell>
          <table:table-cell office:value-type="float" office:value="151288" calcext:value-type="float">
            <text:p>151288</text:p>
          </table:table-cell>
          <table:table-cell office:value-type="float" office:value="35540" calcext:value-type="float">
            <text:p>35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87" calcext:value-type="float">
            <text:p>4787</text:p>
          </table:table-cell>
          <table:table-cell office:value-type="float" office:value="75980" calcext:value-type="float">
            <text:p>75980</text:p>
          </table:table-cell>
          <table:table-cell office:value-type="float" office:value="13060" calcext:value-type="float">
            <text:p>13060</text:p>
          </table:table-cell>
          <table:table-cell office:value-type="float" office:value="59852" calcext:value-type="float">
            <text:p>59852</text:p>
          </table:table-cell>
          <table:table-cell office:value-type="float" office:value="1305" calcext:value-type="float">
            <text:p>1305</text:p>
          </table:table-cell>
          <table:table-cell office:value-type="float" office:value="1008540" calcext:value-type="float">
            <text:p>100854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4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defa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4 15:23:16</text:p>
          </table:table-cell>
          <table:table-cell office:value-type="float" office:value="6755784" calcext:value-type="float">
            <text:p>675578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682528" calcext:value-type="float">
            <text:p>5682528</text:p>
          </table:table-cell>
          <table:table-cell office:value-type="float" office:value="33204" calcext:value-type="float">
            <text:p>33204</text:p>
          </table:table-cell>
          <table:table-cell office:value-type="float" office:value="9260" calcext:value-type="float">
            <text:p>9260</text:p>
          </table:table-cell>
          <table:table-cell office:value-type="float" office:value="23944" calcext:value-type="float">
            <text:p>23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4 15:23:17</text:p>
          </table:table-cell>
          <table:table-cell office:value-type="float" office:value="6674856" calcext:value-type="float">
            <text:p>66748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25876" calcext:value-type="float">
            <text:p>125876</text:p>
          </table:table-cell>
          <table:table-cell office:value-type="float" office:value="89556" calcext:value-type="float">
            <text:p>8955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10925" calcext:value-type="float">
            <text:p>10925</text:p>
          </table:table-cell>
          <table:table-cell office:value-type="float" office:value="12096" calcext:value-type="float">
            <text:p>12096</text:p>
          </table:table-cell>
          <table:table-cell office:value-type="float" office:value="12050" calcext:value-type="float">
            <text:p>12050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1248" calcext:value-type="float">
            <text:p>21248</text:p>
          </table:table-cell>
          <table:table-cell office:value-type="float" office:value="9344" calcext:value-type="float">
            <text:p>93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18</text:p>
          </table:table-cell>
          <table:table-cell office:value-type="float" office:value="6561520" calcext:value-type="float">
            <text:p>65615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241496" calcext:value-type="float">
            <text:p>241496</text:p>
          </table:table-cell>
          <table:table-cell office:value-type="float" office:value="205176" calcext:value-type="float">
            <text:p>20517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96973" calcext:value-type="float">
            <text:p>96973</text:p>
          </table:table-cell>
          <table:table-cell office:value-type="float" office:value="13056" calcext:value-type="float">
            <text:p>13056</text:p>
          </table:table-cell>
          <table:table-cell office:value-type="float" office:value="13018" calcext:value-type="float">
            <text:p>13018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1248" calcext:value-type="float">
            <text:p>21248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19</text:p>
          </table:table-cell>
          <table:table-cell office:value-type="float" office:value="6656808" calcext:value-type="float">
            <text:p>66568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0916" calcext:value-type="float">
            <text:p>130916</text:p>
          </table:table-cell>
          <table:table-cell office:value-type="float" office:value="94532" calcext:value-type="float">
            <text:p>94532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56" calcext:value-type="float">
            <text:p>13356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2336" calcext:value-type="float">
            <text:p>223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0</text:p>
          </table:table-cell>
          <table:table-cell office:value-type="float" office:value="6656876" calcext:value-type="float">
            <text:p>66568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0916" calcext:value-type="float">
            <text:p>130916</text:p>
          </table:table-cell>
          <table:table-cell office:value-type="float" office:value="94532" calcext:value-type="float">
            <text:p>94532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56" calcext:value-type="float">
            <text:p>13356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2336" calcext:value-type="float">
            <text:p>223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1</text:p>
          </table:table-cell>
          <table:table-cell office:value-type="float" office:value="6656876" calcext:value-type="float">
            <text:p>66568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0916" calcext:value-type="float">
            <text:p>130916</text:p>
          </table:table-cell>
          <table:table-cell office:value-type="float" office:value="94532" calcext:value-type="float">
            <text:p>94532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56" calcext:value-type="float">
            <text:p>13356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2336" calcext:value-type="float">
            <text:p>223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2</text:p>
          </table:table-cell>
          <table:table-cell office:value-type="float" office:value="6686760" calcext:value-type="float">
            <text:p>66867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16860" calcext:value-type="float">
            <text:p>116860</text:p>
          </table:table-cell>
          <table:table-cell office:value-type="float" office:value="80476" calcext:value-type="float">
            <text:p>804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35" calcext:value-type="float">
            <text:p>4435</text:p>
          </table:table-cell>
          <table:table-cell office:value-type="float" office:value="13376" calcext:value-type="float">
            <text:p>13376</text:p>
          </table:table-cell>
          <table:table-cell office:value-type="float" office:value="13356" calcext:value-type="float">
            <text:p>13356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22336" calcext:value-type="float">
            <text:p>223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3</text:p>
          </table:table-cell>
          <table:table-cell office:value-type="float" office:value="6676840" calcext:value-type="float">
            <text:p>66768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19352" calcext:value-type="float">
            <text:p>119352</text:p>
          </table:table-cell>
          <table:table-cell office:value-type="float" office:value="82968" calcext:value-type="float">
            <text:p>8296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5032" calcext:value-type="float">
            <text:p>5032</text:p>
          </table:table-cell>
          <table:table-cell office:value-type="float" office:value="14720" calcext:value-type="float">
            <text:p>14720</text:p>
          </table:table-cell>
          <table:table-cell office:value-type="float" office:value="14703" calcext:value-type="float">
            <text:p>14703</text:p>
          </table:table-cell>
          <table:table-cell office:value-type="float" office:value="1536" calcext:value-type="float">
            <text:p>1536</text:p>
          </table:table-cell>
          <table:table-cell office:value-type="float" office:value="1443" calcext:value-type="float">
            <text:p>1443</text:p>
          </table:table-cell>
          <table:table-cell office:value-type="float" office:value="22336" calcext:value-type="float">
            <text:p>22336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3108" calcext:value-type="float">
            <text:p>310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4</text:p>
          </table:table-cell>
          <table:table-cell office:value-type="float" office:value="6582352" calcext:value-type="float">
            <text:p>65823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8580" calcext:value-type="float">
            <text:p>6308580</text:p>
          </table:table-cell>
          <table:table-cell office:value-type="float" office:value="214820" calcext:value-type="float">
            <text:p>214820</text:p>
          </table:table-cell>
          <table:table-cell office:value-type="float" office:value="178436" calcext:value-type="float">
            <text:p>17843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8126" calcext:value-type="float">
            <text:p>8126</text:p>
          </table:table-cell>
          <table:table-cell office:value-type="float" office:value="101120" calcext:value-type="float">
            <text:p>101120</text:p>
          </table:table-cell>
          <table:table-cell office:value-type="float" office:value="97910" calcext:value-type="float">
            <text:p>97910</text:p>
          </table:table-cell>
          <table:table-cell office:value-type="float" office:value="8192" calcext:value-type="float">
            <text:p>8192</text:p>
          </table:table-cell>
          <table:table-cell office:value-type="float" office:value="7361" calcext:value-type="float">
            <text:p>7361</text:p>
          </table:table-cell>
          <table:table-cell office:value-type="float" office:value="134016" calcext:value-type="float">
            <text:p>134016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891" calcext:value-type="float">
            <text:p>10891</text:p>
          </table:table-cell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5</text:p>
          </table:table-cell>
          <table:table-cell office:value-type="float" office:value="6497864" calcext:value-type="float">
            <text:p>64978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0500" calcext:value-type="float">
            <text:p>6390500</text:p>
          </table:table-cell>
          <table:table-cell office:value-type="float" office:value="306932" calcext:value-type="float">
            <text:p>306932</text:p>
          </table:table-cell>
          <table:table-cell office:value-type="float" office:value="270548" calcext:value-type="float">
            <text:p>27054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2773" calcext:value-type="float">
            <text:p>12773</text:p>
          </table:table-cell>
          <table:table-cell office:value-type="float" office:value="193984" calcext:value-type="float">
            <text:p>193984</text:p>
          </table:table-cell>
          <table:table-cell office:value-type="float" office:value="187400" calcext:value-type="float">
            <text:p>187400</text:p>
          </table:table-cell>
          <table:table-cell office:value-type="float" office:value="15360" calcext:value-type="float">
            <text:p>15360</text:p>
          </table:table-cell>
          <table:table-cell office:value-type="float" office:value="13726" calcext:value-type="float">
            <text:p>13726</text:p>
          </table:table-cell>
          <table:table-cell office:value-type="float" office:value="249600" calcext:value-type="float">
            <text:p>2496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4" calcext:value-type="float">
            <text:p>374</text:p>
          </table:table-cell>
          <table:table-cell office:value-type="float" office:value="208" calcext:value-type="float">
            <text:p>208</text:p>
          </table:table-cell>
          <table:table-cell office:value-type="float" office:value="19261" calcext:value-type="float">
            <text:p>19261</text:p>
          </table:table-cell>
          <table:table-cell office:value-type="float" office:value="8370" calcext:value-type="float">
            <text:p>8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6</text:p>
          </table:table-cell>
          <table:table-cell office:value-type="float" office:value="6405776" calcext:value-type="float">
            <text:p>64057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0612" calcext:value-type="float">
            <text:p>6480612</text:p>
          </table:table-cell>
          <table:table-cell office:value-type="float" office:value="399420" calcext:value-type="float">
            <text:p>399420</text:p>
          </table:table-cell>
          <table:table-cell office:value-type="float" office:value="363036" calcext:value-type="float">
            <text:p>36303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4628" calcext:value-type="float">
            <text:p>14628</text:p>
          </table:table-cell>
          <table:table-cell office:value-type="float" office:value="286336" calcext:value-type="float">
            <text:p>286336</text:p>
          </table:table-cell>
          <table:table-cell office:value-type="float" office:value="276407" calcext:value-type="float">
            <text:p>276407</text:p>
          </table:table-cell>
          <table:table-cell office:value-type="float" office:value="22464" calcext:value-type="float">
            <text:p>22464</text:p>
          </table:table-cell>
          <table:table-cell office:value-type="float" office:value="20057" calcext:value-type="float">
            <text:p>20057</text:p>
          </table:table-cell>
          <table:table-cell office:value-type="float" office:value="438976" calcext:value-type="float">
            <text:p>438976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8" calcext:value-type="float">
            <text:p>458</text:p>
          </table:table-cell>
          <table:table-cell office:value-type="float" office:value="208" calcext:value-type="float">
            <text:p>208</text:p>
          </table:table-cell>
          <table:table-cell office:value-type="float" office:value="27587" calcext:value-type="float">
            <text:p>27587</text:p>
          </table:table-cell>
          <table:table-cell office:value-type="float" office:value="8326" calcext:value-type="float">
            <text:p>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7</text:p>
          </table:table-cell>
          <table:table-cell office:value-type="float" office:value="6278428" calcext:value-type="float">
            <text:p>6278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2532" calcext:value-type="float">
            <text:p>6562532</text:p>
          </table:table-cell>
          <table:table-cell office:value-type="float" office:value="526472" calcext:value-type="float">
            <text:p>526472</text:p>
          </table:table-cell>
          <table:table-cell office:value-type="float" office:value="490088" calcext:value-type="float">
            <text:p>49008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5472" calcext:value-type="float">
            <text:p>105472</text:p>
          </table:table-cell>
          <table:table-cell office:value-type="float" office:value="47286" calcext:value-type="float">
            <text:p>47286</text:p>
          </table:table-cell>
          <table:table-cell office:value-type="float" office:value="375744" calcext:value-type="float">
            <text:p>375744</text:p>
          </table:table-cell>
          <table:table-cell office:value-type="float" office:value="362645" calcext:value-type="float">
            <text:p>362645</text:p>
          </table:table-cell>
          <table:table-cell office:value-type="float" office:value="29312" calcext:value-type="float">
            <text:p>29312</text:p>
          </table:table-cell>
          <table:table-cell office:value-type="float" office:value="26191" calcext:value-type="float">
            <text:p>26191</text:p>
          </table:table-cell>
          <table:table-cell office:value-type="float" office:value="481216" calcext:value-type="float">
            <text:p>48121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8" calcext:value-type="float">
            <text:p>538</text:p>
          </table:table-cell>
          <table:table-cell office:value-type="float" office:value="208" calcext:value-type="float">
            <text:p>208</text:p>
          </table:table-cell>
          <table:table-cell office:value-type="float" office:value="35654" calcext:value-type="float">
            <text:p>35654</text:p>
          </table:table-cell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8</text:p>
          </table:table-cell>
          <table:table-cell office:value-type="float" office:value="6223872" calcext:value-type="float">
            <text:p>62238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29</text:p>
          </table:table-cell>
          <table:table-cell office:value-type="float" office:value="6223872" calcext:value-type="float">
            <text:p>62238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0</text:p>
          </table:table-cell>
          <table:table-cell office:value-type="float" office:value="6231560" calcext:value-type="float">
            <text:p>62315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1</text:p>
          </table:table-cell>
          <table:table-cell office:value-type="float" office:value="6203880" calcext:value-type="float">
            <text:p>62038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2</text:p>
          </table:table-cell>
          <table:table-cell office:value-type="float" office:value="6195700" calcext:value-type="float">
            <text:p>61957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3</text:p>
          </table:table-cell>
          <table:table-cell office:value-type="float" office:value="6195576" calcext:value-type="float">
            <text:p>61955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4</text:p>
          </table:table-cell>
          <table:table-cell office:value-type="float" office:value="6195576" calcext:value-type="float">
            <text:p>61955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5</text:p>
          </table:table-cell>
          <table:table-cell office:value-type="float" office:value="6203016" calcext:value-type="float">
            <text:p>6203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72328" calcext:value-type="float">
            <text:p>572328</text:p>
          </table:table-cell>
          <table:table-cell office:value-type="float" office:value="535944" calcext:value-type="float">
            <text:p>535944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7088" calcext:value-type="float">
            <text:p>457088</text:p>
          </table:table-cell>
          <table:table-cell office:value-type="float" office:value="440994" calcext:value-type="float">
            <text:p>440994</text:p>
          </table:table-cell>
          <table:table-cell office:value-type="float" office:value="35584" calcext:value-type="float">
            <text:p>35584</text:p>
          </table:table-cell>
          <table:table-cell office:value-type="float" office:value="31764" calcext:value-type="float">
            <text:p>31764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6</text:p>
          </table:table-cell>
          <table:table-cell office:value-type="float" office:value="6279372" calcext:value-type="float">
            <text:p>62793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172" calcext:value-type="float">
            <text:p>10172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3:37</text:p>
          </table:table-cell>
          <table:table-cell office:value-type="float" office:value="6278784" calcext:value-type="float">
            <text:p>62787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8</text:p>
          </table:table-cell>
          <table:table-cell office:value-type="float" office:value="6278784" calcext:value-type="float">
            <text:p>62787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39</text:p>
          </table:table-cell>
          <table:table-cell office:value-type="float" office:value="6280148" calcext:value-type="float">
            <text:p>62801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0</text:p>
          </table:table-cell>
          <table:table-cell office:value-type="float" office:value="6280768" calcext:value-type="float">
            <text:p>62807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1</text:p>
          </table:table-cell>
          <table:table-cell office:value-type="float" office:value="6281016" calcext:value-type="float">
            <text:p>6281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2</text:p>
          </table:table-cell>
          <table:table-cell office:value-type="float" office:value="6289200" calcext:value-type="float">
            <text:p>62892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3</text:p>
          </table:table-cell>
          <table:table-cell office:value-type="float" office:value="6289200" calcext:value-type="float">
            <text:p>62892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86104" calcext:value-type="float">
            <text:p>486104</text:p>
          </table:table-cell>
          <table:table-cell office:value-type="float" office:value="449720" calcext:value-type="float">
            <text:p>4497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6" calcext:value-type="float">
            <text:p>10616</text:p>
          </table:table-cell>
          <table:table-cell office:value-type="float" office:value="371712" calcext:value-type="float">
            <text:p>371712</text:p>
          </table:table-cell>
          <table:table-cell office:value-type="float" office:value="355474" calcext:value-type="float">
            <text:p>355474</text:p>
          </table:table-cell>
          <table:table-cell office:value-type="float" office:value="32128" calcext:value-type="float">
            <text:p>32128</text:p>
          </table:table-cell>
          <table:table-cell office:value-type="float" office:value="25681" calcext:value-type="float">
            <text:p>25681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4</text:p>
          </table:table-cell>
          <table:table-cell office:value-type="float" office:value="6366252" calcext:value-type="float">
            <text:p>63662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8750" calcext:value-type="float">
            <text:p>8750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3" calcext:value-type="float">
            <text:p>269953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3:46</text:p>
          </table:table-cell>
          <table:table-cell office:value-type="float" office:value="6358268" calcext:value-type="float">
            <text:p>63582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7</text:p>
          </table:table-cell>
          <table:table-cell office:value-type="float" office:value="6384304" calcext:value-type="float">
            <text:p>63843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8</text:p>
          </table:table-cell>
          <table:table-cell office:value-type="float" office:value="6400956" calcext:value-type="float">
            <text:p>64009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49</text:p>
          </table:table-cell>
          <table:table-cell office:value-type="float" office:value="6402020" calcext:value-type="float">
            <text:p>64020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0</text:p>
          </table:table-cell>
          <table:table-cell office:value-type="float" office:value="6393388" calcext:value-type="float">
            <text:p>63933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1</text:p>
          </table:table-cell>
          <table:table-cell office:value-type="float" office:value="6393400" calcext:value-type="float">
            <text:p>6393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2</text:p>
          </table:table-cell>
          <table:table-cell office:value-type="float" office:value="6401708" calcext:value-type="float">
            <text:p>64017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3</text:p>
          </table:table-cell>
          <table:table-cell office:value-type="float" office:value="6401708" calcext:value-type="float">
            <text:p>64017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0560" calcext:value-type="float">
            <text:p>400560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14" calcext:value-type="float">
            <text:p>9114</text:p>
          </table:table-cell>
          <table:table-cell office:value-type="float" office:value="282944" calcext:value-type="float">
            <text:p>282944</text:p>
          </table:table-cell>
          <table:table-cell office:value-type="float" office:value="269954" calcext:value-type="float">
            <text:p>269954</text:p>
          </table:table-cell>
          <table:table-cell office:value-type="float" office:value="25280" calcext:value-type="float">
            <text:p>25280</text:p>
          </table:table-cell>
          <table:table-cell office:value-type="float" office:value="19598" calcext:value-type="float">
            <text:p>19598</text:p>
          </table:table-cell>
          <table:table-cell office:value-type="float" office:value="761856" calcext:value-type="float">
            <text:p>7618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4</text:p>
          </table:table-cell>
          <table:table-cell office:value-type="float" office:value="6471768" calcext:value-type="float">
            <text:p>64717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3:55</text:p>
          </table:table-cell>
          <table:table-cell office:value-type="float" office:value="6488016" calcext:value-type="float">
            <text:p>6488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6</text:p>
          </table:table-cell>
          <table:table-cell office:value-type="float" office:value="6488016" calcext:value-type="float">
            <text:p>6488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7</text:p>
          </table:table-cell>
          <table:table-cell office:value-type="float" office:value="6488016" calcext:value-type="float">
            <text:p>6488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8</text:p>
          </table:table-cell>
          <table:table-cell office:value-type="float" office:value="6479836" calcext:value-type="float">
            <text:p>64798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3:59</text:p>
          </table:table-cell>
          <table:table-cell office:value-type="float" office:value="6479844" calcext:value-type="float">
            <text:p>64798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0</text:p>
          </table:table-cell>
          <table:table-cell office:value-type="float" office:value="6488004" calcext:value-type="float">
            <text:p>64880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1</text:p>
          </table:table-cell>
          <table:table-cell office:value-type="float" office:value="6488032" calcext:value-type="float">
            <text:p>64880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2</text:p>
          </table:table-cell>
          <table:table-cell office:value-type="float" office:value="6488028" calcext:value-type="float">
            <text:p>64880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3</text:p>
          </table:table-cell>
          <table:table-cell office:value-type="float" office:value="6488028" calcext:value-type="float">
            <text:p>64880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4</text:p>
          </table:table-cell>
          <table:table-cell office:value-type="float" office:value="6488028" calcext:value-type="float">
            <text:p>64880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5</text:p>
          </table:table-cell>
          <table:table-cell office:value-type="float" office:value="6488160" calcext:value-type="float">
            <text:p>64881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6</text:p>
          </table:table-cell>
          <table:table-cell office:value-type="float" office:value="6488160" calcext:value-type="float">
            <text:p>64881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7</text:p>
          </table:table-cell>
          <table:table-cell office:value-type="float" office:value="6488160" calcext:value-type="float">
            <text:p>64881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8</text:p>
          </table:table-cell>
          <table:table-cell office:value-type="float" office:value="6491880" calcext:value-type="float">
            <text:p>64918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09</text:p>
          </table:table-cell>
          <table:table-cell office:value-type="float" office:value="6491756" calcext:value-type="float">
            <text:p>64917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0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1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2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3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4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5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6</text:p>
          </table:table-cell>
          <table:table-cell office:value-type="float" office:value="6491400" calcext:value-type="float">
            <text:p>6491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7</text:p>
          </table:table-cell>
          <table:table-cell office:value-type="float" office:value="6482860" calcext:value-type="float">
            <text:p>64828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8</text:p>
          </table:table-cell>
          <table:table-cell office:value-type="float" office:value="6479644" calcext:value-type="float">
            <text:p>64796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19</text:p>
          </table:table-cell>
          <table:table-cell office:value-type="float" office:value="6479644" calcext:value-type="float">
            <text:p>64796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0</text:p>
          </table:table-cell>
          <table:table-cell office:value-type="float" office:value="6479644" calcext:value-type="float">
            <text:p>64796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1</text:p>
          </table:table-cell>
          <table:table-cell office:value-type="float" office:value="6486612" calcext:value-type="float">
            <text:p>64866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2</text:p>
          </table:table-cell>
          <table:table-cell office:value-type="float" office:value="6486712" calcext:value-type="float">
            <text:p>64867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3</text:p>
          </table:table-cell>
          <table:table-cell office:value-type="float" office:value="6485604" calcext:value-type="float">
            <text:p>64856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4</text:p>
          </table:table-cell>
          <table:table-cell office:value-type="float" office:value="6485604" calcext:value-type="float">
            <text:p>648560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5</text:p>
          </table:table-cell>
          <table:table-cell office:value-type="float" office:value="6485648" calcext:value-type="float">
            <text:p>64856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6</text:p>
          </table:table-cell>
          <table:table-cell office:value-type="float" office:value="6485648" calcext:value-type="float">
            <text:p>64856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7</text:p>
          </table:table-cell>
          <table:table-cell office:value-type="float" office:value="6485400" calcext:value-type="float">
            <text:p>64854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8</text:p>
          </table:table-cell>
          <table:table-cell office:value-type="float" office:value="6479216" calcext:value-type="float">
            <text:p>64792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29</text:p>
          </table:table-cell>
          <table:table-cell office:value-type="float" office:value="6479216" calcext:value-type="float">
            <text:p>64792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0</text:p>
          </table:table-cell>
          <table:table-cell office:value-type="float" office:value="6479216" calcext:value-type="float">
            <text:p>64792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1</text:p>
          </table:table-cell>
          <table:table-cell office:value-type="float" office:value="6482192" calcext:value-type="float">
            <text:p>64821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2</text:p>
          </table:table-cell>
          <table:table-cell office:value-type="float" office:value="6484424" calcext:value-type="float">
            <text:p>64844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3</text:p>
          </table:table-cell>
          <table:table-cell office:value-type="float" office:value="6484424" calcext:value-type="float">
            <text:p>64844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4</text:p>
          </table:table-cell>
          <table:table-cell office:value-type="float" office:value="6484424" calcext:value-type="float">
            <text:p>64844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5</text:p>
          </table:table-cell>
          <table:table-cell office:value-type="float" office:value="6484428" calcext:value-type="float">
            <text:p>6484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6</text:p>
          </table:table-cell>
          <table:table-cell office:value-type="float" office:value="6484428" calcext:value-type="float">
            <text:p>6484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7</text:p>
          </table:table-cell>
          <table:table-cell office:value-type="float" office:value="6484428" calcext:value-type="float">
            <text:p>64844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8</text:p>
          </table:table-cell>
          <table:table-cell office:value-type="float" office:value="6484568" calcext:value-type="float">
            <text:p>64845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39</text:p>
          </table:table-cell>
          <table:table-cell office:value-type="float" office:value="6476068" calcext:value-type="float">
            <text:p>64760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0</text:p>
          </table:table-cell>
          <table:table-cell office:value-type="float" office:value="6478832" calcext:value-type="float">
            <text:p>64788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1</text:p>
          </table:table-cell>
          <table:table-cell office:value-type="float" office:value="6478528" calcext:value-type="float">
            <text:p>64785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2</text:p>
          </table:table-cell>
          <table:table-cell office:value-type="float" office:value="6482996" calcext:value-type="float">
            <text:p>64829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3</text:p>
          </table:table-cell>
          <table:table-cell office:value-type="float" office:value="6482996" calcext:value-type="float">
            <text:p>64829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4</text:p>
          </table:table-cell>
          <table:table-cell office:value-type="float" office:value="6486592" calcext:value-type="float">
            <text:p>64865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5</text:p>
          </table:table-cell>
          <table:table-cell office:value-type="float" office:value="6486468" calcext:value-type="float">
            <text:p>64864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6</text:p>
          </table:table-cell>
          <table:table-cell office:value-type="float" office:value="6487212" calcext:value-type="float">
            <text:p>64872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7</text:p>
          </table:table-cell>
          <table:table-cell office:value-type="float" office:value="6487212" calcext:value-type="float">
            <text:p>64872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8</text:p>
          </table:table-cell>
          <table:table-cell office:value-type="float" office:value="6487212" calcext:value-type="float">
            <text:p>64872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49</text:p>
          </table:table-cell>
          <table:table-cell office:value-type="float" office:value="6487212" calcext:value-type="float">
            <text:p>648721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0</text:p>
          </table:table-cell>
          <table:table-cell office:value-type="float" office:value="6484160" calcext:value-type="float">
            <text:p>64841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1</text:p>
          </table:table-cell>
          <table:table-cell office:value-type="float" office:value="6484368" calcext:value-type="float">
            <text:p>64843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2</text:p>
          </table:table-cell>
          <table:table-cell office:value-type="float" office:value="6484120" calcext:value-type="float">
            <text:p>64841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3</text:p>
          </table:table-cell>
          <table:table-cell office:value-type="float" office:value="6486936" calcext:value-type="float">
            <text:p>64869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4</text:p>
          </table:table-cell>
          <table:table-cell office:value-type="float" office:value="6471588" calcext:value-type="float">
            <text:p>64715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5</text:p>
          </table:table-cell>
          <table:table-cell office:value-type="float" office:value="6471588" calcext:value-type="float">
            <text:p>64715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6</text:p>
          </table:table-cell>
          <table:table-cell office:value-type="float" office:value="6471588" calcext:value-type="float">
            <text:p>64715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7</text:p>
          </table:table-cell>
          <table:table-cell office:value-type="float" office:value="6472272" calcext:value-type="float">
            <text:p>64722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314540" calcext:value-type="float">
            <text:p>314540</text:p>
          </table:table-cell>
          <table:table-cell office:value-type="float" office:value="278156" calcext:value-type="float">
            <text:p>2781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1" calcext:value-type="float">
            <text:p>7651</text:p>
          </table:table-cell>
          <table:table-cell office:value-type="float" office:value="194176" calcext:value-type="float">
            <text:p>194176</text:p>
          </table:table-cell>
          <table:table-cell office:value-type="float" office:value="184434" calcext:value-type="float">
            <text:p>184434</text:p>
          </table:table-cell>
          <table:table-cell office:value-type="float" office:value="18432" calcext:value-type="float">
            <text:p>18432</text:p>
          </table:table-cell>
          <table:table-cell office:value-type="float" office:value="13515" calcext:value-type="float">
            <text:p>13515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8</text:p>
          </table:table-cell>
          <table:table-cell office:value-type="float" office:value="6370964" calcext:value-type="float">
            <text:p>63709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408292" calcext:value-type="float">
            <text:p>408292</text:p>
          </table:table-cell>
          <table:table-cell office:value-type="float" office:value="371908" calcext:value-type="float">
            <text:p>37190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21115" calcext:value-type="float">
            <text:p>21115</text:p>
          </table:table-cell>
          <table:table-cell office:value-type="float" office:value="282368" calcext:value-type="float">
            <text:p>282368</text:p>
          </table:table-cell>
          <table:table-cell office:value-type="float" office:value="272789" calcext:value-type="float">
            <text:p>272789</text:p>
          </table:table-cell>
          <table:table-cell office:value-type="float" office:value="21952" calcext:value-type="float">
            <text:p>21952</text:p>
          </table:table-cell>
          <table:table-cell office:value-type="float" office:value="19802" calcext:value-type="float">
            <text:p>19802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4" calcext:value-type="float">
            <text:p>454</text:p>
          </table:table-cell>
          <table:table-cell office:value-type="float" office:value="208" calcext:value-type="float">
            <text:p>208</text:p>
          </table:table-cell>
          <table:table-cell office:value-type="float" office:value="27249" calcext:value-type="float">
            <text:p>27249</text:p>
          </table:table-cell>
          <table:table-cell office:value-type="float" office:value="8266" calcext:value-type="float">
            <text:p>8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4:59</text:p>
          </table:table-cell>
          <table:table-cell office:value-type="float" office:value="6286796" calcext:value-type="float">
            <text:p>62867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260" calcext:value-type="float">
            <text:p>6636260</text:p>
          </table:table-cell>
          <table:table-cell office:value-type="float" office:value="500176" calcext:value-type="float">
            <text:p>500176</text:p>
          </table:table-cell>
          <table:table-cell office:value-type="float" office:value="463792" calcext:value-type="float">
            <text:p>463792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17098" calcext:value-type="float">
            <text:p>17098</text:p>
          </table:table-cell>
          <table:table-cell office:value-type="float" office:value="379264" calcext:value-type="float">
            <text:p>379264</text:p>
          </table:table-cell>
          <table:table-cell office:value-type="float" office:value="364338" calcext:value-type="float">
            <text:p>364338</text:p>
          </table:table-cell>
          <table:table-cell office:value-type="float" office:value="31168" calcext:value-type="float">
            <text:p>31168</text:p>
          </table:table-cell>
          <table:table-cell office:value-type="float" office:value="26302" calcext:value-type="float">
            <text:p>26302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40" calcext:value-type="float">
            <text:p>540</text:p>
          </table:table-cell>
          <table:table-cell office:value-type="float" office:value="208" calcext:value-type="float">
            <text:p>208</text:p>
          </table:table-cell>
          <table:table-cell office:value-type="float" office:value="35814" calcext:value-type="float">
            <text:p>35814</text:p>
          </table:table-cell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0</text:p>
          </table:table-cell>
          <table:table-cell office:value-type="float" office:value="6195256" calcext:value-type="float">
            <text:p>61952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2644" calcext:value-type="float">
            <text:p>6652644</text:p>
          </table:table-cell>
          <table:table-cell office:value-type="float" office:value="591664" calcext:value-type="float">
            <text:p>591664</text:p>
          </table:table-cell>
          <table:table-cell office:value-type="float" office:value="555280" calcext:value-type="float">
            <text:p>555280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18458" calcext:value-type="float">
            <text:p>18458</text:p>
          </table:table-cell>
          <table:table-cell office:value-type="float" office:value="477376" calcext:value-type="float">
            <text:p>477376</text:p>
          </table:table-cell>
          <table:table-cell office:value-type="float" office:value="455386" calcext:value-type="float">
            <text:p>455386</text:p>
          </table:table-cell>
          <table:table-cell office:value-type="float" office:value="42048" calcext:value-type="float">
            <text:p>42048</text:p>
          </table:table-cell>
          <table:table-cell office:value-type="float" office:value="32758" calcext:value-type="float">
            <text:p>32758</text:p>
          </table:table-cell>
          <table:table-cell office:value-type="float" office:value="750400" calcext:value-type="float">
            <text:p>75040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25" calcext:value-type="float">
            <text:p>625</text:p>
          </table:table-cell>
          <table:table-cell office:value-type="float" office:value="208" calcext:value-type="float">
            <text:p>208</text:p>
          </table:table-cell>
          <table:table-cell office:value-type="float" office:value="44332" calcext:value-type="float">
            <text:p>44332</text:p>
          </table:table-cell>
          <table:table-cell office:value-type="float" office:value="8518" calcext:value-type="float">
            <text:p>8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1</text:p>
          </table:table-cell>
          <table:table-cell office:value-type="float" office:value="6102024" calcext:value-type="float">
            <text:p>610202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4564" calcext:value-type="float">
            <text:p>6734564</text:p>
          </table:table-cell>
          <table:table-cell office:value-type="float" office:value="682940" calcext:value-type="float">
            <text:p>682940</text:p>
          </table:table-cell>
          <table:table-cell office:value-type="float" office:value="646556" calcext:value-type="float">
            <text:p>64655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15796" calcext:value-type="float">
            <text:p>15796</text:p>
          </table:table-cell>
          <table:table-cell office:value-type="float" office:value="574272" calcext:value-type="float">
            <text:p>574272</text:p>
          </table:table-cell>
          <table:table-cell office:value-type="float" office:value="545267" calcext:value-type="float">
            <text:p>545267</text:p>
          </table:table-cell>
          <table:table-cell office:value-type="float" office:value="52800" calcext:value-type="float">
            <text:p>52800</text:p>
          </table:table-cell>
          <table:table-cell office:value-type="float" office:value="39131" calcext:value-type="float">
            <text:p>39131</text:p>
          </table:table-cell>
          <table:table-cell office:value-type="float" office:value="953536" calcext:value-type="float">
            <text:p>9535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09" calcext:value-type="float">
            <text:p>709</text:p>
          </table:table-cell>
          <table:table-cell office:value-type="float" office:value="208" calcext:value-type="float">
            <text:p>208</text:p>
          </table:table-cell>
          <table:table-cell office:value-type="float" office:value="52742" calcext:value-type="float">
            <text:p>52742</text:p>
          </table:table-cell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2</text:p>
          </table:table-cell>
          <table:table-cell office:value-type="float" office:value="6024732" calcext:value-type="float">
            <text:p>60247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office:value-type="float" office:value="6241" calcext:value-type="float">
            <text:p>6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3</text:p>
          </table:table-cell>
          <table:table-cell office:value-type="float" office:value="6033440" calcext:value-type="float">
            <text:p>60334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4</text:p>
          </table:table-cell>
          <table:table-cell office:value-type="float" office:value="6033448" calcext:value-type="float">
            <text:p>60334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5</text:p>
          </table:table-cell>
          <table:table-cell office:value-type="float" office:value="6034440" calcext:value-type="float">
            <text:p>60344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6</text:p>
          </table:table-cell>
          <table:table-cell office:value-type="float" office:value="6026136" calcext:value-type="float">
            <text:p>60261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7</text:p>
          </table:table-cell>
          <table:table-cell office:value-type="float" office:value="6024600" calcext:value-type="float">
            <text:p>60246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8</text:p>
          </table:table-cell>
          <table:table-cell office:value-type="float" office:value="6032832" calcext:value-type="float">
            <text:p>60328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09</text:p>
          </table:table-cell>
          <table:table-cell office:value-type="float" office:value="6033948" calcext:value-type="float">
            <text:p>603394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752740" calcext:value-type="float">
            <text:p>752740</text:p>
          </table:table-cell>
          <table:table-cell office:value-type="float" office:value="716356" calcext:value-type="float">
            <text:p>7163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4752" calcext:value-type="float">
            <text:p>14752</text:p>
          </table:table-cell>
          <table:table-cell office:value-type="float" office:value="646144" calcext:value-type="float">
            <text:p>646144</text:p>
          </table:table-cell>
          <table:table-cell office:value-type="float" office:value="611971" calcext:value-type="float">
            <text:p>611971</text:p>
          </table:table-cell>
          <table:table-cell office:value-type="float" office:value="60800" calcext:value-type="float">
            <text:p>60800</text:p>
          </table:table-cell>
          <table:table-cell office:value-type="float" office:value="43861" calcext:value-type="float">
            <text:p>4386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58983" calcext:value-type="float">
            <text:p>5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0</text:p>
          </table:table-cell>
          <table:table-cell office:value-type="float" office:value="6101668" calcext:value-type="float">
            <text:p>61016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5:11</text:p>
          </table:table-cell>
          <table:table-cell office:value-type="float" office:value="6101908" calcext:value-type="float">
            <text:p>610190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2</text:p>
          </table:table-cell>
          <table:table-cell office:value-type="float" office:value="6101940" calcext:value-type="float">
            <text:p>61019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3</text:p>
          </table:table-cell>
          <table:table-cell office:value-type="float" office:value="6118556" calcext:value-type="float">
            <text:p>61185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4</text:p>
          </table:table-cell>
          <table:table-cell office:value-type="float" office:value="6110000" calcext:value-type="float">
            <text:p>61100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5</text:p>
          </table:table-cell>
          <table:table-cell office:value-type="float" office:value="6110000" calcext:value-type="float">
            <text:p>611000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6</text:p>
          </table:table-cell>
          <table:table-cell office:value-type="float" office:value="6118184" calcext:value-type="float">
            <text:p>61181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7</text:p>
          </table:table-cell>
          <table:table-cell office:value-type="float" office:value="6118184" calcext:value-type="float">
            <text:p>61181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668504" calcext:value-type="float">
            <text:p>668504</text:p>
          </table:table-cell>
          <table:table-cell office:value-type="float" office:value="632120" calcext:value-type="float">
            <text:p>63212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3351" calcext:value-type="float">
            <text:p>13351</text:p>
          </table:table-cell>
          <table:table-cell office:value-type="float" office:value="556352" calcext:value-type="float">
            <text:p>556352</text:p>
          </table:table-cell>
          <table:table-cell office:value-type="float" office:value="526464" calcext:value-type="float">
            <text:p>526464</text:p>
          </table:table-cell>
          <table:table-cell office:value-type="float" office:value="52928" calcext:value-type="float">
            <text:p>52928</text:p>
          </table:table-cell>
          <table:table-cell office:value-type="float" office:value="37792" calcext:value-type="float">
            <text:p>37792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18</text:p>
          </table:table-cell>
          <table:table-cell office:value-type="float" office:value="6193816" calcext:value-type="float">
            <text:p>61938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5:19</text:p>
          </table:table-cell>
          <table:table-cell office:value-type="float" office:value="6203180" calcext:value-type="float">
            <text:p>62031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0</text:p>
          </table:table-cell>
          <table:table-cell office:value-type="float" office:value="6204296" calcext:value-type="float">
            <text:p>62042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1</text:p>
          </table:table-cell>
          <table:table-cell office:value-type="float" office:value="6220540" calcext:value-type="float">
            <text:p>62205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2</text:p>
          </table:table-cell>
          <table:table-cell office:value-type="float" office:value="6208780" calcext:value-type="float">
            <text:p>62087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3</text:p>
          </table:table-cell>
          <table:table-cell office:value-type="float" office:value="6196972" calcext:value-type="float">
            <text:p>61969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4</text:p>
          </table:table-cell>
          <table:table-cell office:value-type="float" office:value="6204368" calcext:value-type="float">
            <text:p>620436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5</text:p>
          </table:table-cell>
          <table:table-cell office:value-type="float" office:value="6204540" calcext:value-type="float">
            <text:p>62045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583324" calcext:value-type="float">
            <text:p>583324</text:p>
          </table:table-cell>
          <table:table-cell office:value-type="float" office:value="546940" calcext:value-type="float">
            <text:p>546940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1949" calcext:value-type="float">
            <text:p>119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40958" calcext:value-type="float">
            <text:p>440958</text:p>
          </table:table-cell>
          <table:table-cell office:value-type="float" office:value="44416" calcext:value-type="float">
            <text:p>44416</text:p>
          </table:table-cell>
          <table:table-cell office:value-type="float" office:value="31723" calcext:value-type="float">
            <text:p>3172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6</text:p>
          </table:table-cell>
          <table:table-cell office:value-type="float" office:value="6280192" calcext:value-type="float">
            <text:p>62801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4 15:25:27</text:p>
          </table:table-cell>
          <table:table-cell office:value-type="float" office:value="6272620" calcext:value-type="float">
            <text:p>62726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8</text:p>
          </table:table-cell>
          <table:table-cell office:value-type="float" office:value="6288888" calcext:value-type="float">
            <text:p>628888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29</text:p>
          </table:table-cell>
          <table:table-cell office:value-type="float" office:value="6288864" calcext:value-type="float">
            <text:p>62888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0</text:p>
          </table:table-cell>
          <table:table-cell office:value-type="float" office:value="6289256" calcext:value-type="float">
            <text:p>62892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1</text:p>
          </table:table-cell>
          <table:table-cell office:value-type="float" office:value="6282292" calcext:value-type="float">
            <text:p>628229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2</text:p>
          </table:table-cell>
          <table:table-cell office:value-type="float" office:value="6282196" calcext:value-type="float">
            <text:p>62821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3</text:p>
          </table:table-cell>
          <table:table-cell office:value-type="float" office:value="6290384" calcext:value-type="float">
            <text:p>62903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00" calcext:value-type="float">
            <text:p>6800100</text:p>
          </table:table-cell>
          <table:table-cell office:value-type="float" office:value="498112" calcext:value-type="float">
            <text:p>498112</text:p>
          </table:table-cell>
          <table:table-cell office:value-type="float" office:value="461728" calcext:value-type="float">
            <text:p>461728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10548" calcext:value-type="float">
            <text:p>10548</text:p>
          </table:table-cell>
          <table:table-cell office:value-type="float" office:value="375488" calcext:value-type="float">
            <text:p>375488</text:p>
          </table:table-cell>
          <table:table-cell office:value-type="float" office:value="355451" calcext:value-type="float">
            <text:p>355451</text:p>
          </table:table-cell>
          <table:table-cell office:value-type="float" office:value="35904" calcext:value-type="float">
            <text:p>35904</text:p>
          </table:table-cell>
          <table:table-cell office:value-type="float" office:value="25653" calcext:value-type="float">
            <text:p>25653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4</text:p>
          </table:table-cell>
          <table:table-cell office:value-type="float" office:value="6451536" calcext:value-type="float">
            <text:p>645153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8252" calcext:value-type="float">
            <text:p>328252</text:p>
          </table:table-cell>
          <table:table-cell office:value-type="float" office:value="291868" calcext:value-type="float">
            <text:p>291868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768" calcext:value-type="float">
            <text:p>32768</text:p>
          </table:table-cell>
          <table:table-cell office:value-type="float" office:value="7420" calcext:value-type="float">
            <text:p>7420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76928" calcext:value-type="float">
            <text:p>107692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4 15:25:35</text:p>
          </table:table-cell>
          <table:table-cell office:value-type="float" office:value="6445456" calcext:value-type="float">
            <text:p>644545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6</text:p>
          </table:table-cell>
          <table:table-cell office:value-type="float" office:value="6453640" calcext:value-type="float">
            <text:p>645364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7</text:p>
          </table:table-cell>
          <table:table-cell office:value-type="float" office:value="6462016" calcext:value-type="float">
            <text:p>64620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8</text:p>
          </table:table-cell>
          <table:table-cell office:value-type="float" office:value="6462152" calcext:value-type="float">
            <text:p>646215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39</text:p>
          </table:table-cell>
          <table:table-cell office:value-type="float" office:value="6453720" calcext:value-type="float">
            <text:p>645372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0</text:p>
          </table:table-cell>
          <table:table-cell office:value-type="float" office:value="6478444" calcext:value-type="float">
            <text:p>647844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1</text:p>
          </table:table-cell>
          <table:table-cell office:value-type="float" office:value="6478660" calcext:value-type="float">
            <text:p>64786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2</text:p>
          </table:table-cell>
          <table:table-cell office:value-type="float" office:value="6478660" calcext:value-type="float">
            <text:p>647866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1908" calcext:value-type="float">
            <text:p>6791908</text:p>
          </table:table-cell>
          <table:table-cell office:value-type="float" office:value="326440" calcext:value-type="float">
            <text:p>326440</text:p>
          </table:table-cell>
          <table:table-cell office:value-type="float" office:value="290056" calcext:value-type="float">
            <text:p>290056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745" calcext:value-type="float">
            <text:p>7745</text:p>
          </table:table-cell>
          <table:table-cell office:value-type="float" office:value="197632" calcext:value-type="float">
            <text:p>197632</text:p>
          </table:table-cell>
          <table:table-cell office:value-type="float" office:value="184424" calcext:value-type="float">
            <text:p>184424</text:p>
          </table:table-cell>
          <table:table-cell office:value-type="float" office:value="21888" calcext:value-type="float">
            <text:p>21888</text:p>
          </table:table-cell>
          <table:table-cell office:value-type="float" office:value="13501" calcext:value-type="float">
            <text:p>13501</text:p>
          </table:table-cell>
          <table:table-cell office:value-type="float" office:value="1035136" calcext:value-type="float">
            <text:p>103513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3</text:p>
          </table:table-cell>
          <table:table-cell office:value-type="float" office:value="6649584" calcext:value-type="float">
            <text:p>66495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9556" calcext:value-type="float">
            <text:p>139556</text:p>
          </table:table-cell>
          <table:table-cell office:value-type="float" office:value="103172" calcext:value-type="float">
            <text:p>103172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94" calcext:value-type="float">
            <text:p>4794</text:p>
          </table:table-cell>
          <table:table-cell office:value-type="float" office:value="13376" calcext:value-type="float">
            <text:p>13376</text:p>
          </table:table-cell>
          <table:table-cell office:value-type="float" office:value="13393" calcext:value-type="float">
            <text:p>13393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44608" calcext:value-type="float">
            <text:p>4460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4 15:25:44</text:p>
          </table:table-cell>
          <table:table-cell office:value-type="float" office:value="6666076" calcext:value-type="float">
            <text:p>66660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9556" calcext:value-type="float">
            <text:p>139556</text:p>
          </table:table-cell>
          <table:table-cell office:value-type="float" office:value="103172" calcext:value-type="float">
            <text:p>103172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94" calcext:value-type="float">
            <text:p>4794</text:p>
          </table:table-cell>
          <table:table-cell office:value-type="float" office:value="13376" calcext:value-type="float">
            <text:p>13376</text:p>
          </table:table-cell>
          <table:table-cell office:value-type="float" office:value="13393" calcext:value-type="float">
            <text:p>13393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44608" calcext:value-type="float">
            <text:p>4460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5</text:p>
          </table:table-cell>
          <table:table-cell office:value-type="float" office:value="6666076" calcext:value-type="float">
            <text:p>66660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9556" calcext:value-type="float">
            <text:p>139556</text:p>
          </table:table-cell>
          <table:table-cell office:value-type="float" office:value="103172" calcext:value-type="float">
            <text:p>103172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94" calcext:value-type="float">
            <text:p>4794</text:p>
          </table:table-cell>
          <table:table-cell office:value-type="float" office:value="13376" calcext:value-type="float">
            <text:p>13376</text:p>
          </table:table-cell>
          <table:table-cell office:value-type="float" office:value="13393" calcext:value-type="float">
            <text:p>13393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44608" calcext:value-type="float">
            <text:p>4460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4 15:25:46</text:p>
          </table:table-cell>
          <table:table-cell office:value-type="float" office:value="6666076" calcext:value-type="float">
            <text:p>666607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660" calcext:value-type="float">
            <text:p>6226660</text:p>
          </table:table-cell>
          <table:table-cell office:value-type="float" office:value="139556" calcext:value-type="float">
            <text:p>139556</text:p>
          </table:table-cell>
          <table:table-cell office:value-type="float" office:value="103172" calcext:value-type="float">
            <text:p>103172</text:p>
          </table:table-cell>
          <table:table-cell office:value-type="float" office:value="36384" calcext:value-type="float">
            <text:p>3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94" calcext:value-type="float">
            <text:p>4794</text:p>
          </table:table-cell>
          <table:table-cell office:value-type="float" office:value="13376" calcext:value-type="float">
            <text:p>13376</text:p>
          </table:table-cell>
          <table:table-cell office:value-type="float" office:value="13393" calcext:value-type="float">
            <text:p>13393</text:p>
          </table:table-cell>
          <table:table-cell office:value-type="float" office:value="1472" calcext:value-type="float">
            <text:p>1472</text:p>
          </table:table-cell>
          <table:table-cell office:value-type="float" office:value="1347" calcext:value-type="float">
            <text:p>1347</text:p>
          </table:table-cell>
          <table:table-cell office:value-type="float" office:value="44608" calcext:value-type="float">
            <text:p>4460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5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3"/>
        <table:table-column table:style-name="co30" table:number-columns-repeated="2" table:default-cell-style-name="Default"/>
        <table:table-column table:style-name="co18" table:default-cell-style-name="ce3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neu</text:p>
          </table:table-cell>
          <table:table-cell table:style-name="Default" office:value-type="string" calcext:value-type="string">
            <text:p>neu</text:p>
          </table:table-cell>
          <table:table-cell/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office:value-type="string" calcext:value-type="string">
            <text:p>rss</text:p>
          </table:table-cell>
          <table:table-cell table:formula="of:=['patched-default'.AB3]" office:value-type="string" office:string-value="meta-comm" calcext:value-type="string">
            <text:p>meta-comm</text:p>
          </table:table-cell>
          <table:table-cell table:formula="of:=['patched-default'.AC3]" office:value-type="string" office:string-value="meta-used" calcext:value-type="string">
            <text:p>meta-used</text:p>
          </table:table-cell>
          <table:table-cell table:style-name="Default" office:value-type="string" calcext:value-type="string">
            <text:p>rss</text:p>
          </table:table-cell>
          <table:table-cell/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default'.AB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004" calcext:value-type="float">
            <text:p>33004</text:p>
          </table:table-cell>
          <table:table-cell table:formula="of:=['patched-default'.AB5]" office:value-type="float" office:value="192" calcext:value-type="float">
            <text:p>192</text:p>
          </table:table-cell>
          <table:table-cell table:formula="of:=['patched-default'.AC5]" office:value-type="float" office:value="102" calcext:value-type="float">
            <text:p>102</text:p>
          </table:table-cell>
          <table:table-cell table:formula="of:=['patched-default'.O5]" office:value-type="float" office:value="33204" calcext:value-type="float">
            <text:p>33204</text:p>
          </table:table-cell>
          <table:table-cell/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658" calcext:value-type="float">
            <text:p>11658</text:p>
          </table:table-cell>
          <table:table-cell table:formula="of:=[original.O6]" office:value-type="float" office:value="114368" calcext:value-type="float">
            <text:p>114368</text:p>
          </table:table-cell>
          <table:table-cell table:formula="of:=['patched-default'.AB6]" office:value-type="float" office:value="12096" calcext:value-type="float">
            <text:p>12096</text:p>
          </table:table-cell>
          <table:table-cell table:formula="of:=['patched-default'.AC6]" office:value-type="float" office:value="12050" calcext:value-type="float">
            <text:p>12050</text:p>
          </table:table-cell>
          <table:table-cell table:formula="of:=['patched-default'.O6]" office:value-type="float" office:value="125876" calcext:value-type="float">
            <text:p>125876</text:p>
          </table:table-cell>
          <table:table-cell/>
        </table:table-row>
        <table:table-row table:style-name="ro1">
          <table:table-cell table:formula="of:=[original.AB7]" office:value-type="float" office:value="14720" calcext:value-type="float">
            <text:p>14720</text:p>
          </table:table-cell>
          <table:table-cell table:formula="of:=[original.AC7]" office:value-type="float" office:value="12657" calcext:value-type="float">
            <text:p>12657</text:p>
          </table:table-cell>
          <table:table-cell table:formula="of:=[original.O7]" office:value-type="float" office:value="226568" calcext:value-type="float">
            <text:p>226568</text:p>
          </table:table-cell>
          <table:table-cell table:formula="of:=['patched-default'.AB7]" office:value-type="float" office:value="13056" calcext:value-type="float">
            <text:p>13056</text:p>
          </table:table-cell>
          <table:table-cell table:formula="of:=['patched-default'.AC7]" office:value-type="float" office:value="13018" calcext:value-type="float">
            <text:p>13018</text:p>
          </table:table-cell>
          <table:table-cell table:formula="of:=['patched-default'.O7]" office:value-type="float" office:value="241496" calcext:value-type="float">
            <text:p>241496</text:p>
          </table:table-cell>
          <table:table-cell/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2974" calcext:value-type="float">
            <text:p>12974</text:p>
          </table:table-cell>
          <table:table-cell table:formula="of:=[original.O8]" office:value-type="float" office:value="270552" calcext:value-type="float">
            <text:p>270552</text:p>
          </table:table-cell>
          <table:table-cell table:formula="of:=['patched-default'.AB8]" office:value-type="float" office:value="13376" calcext:value-type="float">
            <text:p>13376</text:p>
          </table:table-cell>
          <table:table-cell table:formula="of:=['patched-default'.AC8]" office:value-type="float" office:value="13356" calcext:value-type="float">
            <text:p>13356</text:p>
          </table:table-cell>
          <table:table-cell table:formula="of:=['patched-default'.O8]" office:value-type="float" office:value="130916" calcext:value-type="float">
            <text:p>130916</text:p>
          </table:table-cell>
          <table:table-cell/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27" calcext:value-type="float">
            <text:p>13027</text:p>
          </table:table-cell>
          <table:table-cell table:formula="of:=[original.O9]" office:value-type="float" office:value="115020" calcext:value-type="float">
            <text:p>115020</text:p>
          </table:table-cell>
          <table:table-cell table:formula="of:=['patched-default'.AB9]" office:value-type="float" office:value="13376" calcext:value-type="float">
            <text:p>13376</text:p>
          </table:table-cell>
          <table:table-cell table:formula="of:=['patched-default'.AC9]" office:value-type="float" office:value="13356" calcext:value-type="float">
            <text:p>13356</text:p>
          </table:table-cell>
          <table:table-cell table:formula="of:=['patched-default'.O9]" office:value-type="float" office:value="130916" calcext:value-type="float">
            <text:p>130916</text:p>
          </table:table-cell>
          <table:table-cell/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27" calcext:value-type="float">
            <text:p>13027</text:p>
          </table:table-cell>
          <table:table-cell table:formula="of:=[original.O10]" office:value-type="float" office:value="115020" calcext:value-type="float">
            <text:p>115020</text:p>
          </table:table-cell>
          <table:table-cell table:formula="of:=['patched-default'.AB10]" office:value-type="float" office:value="13376" calcext:value-type="float">
            <text:p>13376</text:p>
          </table:table-cell>
          <table:table-cell table:formula="of:=['patched-default'.AC10]" office:value-type="float" office:value="13356" calcext:value-type="float">
            <text:p>13356</text:p>
          </table:table-cell>
          <table:table-cell table:formula="of:=['patched-default'.O10]" office:value-type="float" office:value="130916" calcext:value-type="float">
            <text:p>130916</text:p>
          </table:table-cell>
          <table:table-cell/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27" calcext:value-type="float">
            <text:p>13027</text:p>
          </table:table-cell>
          <table:table-cell table:formula="of:=[original.O11]" office:value-type="float" office:value="110728" calcext:value-type="float">
            <text:p>110728</text:p>
          </table:table-cell>
          <table:table-cell table:formula="of:=['patched-default'.AB11]" office:value-type="float" office:value="13376" calcext:value-type="float">
            <text:p>13376</text:p>
          </table:table-cell>
          <table:table-cell table:formula="of:=['patched-default'.AC11]" office:value-type="float" office:value="13356" calcext:value-type="float">
            <text:p>13356</text:p>
          </table:table-cell>
          <table:table-cell table:formula="of:=['patched-default'.O11]" office:value-type="float" office:value="116860" calcext:value-type="float">
            <text:p>116860</text:p>
          </table:table-cell>
          <table:table-cell/>
        </table:table-row>
        <table:table-row table:style-name="ro1">
          <table:table-cell table:formula="of:=[original.AB12]" office:value-type="float" office:value="14976" calcext:value-type="float">
            <text:p>14976</text:p>
          </table:table-cell>
          <table:table-cell table:formula="of:=[original.AC12]" office:value-type="float" office:value="13027" calcext:value-type="float">
            <text:p>13027</text:p>
          </table:table-cell>
          <table:table-cell table:formula="of:=[original.O12]" office:value-type="float" office:value="110728" calcext:value-type="float">
            <text:p>110728</text:p>
          </table:table-cell>
          <table:table-cell table:formula="of:=['patched-default'.AB12]" office:value-type="float" office:value="14720" calcext:value-type="float">
            <text:p>14720</text:p>
          </table:table-cell>
          <table:table-cell table:formula="of:=['patched-default'.AC12]" office:value-type="float" office:value="14703" calcext:value-type="float">
            <text:p>14703</text:p>
          </table:table-cell>
          <table:table-cell table:formula="of:=['patched-default'.O12]" office:value-type="float" office:value="119352" calcext:value-type="float">
            <text:p>119352</text:p>
          </table:table-cell>
          <table:table-cell/>
        </table:table-row>
        <table:table-row table:style-name="ro1">
          <table:table-cell table:formula="of:=[original.AB13]" office:value-type="float" office:value="70564" calcext:value-type="float">
            <text:p>70564</text:p>
          </table:table-cell>
          <table:table-cell table:formula="of:=[original.AC13]" office:value-type="float" office:value="65720" calcext:value-type="float">
            <text:p>65720</text:p>
          </table:table-cell>
          <table:table-cell table:formula="of:=[original.O13]" office:value-type="float" office:value="175836" calcext:value-type="float">
            <text:p>175836</text:p>
          </table:table-cell>
          <table:table-cell table:formula="of:=['patched-default'.AB13]" office:value-type="float" office:value="101120" calcext:value-type="float">
            <text:p>101120</text:p>
          </table:table-cell>
          <table:table-cell table:formula="of:=['patched-default'.AC13]" office:value-type="float" office:value="97910" calcext:value-type="float">
            <text:p>97910</text:p>
          </table:table-cell>
          <table:table-cell table:formula="of:=['patched-default'.O13]" office:value-type="float" office:value="214820" calcext:value-type="float">
            <text:p>214820</text:p>
          </table:table-cell>
          <table:table-cell/>
        </table:table-row>
        <table:table-row table:style-name="ro1">
          <table:table-cell table:formula="of:=[original.AB14]" office:value-type="float" office:value="157348" calcext:value-type="float">
            <text:p>157348</text:p>
          </table:table-cell>
          <table:table-cell table:formula="of:=[original.AC14]" office:value-type="float" office:value="147492" calcext:value-type="float">
            <text:p>147492</text:p>
          </table:table-cell>
          <table:table-cell table:formula="of:=[original.O14]" office:value-type="float" office:value="261856" calcext:value-type="float">
            <text:p>261856</text:p>
          </table:table-cell>
          <table:table-cell table:formula="of:=['patched-default'.AB14]" office:value-type="float" office:value="193984" calcext:value-type="float">
            <text:p>193984</text:p>
          </table:table-cell>
          <table:table-cell table:formula="of:=['patched-default'.AC14]" office:value-type="float" office:value="187400" calcext:value-type="float">
            <text:p>187400</text:p>
          </table:table-cell>
          <table:table-cell table:formula="of:=['patched-default'.O14]" office:value-type="float" office:value="306932" calcext:value-type="float">
            <text:p>306932</text:p>
          </table:table-cell>
          <table:table-cell/>
        </table:table-row>
        <table:table-row table:style-name="ro1">
          <table:table-cell table:formula="of:=[original.AB15]" office:value-type="float" office:value="248612" calcext:value-type="float">
            <text:p>248612</text:p>
          </table:table-cell>
          <table:table-cell table:formula="of:=[original.AC15]" office:value-type="float" office:value="233732" calcext:value-type="float">
            <text:p>233732</text:p>
          </table:table-cell>
          <table:table-cell table:formula="of:=[original.O15]" office:value-type="float" office:value="350136" calcext:value-type="float">
            <text:p>350136</text:p>
          </table:table-cell>
          <table:table-cell table:formula="of:=['patched-default'.AB15]" office:value-type="float" office:value="286336" calcext:value-type="float">
            <text:p>286336</text:p>
          </table:table-cell>
          <table:table-cell table:formula="of:=['patched-default'.AC15]" office:value-type="float" office:value="276407" calcext:value-type="float">
            <text:p>276407</text:p>
          </table:table-cell>
          <table:table-cell table:formula="of:=['patched-default'.O15]" office:value-type="float" office:value="399420" calcext:value-type="float">
            <text:p>399420</text:p>
          </table:table-cell>
          <table:table-cell/>
        </table:table-row>
        <table:table-row table:style-name="ro1">
          <table:table-cell table:formula="of:=[original.AB16]" office:value-type="float" office:value="334448" calcext:value-type="float">
            <text:p>334448</text:p>
          </table:table-cell>
          <table:table-cell table:formula="of:=[original.AC16]" office:value-type="float" office:value="314662" calcext:value-type="float">
            <text:p>314662</text:p>
          </table:table-cell>
          <table:table-cell table:formula="of:=[original.O16]" office:value-type="float" office:value="434500" calcext:value-type="float">
            <text:p>434500</text:p>
          </table:table-cell>
          <table:table-cell table:formula="of:=['patched-default'.AB16]" office:value-type="float" office:value="375744" calcext:value-type="float">
            <text:p>375744</text:p>
          </table:table-cell>
          <table:table-cell table:formula="of:=['patched-default'.AC16]" office:value-type="float" office:value="362645" calcext:value-type="float">
            <text:p>362645</text:p>
          </table:table-cell>
          <table:table-cell table:formula="of:=['patched-default'.O16]" office:value-type="float" office:value="526472" calcext:value-type="float">
            <text:p>526472</text:p>
          </table:table-cell>
          <table:table-cell/>
        </table:table-row>
        <table:table-row table:style-name="ro1">
          <table:table-cell table:formula="of:=[original.AB17]" office:value-type="float" office:value="422256" calcext:value-type="float">
            <text:p>422256</text:p>
          </table:table-cell>
          <table:table-cell table:formula="of:=[original.AC17]" office:value-type="float" office:value="397716" calcext:value-type="float">
            <text:p>397716</text:p>
          </table:table-cell>
          <table:table-cell table:formula="of:=[original.O17]" office:value-type="float" office:value="521004" calcext:value-type="float">
            <text:p>521004</text:p>
          </table:table-cell>
          <table:table-cell table:formula="of:=['patched-default'.AB17]" office:value-type="float" office:value="457088" calcext:value-type="float">
            <text:p>457088</text:p>
          </table:table-cell>
          <table:table-cell table:formula="of:=['patched-default'.AC17]" office:value-type="float" office:value="440994" calcext:value-type="float">
            <text:p>440994</text:p>
          </table:table-cell>
          <table:table-cell table:formula="of:=['patched-default'.O17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18]" office:value-type="float" office:value="472432" calcext:value-type="float">
            <text:p>472432</text:p>
          </table:table-cell>
          <table:table-cell table:formula="of:=[original.AC18]" office:value-type="float" office:value="445121" calcext:value-type="float">
            <text:p>445121</text:p>
          </table:table-cell>
          <table:table-cell table:formula="of:=[original.O18]" office:value-type="float" office:value="569760" calcext:value-type="float">
            <text:p>569760</text:p>
          </table:table-cell>
          <table:table-cell table:formula="of:=['patched-default'.AB18]" office:value-type="float" office:value="457088" calcext:value-type="float">
            <text:p>457088</text:p>
          </table:table-cell>
          <table:table-cell table:formula="of:=['patched-default'.AC18]" office:value-type="float" office:value="440994" calcext:value-type="float">
            <text:p>440994</text:p>
          </table:table-cell>
          <table:table-cell table:formula="of:=['patched-default'.O18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19]" office:value-type="float" office:value="472432" calcext:value-type="float">
            <text:p>472432</text:p>
          </table:table-cell>
          <table:table-cell table:formula="of:=[original.AC19]" office:value-type="float" office:value="445121" calcext:value-type="float">
            <text:p>445121</text:p>
          </table:table-cell>
          <table:table-cell table:formula="of:=[original.O19]" office:value-type="float" office:value="569760" calcext:value-type="float">
            <text:p>569760</text:p>
          </table:table-cell>
          <table:table-cell table:formula="of:=['patched-default'.AB19]" office:value-type="float" office:value="457088" calcext:value-type="float">
            <text:p>457088</text:p>
          </table:table-cell>
          <table:table-cell table:formula="of:=['patched-default'.AC19]" office:value-type="float" office:value="440994" calcext:value-type="float">
            <text:p>440994</text:p>
          </table:table-cell>
          <table:table-cell table:formula="of:=['patched-default'.O19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0]" office:value-type="float" office:value="472432" calcext:value-type="float">
            <text:p>472432</text:p>
          </table:table-cell>
          <table:table-cell table:formula="of:=[original.AC20]" office:value-type="float" office:value="445121" calcext:value-type="float">
            <text:p>445121</text:p>
          </table:table-cell>
          <table:table-cell table:formula="of:=[original.O20]" office:value-type="float" office:value="569760" calcext:value-type="float">
            <text:p>569760</text:p>
          </table:table-cell>
          <table:table-cell table:formula="of:=['patched-default'.AB20]" office:value-type="float" office:value="457088" calcext:value-type="float">
            <text:p>457088</text:p>
          </table:table-cell>
          <table:table-cell table:formula="of:=['patched-default'.AC20]" office:value-type="float" office:value="440994" calcext:value-type="float">
            <text:p>440994</text:p>
          </table:table-cell>
          <table:table-cell table:formula="of:=['patched-default'.O20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1]" office:value-type="float" office:value="472432" calcext:value-type="float">
            <text:p>472432</text:p>
          </table:table-cell>
          <table:table-cell table:formula="of:=[original.AC21]" office:value-type="float" office:value="445121" calcext:value-type="float">
            <text:p>445121</text:p>
          </table:table-cell>
          <table:table-cell table:formula="of:=[original.O21]" office:value-type="float" office:value="569760" calcext:value-type="float">
            <text:p>569760</text:p>
          </table:table-cell>
          <table:table-cell table:formula="of:=['patched-default'.AB21]" office:value-type="float" office:value="457088" calcext:value-type="float">
            <text:p>457088</text:p>
          </table:table-cell>
          <table:table-cell table:formula="of:=['patched-default'.AC21]" office:value-type="float" office:value="440994" calcext:value-type="float">
            <text:p>440994</text:p>
          </table:table-cell>
          <table:table-cell table:formula="of:=['patched-default'.O21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2]" office:value-type="float" office:value="472432" calcext:value-type="float">
            <text:p>472432</text:p>
          </table:table-cell>
          <table:table-cell table:formula="of:=[original.AC22]" office:value-type="float" office:value="445121" calcext:value-type="float">
            <text:p>445121</text:p>
          </table:table-cell>
          <table:table-cell table:formula="of:=[original.O22]" office:value-type="float" office:value="569760" calcext:value-type="float">
            <text:p>569760</text:p>
          </table:table-cell>
          <table:table-cell table:formula="of:=['patched-default'.AB22]" office:value-type="float" office:value="457088" calcext:value-type="float">
            <text:p>457088</text:p>
          </table:table-cell>
          <table:table-cell table:formula="of:=['patched-default'.AC22]" office:value-type="float" office:value="440994" calcext:value-type="float">
            <text:p>440994</text:p>
          </table:table-cell>
          <table:table-cell table:formula="of:=['patched-default'.O22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3]" office:value-type="float" office:value="472432" calcext:value-type="float">
            <text:p>472432</text:p>
          </table:table-cell>
          <table:table-cell table:formula="of:=[original.AC23]" office:value-type="float" office:value="445121" calcext:value-type="float">
            <text:p>445121</text:p>
          </table:table-cell>
          <table:table-cell table:formula="of:=[original.O23]" office:value-type="float" office:value="569760" calcext:value-type="float">
            <text:p>569760</text:p>
          </table:table-cell>
          <table:table-cell table:formula="of:=['patched-default'.AB23]" office:value-type="float" office:value="457088" calcext:value-type="float">
            <text:p>457088</text:p>
          </table:table-cell>
          <table:table-cell table:formula="of:=['patched-default'.AC23]" office:value-type="float" office:value="440994" calcext:value-type="float">
            <text:p>440994</text:p>
          </table:table-cell>
          <table:table-cell table:formula="of:=['patched-default'.O23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4]" office:value-type="float" office:value="472432" calcext:value-type="float">
            <text:p>472432</text:p>
          </table:table-cell>
          <table:table-cell table:formula="of:=[original.AC24]" office:value-type="float" office:value="445121" calcext:value-type="float">
            <text:p>445121</text:p>
          </table:table-cell>
          <table:table-cell table:formula="of:=[original.O24]" office:value-type="float" office:value="569760" calcext:value-type="float">
            <text:p>569760</text:p>
          </table:table-cell>
          <table:table-cell table:formula="of:=['patched-default'.AB24]" office:value-type="float" office:value="457088" calcext:value-type="float">
            <text:p>457088</text:p>
          </table:table-cell>
          <table:table-cell table:formula="of:=['patched-default'.AC24]" office:value-type="float" office:value="440994" calcext:value-type="float">
            <text:p>440994</text:p>
          </table:table-cell>
          <table:table-cell table:formula="of:=['patched-default'.O24]" office:value-type="float" office:value="572328" calcext:value-type="float">
            <text:p>572328</text:p>
          </table:table-cell>
          <table:table-cell/>
        </table:table-row>
        <table:table-row table:style-name="ro1">
          <table:table-cell table:formula="of:=[original.AB25]" office:value-type="float" office:value="472432" calcext:value-type="float">
            <text:p>472432</text:p>
          </table:table-cell>
          <table:table-cell table:formula="of:=[original.AC25]" office:value-type="float" office:value="445121" calcext:value-type="float">
            <text:p>445121</text:p>
          </table:table-cell>
          <table:table-cell table:formula="of:=[original.O25]" office:value-type="float" office:value="569760" calcext:value-type="float">
            <text:p>569760</text:p>
          </table:table-cell>
          <table:table-cell table:formula="of:=['patched-default'.AB25]" office:value-type="float" office:value="371712" calcext:value-type="float">
            <text:p>371712</text:p>
          </table:table-cell>
          <table:table-cell table:formula="of:=['patched-default'.AC25]" office:value-type="float" office:value="355474" calcext:value-type="float">
            <text:p>355474</text:p>
          </table:table-cell>
          <table:table-cell table:formula="of:=['patched-default'.O25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26]" office:value-type="float" office:value="472432" calcext:value-type="float">
            <text:p>472432</text:p>
          </table:table-cell>
          <table:table-cell table:formula="of:=[original.AC26]" office:value-type="float" office:value="358708" calcext:value-type="float">
            <text:p>358708</text:p>
          </table:table-cell>
          <table:table-cell table:formula="of:=[original.O26]" office:value-type="float" office:value="570016" calcext:value-type="float">
            <text:p>570016</text:p>
          </table:table-cell>
          <table:table-cell table:formula="of:=['patched-default'.AB26]" office:value-type="float" office:value="371712" calcext:value-type="float">
            <text:p>371712</text:p>
          </table:table-cell>
          <table:table-cell table:formula="of:=['patched-default'.AC26]" office:value-type="float" office:value="355474" calcext:value-type="float">
            <text:p>355474</text:p>
          </table:table-cell>
          <table:table-cell table:formula="of:=['patched-default'.O26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27]" office:value-type="float" office:value="472432" calcext:value-type="float">
            <text:p>472432</text:p>
          </table:table-cell>
          <table:table-cell table:formula="of:=[original.AC27]" office:value-type="float" office:value="358708" calcext:value-type="float">
            <text:p>358708</text:p>
          </table:table-cell>
          <table:table-cell table:formula="of:=[original.O27]" office:value-type="float" office:value="570016" calcext:value-type="float">
            <text:p>570016</text:p>
          </table:table-cell>
          <table:table-cell table:formula="of:=['patched-default'.AB27]" office:value-type="float" office:value="371712" calcext:value-type="float">
            <text:p>371712</text:p>
          </table:table-cell>
          <table:table-cell table:formula="of:=['patched-default'.AC27]" office:value-type="float" office:value="355474" calcext:value-type="float">
            <text:p>355474</text:p>
          </table:table-cell>
          <table:table-cell table:formula="of:=['patched-default'.O27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28]" office:value-type="float" office:value="472432" calcext:value-type="float">
            <text:p>472432</text:p>
          </table:table-cell>
          <table:table-cell table:formula="of:=[original.AC28]" office:value-type="float" office:value="358708" calcext:value-type="float">
            <text:p>358708</text:p>
          </table:table-cell>
          <table:table-cell table:formula="of:=[original.O28]" office:value-type="float" office:value="570016" calcext:value-type="float">
            <text:p>570016</text:p>
          </table:table-cell>
          <table:table-cell table:formula="of:=['patched-default'.AB28]" office:value-type="float" office:value="371712" calcext:value-type="float">
            <text:p>371712</text:p>
          </table:table-cell>
          <table:table-cell table:formula="of:=['patched-default'.AC28]" office:value-type="float" office:value="355474" calcext:value-type="float">
            <text:p>355474</text:p>
          </table:table-cell>
          <table:table-cell table:formula="of:=['patched-default'.O28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29]" office:value-type="float" office:value="472432" calcext:value-type="float">
            <text:p>472432</text:p>
          </table:table-cell>
          <table:table-cell table:formula="of:=[original.AC29]" office:value-type="float" office:value="358708" calcext:value-type="float">
            <text:p>358708</text:p>
          </table:table-cell>
          <table:table-cell table:formula="of:=[original.O29]" office:value-type="float" office:value="570016" calcext:value-type="float">
            <text:p>570016</text:p>
          </table:table-cell>
          <table:table-cell table:formula="of:=['patched-default'.AB29]" office:value-type="float" office:value="371712" calcext:value-type="float">
            <text:p>371712</text:p>
          </table:table-cell>
          <table:table-cell table:formula="of:=['patched-default'.AC29]" office:value-type="float" office:value="355474" calcext:value-type="float">
            <text:p>355474</text:p>
          </table:table-cell>
          <table:table-cell table:formula="of:=['patched-default'.O29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30]" office:value-type="float" office:value="472432" calcext:value-type="float">
            <text:p>472432</text:p>
          </table:table-cell>
          <table:table-cell table:formula="of:=[original.AC30]" office:value-type="float" office:value="358708" calcext:value-type="float">
            <text:p>358708</text:p>
          </table:table-cell>
          <table:table-cell table:formula="of:=[original.O30]" office:value-type="float" office:value="570016" calcext:value-type="float">
            <text:p>570016</text:p>
          </table:table-cell>
          <table:table-cell table:formula="of:=['patched-default'.AB30]" office:value-type="float" office:value="371712" calcext:value-type="float">
            <text:p>371712</text:p>
          </table:table-cell>
          <table:table-cell table:formula="of:=['patched-default'.AC30]" office:value-type="float" office:value="355474" calcext:value-type="float">
            <text:p>355474</text:p>
          </table:table-cell>
          <table:table-cell table:formula="of:=['patched-default'.O30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31]" office:value-type="float" office:value="472432" calcext:value-type="float">
            <text:p>472432</text:p>
          </table:table-cell>
          <table:table-cell table:formula="of:=[original.AC31]" office:value-type="float" office:value="358708" calcext:value-type="float">
            <text:p>358708</text:p>
          </table:table-cell>
          <table:table-cell table:formula="of:=[original.O31]" office:value-type="float" office:value="570016" calcext:value-type="float">
            <text:p>570016</text:p>
          </table:table-cell>
          <table:table-cell table:formula="of:=['patched-default'.AB31]" office:value-type="float" office:value="371712" calcext:value-type="float">
            <text:p>371712</text:p>
          </table:table-cell>
          <table:table-cell table:formula="of:=['patched-default'.AC31]" office:value-type="float" office:value="355474" calcext:value-type="float">
            <text:p>355474</text:p>
          </table:table-cell>
          <table:table-cell table:formula="of:=['patched-default'.O31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32]" office:value-type="float" office:value="472432" calcext:value-type="float">
            <text:p>472432</text:p>
          </table:table-cell>
          <table:table-cell table:formula="of:=[original.AC32]" office:value-type="float" office:value="358708" calcext:value-type="float">
            <text:p>358708</text:p>
          </table:table-cell>
          <table:table-cell table:formula="of:=[original.O32]" office:value-type="float" office:value="570016" calcext:value-type="float">
            <text:p>570016</text:p>
          </table:table-cell>
          <table:table-cell table:formula="of:=['patched-default'.AB32]" office:value-type="float" office:value="371712" calcext:value-type="float">
            <text:p>371712</text:p>
          </table:table-cell>
          <table:table-cell table:formula="of:=['patched-default'.AC32]" office:value-type="float" office:value="355474" calcext:value-type="float">
            <text:p>355474</text:p>
          </table:table-cell>
          <table:table-cell table:formula="of:=['patched-default'.O32]" office:value-type="float" office:value="486104" calcext:value-type="float">
            <text:p>486104</text:p>
          </table:table-cell>
          <table:table-cell/>
        </table:table-row>
        <table:table-row table:style-name="ro1">
          <table:table-cell table:formula="of:=[original.AB33]" office:value-type="float" office:value="472432" calcext:value-type="float">
            <text:p>472432</text:p>
          </table:table-cell>
          <table:table-cell table:formula="of:=[original.AC33]" office:value-type="float" office:value="358708" calcext:value-type="float">
            <text:p>358708</text:p>
          </table:table-cell>
          <table:table-cell table:formula="of:=[original.O33]" office:value-type="float" office:value="570016" calcext:value-type="float">
            <text:p>570016</text:p>
          </table:table-cell>
          <table:table-cell table:formula="of:=['patched-default'.AB33]" office:value-type="float" office:value="282944" calcext:value-type="float">
            <text:p>282944</text:p>
          </table:table-cell>
          <table:table-cell table:formula="of:=['patched-default'.AC33]" office:value-type="float" office:value="269953" calcext:value-type="float">
            <text:p>269953</text:p>
          </table:table-cell>
          <table:table-cell table:formula="of:=['patched-default'.O33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4]" office:value-type="float" office:value="472432" calcext:value-type="float">
            <text:p>472432</text:p>
          </table:table-cell>
          <table:table-cell table:formula="of:=[original.AC34]" office:value-type="float" office:value="272296" calcext:value-type="float">
            <text:p>272296</text:p>
          </table:table-cell>
          <table:table-cell table:formula="of:=[original.O34]" office:value-type="float" office:value="570588" calcext:value-type="float">
            <text:p>570588</text:p>
          </table:table-cell>
          <table:table-cell table:formula="of:=['patched-default'.AB34]" office:value-type="float" office:value="282944" calcext:value-type="float">
            <text:p>282944</text:p>
          </table:table-cell>
          <table:table-cell table:formula="of:=['patched-default'.AC34]" office:value-type="float" office:value="269954" calcext:value-type="float">
            <text:p>269954</text:p>
          </table:table-cell>
          <table:table-cell table:formula="of:=['patched-default'.O34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5]" office:value-type="float" office:value="472432" calcext:value-type="float">
            <text:p>472432</text:p>
          </table:table-cell>
          <table:table-cell table:formula="of:=[original.AC35]" office:value-type="float" office:value="272296" calcext:value-type="float">
            <text:p>272296</text:p>
          </table:table-cell>
          <table:table-cell table:formula="of:=[original.O35]" office:value-type="float" office:value="570588" calcext:value-type="float">
            <text:p>570588</text:p>
          </table:table-cell>
          <table:table-cell table:formula="of:=['patched-default'.AB35]" office:value-type="float" office:value="282944" calcext:value-type="float">
            <text:p>282944</text:p>
          </table:table-cell>
          <table:table-cell table:formula="of:=['patched-default'.AC35]" office:value-type="float" office:value="269954" calcext:value-type="float">
            <text:p>269954</text:p>
          </table:table-cell>
          <table:table-cell table:formula="of:=['patched-default'.O35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6]" office:value-type="float" office:value="472432" calcext:value-type="float">
            <text:p>472432</text:p>
          </table:table-cell>
          <table:table-cell table:formula="of:=[original.AC36]" office:value-type="float" office:value="272296" calcext:value-type="float">
            <text:p>272296</text:p>
          </table:table-cell>
          <table:table-cell table:formula="of:=[original.O36]" office:value-type="float" office:value="570588" calcext:value-type="float">
            <text:p>570588</text:p>
          </table:table-cell>
          <table:table-cell table:formula="of:=['patched-default'.AB36]" office:value-type="float" office:value="282944" calcext:value-type="float">
            <text:p>282944</text:p>
          </table:table-cell>
          <table:table-cell table:formula="of:=['patched-default'.AC36]" office:value-type="float" office:value="269954" calcext:value-type="float">
            <text:p>269954</text:p>
          </table:table-cell>
          <table:table-cell table:formula="of:=['patched-default'.O36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7]" office:value-type="float" office:value="472432" calcext:value-type="float">
            <text:p>472432</text:p>
          </table:table-cell>
          <table:table-cell table:formula="of:=[original.AC37]" office:value-type="float" office:value="272296" calcext:value-type="float">
            <text:p>272296</text:p>
          </table:table-cell>
          <table:table-cell table:formula="of:=[original.O37]" office:value-type="float" office:value="570588" calcext:value-type="float">
            <text:p>570588</text:p>
          </table:table-cell>
          <table:table-cell table:formula="of:=['patched-default'.AB37]" office:value-type="float" office:value="282944" calcext:value-type="float">
            <text:p>282944</text:p>
          </table:table-cell>
          <table:table-cell table:formula="of:=['patched-default'.AC37]" office:value-type="float" office:value="269954" calcext:value-type="float">
            <text:p>269954</text:p>
          </table:table-cell>
          <table:table-cell table:formula="of:=['patched-default'.O37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8]" office:value-type="float" office:value="472432" calcext:value-type="float">
            <text:p>472432</text:p>
          </table:table-cell>
          <table:table-cell table:formula="of:=[original.AC38]" office:value-type="float" office:value="272296" calcext:value-type="float">
            <text:p>272296</text:p>
          </table:table-cell>
          <table:table-cell table:formula="of:=[original.O38]" office:value-type="float" office:value="570588" calcext:value-type="float">
            <text:p>570588</text:p>
          </table:table-cell>
          <table:table-cell table:formula="of:=['patched-default'.AB38]" office:value-type="float" office:value="282944" calcext:value-type="float">
            <text:p>282944</text:p>
          </table:table-cell>
          <table:table-cell table:formula="of:=['patched-default'.AC38]" office:value-type="float" office:value="269954" calcext:value-type="float">
            <text:p>269954</text:p>
          </table:table-cell>
          <table:table-cell table:formula="of:=['patched-default'.O38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39]" office:value-type="float" office:value="472432" calcext:value-type="float">
            <text:p>472432</text:p>
          </table:table-cell>
          <table:table-cell table:formula="of:=[original.AC39]" office:value-type="float" office:value="272296" calcext:value-type="float">
            <text:p>272296</text:p>
          </table:table-cell>
          <table:table-cell table:formula="of:=[original.O39]" office:value-type="float" office:value="570588" calcext:value-type="float">
            <text:p>570588</text:p>
          </table:table-cell>
          <table:table-cell table:formula="of:=['patched-default'.AB39]" office:value-type="float" office:value="282944" calcext:value-type="float">
            <text:p>282944</text:p>
          </table:table-cell>
          <table:table-cell table:formula="of:=['patched-default'.AC39]" office:value-type="float" office:value="269954" calcext:value-type="float">
            <text:p>269954</text:p>
          </table:table-cell>
          <table:table-cell table:formula="of:=['patched-default'.O39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40]" office:value-type="float" office:value="472432" calcext:value-type="float">
            <text:p>472432</text:p>
          </table:table-cell>
          <table:table-cell table:formula="of:=[original.AC40]" office:value-type="float" office:value="272296" calcext:value-type="float">
            <text:p>272296</text:p>
          </table:table-cell>
          <table:table-cell table:formula="of:=[original.O40]" office:value-type="float" office:value="570588" calcext:value-type="float">
            <text:p>570588</text:p>
          </table:table-cell>
          <table:table-cell table:formula="of:=['patched-default'.AB40]" office:value-type="float" office:value="282944" calcext:value-type="float">
            <text:p>282944</text:p>
          </table:table-cell>
          <table:table-cell table:formula="of:=['patched-default'.AC40]" office:value-type="float" office:value="269954" calcext:value-type="float">
            <text:p>269954</text:p>
          </table:table-cell>
          <table:table-cell table:formula="of:=['patched-default'.O40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41]" office:value-type="float" office:value="472432" calcext:value-type="float">
            <text:p>472432</text:p>
          </table:table-cell>
          <table:table-cell table:formula="of:=[original.AC41]" office:value-type="float" office:value="272296" calcext:value-type="float">
            <text:p>272296</text:p>
          </table:table-cell>
          <table:table-cell table:formula="of:=[original.O41]" office:value-type="float" office:value="570588" calcext:value-type="float">
            <text:p>570588</text:p>
          </table:table-cell>
          <table:table-cell table:formula="of:=['patched-default'.AB41]" office:value-type="float" office:value="282944" calcext:value-type="float">
            <text:p>282944</text:p>
          </table:table-cell>
          <table:table-cell table:formula="of:=['patched-default'.AC41]" office:value-type="float" office:value="269954" calcext:value-type="float">
            <text:p>269954</text:p>
          </table:table-cell>
          <table:table-cell table:formula="of:=['patched-default'.O41]" office:value-type="float" office:value="400560" calcext:value-type="float">
            <text:p>400560</text:p>
          </table:table-cell>
          <table:table-cell/>
        </table:table-row>
        <table:table-row table:style-name="ro1">
          <table:table-cell table:formula="of:=[original.AB42]" office:value-type="float" office:value="427376" calcext:value-type="float">
            <text:p>427376</text:p>
          </table:table-cell>
          <table:table-cell table:formula="of:=[original.AC42]" office:value-type="float" office:value="185883" calcext:value-type="float">
            <text:p>185883</text:p>
          </table:table-cell>
          <table:table-cell table:formula="of:=[original.O42]" office:value-type="float" office:value="527116" calcext:value-type="float">
            <text:p>527116</text:p>
          </table:table-cell>
          <table:table-cell table:formula="of:=['patched-default'.AB42]" office:value-type="float" office:value="194176" calcext:value-type="float">
            <text:p>194176</text:p>
          </table:table-cell>
          <table:table-cell table:formula="of:=['patched-default'.AC42]" office:value-type="float" office:value="184434" calcext:value-type="float">
            <text:p>184434</text:p>
          </table:table-cell>
          <table:table-cell table:formula="of:=['patched-default'.O4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3]" office:value-type="float" office:value="427376" calcext:value-type="float">
            <text:p>427376</text:p>
          </table:table-cell>
          <table:table-cell table:formula="of:=[original.AC43]" office:value-type="float" office:value="185883" calcext:value-type="float">
            <text:p>185883</text:p>
          </table:table-cell>
          <table:table-cell table:formula="of:=[original.O43]" office:value-type="float" office:value="527116" calcext:value-type="float">
            <text:p>527116</text:p>
          </table:table-cell>
          <table:table-cell table:formula="of:=['patched-default'.AB43]" office:value-type="float" office:value="194176" calcext:value-type="float">
            <text:p>194176</text:p>
          </table:table-cell>
          <table:table-cell table:formula="of:=['patched-default'.AC43]" office:value-type="float" office:value="184434" calcext:value-type="float">
            <text:p>184434</text:p>
          </table:table-cell>
          <table:table-cell table:formula="of:=['patched-default'.O4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4]" office:value-type="float" office:value="427376" calcext:value-type="float">
            <text:p>427376</text:p>
          </table:table-cell>
          <table:table-cell table:formula="of:=[original.AC44]" office:value-type="float" office:value="185883" calcext:value-type="float">
            <text:p>185883</text:p>
          </table:table-cell>
          <table:table-cell table:formula="of:=[original.O44]" office:value-type="float" office:value="527116" calcext:value-type="float">
            <text:p>527116</text:p>
          </table:table-cell>
          <table:table-cell table:formula="of:=['patched-default'.AB44]" office:value-type="float" office:value="194176" calcext:value-type="float">
            <text:p>194176</text:p>
          </table:table-cell>
          <table:table-cell table:formula="of:=['patched-default'.AC44]" office:value-type="float" office:value="184434" calcext:value-type="float">
            <text:p>184434</text:p>
          </table:table-cell>
          <table:table-cell table:formula="of:=['patched-default'.O4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5]" office:value-type="float" office:value="427376" calcext:value-type="float">
            <text:p>427376</text:p>
          </table:table-cell>
          <table:table-cell table:formula="of:=[original.AC45]" office:value-type="float" office:value="185883" calcext:value-type="float">
            <text:p>185883</text:p>
          </table:table-cell>
          <table:table-cell table:formula="of:=[original.O45]" office:value-type="float" office:value="527116" calcext:value-type="float">
            <text:p>527116</text:p>
          </table:table-cell>
          <table:table-cell table:formula="of:=['patched-default'.AB45]" office:value-type="float" office:value="194176" calcext:value-type="float">
            <text:p>194176</text:p>
          </table:table-cell>
          <table:table-cell table:formula="of:=['patched-default'.AC45]" office:value-type="float" office:value="184434" calcext:value-type="float">
            <text:p>184434</text:p>
          </table:table-cell>
          <table:table-cell table:formula="of:=['patched-default'.O4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6]" office:value-type="float" office:value="427376" calcext:value-type="float">
            <text:p>427376</text:p>
          </table:table-cell>
          <table:table-cell table:formula="of:=[original.AC46]" office:value-type="float" office:value="185883" calcext:value-type="float">
            <text:p>185883</text:p>
          </table:table-cell>
          <table:table-cell table:formula="of:=[original.O46]" office:value-type="float" office:value="527116" calcext:value-type="float">
            <text:p>527116</text:p>
          </table:table-cell>
          <table:table-cell table:formula="of:=['patched-default'.AB46]" office:value-type="float" office:value="194176" calcext:value-type="float">
            <text:p>194176</text:p>
          </table:table-cell>
          <table:table-cell table:formula="of:=['patched-default'.AC46]" office:value-type="float" office:value="184434" calcext:value-type="float">
            <text:p>184434</text:p>
          </table:table-cell>
          <table:table-cell table:formula="of:=['patched-default'.O4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7]" office:value-type="float" office:value="427376" calcext:value-type="float">
            <text:p>427376</text:p>
          </table:table-cell>
          <table:table-cell table:formula="of:=[original.AC47]" office:value-type="float" office:value="185883" calcext:value-type="float">
            <text:p>185883</text:p>
          </table:table-cell>
          <table:table-cell table:formula="of:=[original.O47]" office:value-type="float" office:value="527116" calcext:value-type="float">
            <text:p>527116</text:p>
          </table:table-cell>
          <table:table-cell table:formula="of:=['patched-default'.AB47]" office:value-type="float" office:value="194176" calcext:value-type="float">
            <text:p>194176</text:p>
          </table:table-cell>
          <table:table-cell table:formula="of:=['patched-default'.AC47]" office:value-type="float" office:value="184434" calcext:value-type="float">
            <text:p>184434</text:p>
          </table:table-cell>
          <table:table-cell table:formula="of:=['patched-default'.O4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8]" office:value-type="float" office:value="427376" calcext:value-type="float">
            <text:p>427376</text:p>
          </table:table-cell>
          <table:table-cell table:formula="of:=[original.AC48]" office:value-type="float" office:value="185883" calcext:value-type="float">
            <text:p>185883</text:p>
          </table:table-cell>
          <table:table-cell table:formula="of:=[original.O48]" office:value-type="float" office:value="527116" calcext:value-type="float">
            <text:p>527116</text:p>
          </table:table-cell>
          <table:table-cell table:formula="of:=['patched-default'.AB48]" office:value-type="float" office:value="194176" calcext:value-type="float">
            <text:p>194176</text:p>
          </table:table-cell>
          <table:table-cell table:formula="of:=['patched-default'.AC48]" office:value-type="float" office:value="184434" calcext:value-type="float">
            <text:p>184434</text:p>
          </table:table-cell>
          <table:table-cell table:formula="of:=['patched-default'.O4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49]" office:value-type="float" office:value="427376" calcext:value-type="float">
            <text:p>427376</text:p>
          </table:table-cell>
          <table:table-cell table:formula="of:=[original.AC49]" office:value-type="float" office:value="185883" calcext:value-type="float">
            <text:p>185883</text:p>
          </table:table-cell>
          <table:table-cell table:formula="of:=[original.O49]" office:value-type="float" office:value="527116" calcext:value-type="float">
            <text:p>527116</text:p>
          </table:table-cell>
          <table:table-cell table:formula="of:=['patched-default'.AB49]" office:value-type="float" office:value="194176" calcext:value-type="float">
            <text:p>194176</text:p>
          </table:table-cell>
          <table:table-cell table:formula="of:=['patched-default'.AC49]" office:value-type="float" office:value="184434" calcext:value-type="float">
            <text:p>184434</text:p>
          </table:table-cell>
          <table:table-cell table:formula="of:=['patched-default'.O4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0]" office:value-type="float" office:value="427376" calcext:value-type="float">
            <text:p>427376</text:p>
          </table:table-cell>
          <table:table-cell table:formula="of:=[original.AC50]" office:value-type="float" office:value="185883" calcext:value-type="float">
            <text:p>185883</text:p>
          </table:table-cell>
          <table:table-cell table:formula="of:=[original.O50]" office:value-type="float" office:value="527116" calcext:value-type="float">
            <text:p>527116</text:p>
          </table:table-cell>
          <table:table-cell table:formula="of:=['patched-default'.AB50]" office:value-type="float" office:value="194176" calcext:value-type="float">
            <text:p>194176</text:p>
          </table:table-cell>
          <table:table-cell table:formula="of:=['patched-default'.AC50]" office:value-type="float" office:value="184434" calcext:value-type="float">
            <text:p>184434</text:p>
          </table:table-cell>
          <table:table-cell table:formula="of:=['patched-default'.O5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1]" office:value-type="float" office:value="427376" calcext:value-type="float">
            <text:p>427376</text:p>
          </table:table-cell>
          <table:table-cell table:formula="of:=[original.AC51]" office:value-type="float" office:value="185883" calcext:value-type="float">
            <text:p>185883</text:p>
          </table:table-cell>
          <table:table-cell table:formula="of:=[original.O51]" office:value-type="float" office:value="527116" calcext:value-type="float">
            <text:p>527116</text:p>
          </table:table-cell>
          <table:table-cell table:formula="of:=['patched-default'.AB51]" office:value-type="float" office:value="194176" calcext:value-type="float">
            <text:p>194176</text:p>
          </table:table-cell>
          <table:table-cell table:formula="of:=['patched-default'.AC51]" office:value-type="float" office:value="184434" calcext:value-type="float">
            <text:p>184434</text:p>
          </table:table-cell>
          <table:table-cell table:formula="of:=['patched-default'.O5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2]" office:value-type="float" office:value="427376" calcext:value-type="float">
            <text:p>427376</text:p>
          </table:table-cell>
          <table:table-cell table:formula="of:=[original.AC52]" office:value-type="float" office:value="185883" calcext:value-type="float">
            <text:p>185883</text:p>
          </table:table-cell>
          <table:table-cell table:formula="of:=[original.O52]" office:value-type="float" office:value="527116" calcext:value-type="float">
            <text:p>527116</text:p>
          </table:table-cell>
          <table:table-cell table:formula="of:=['patched-default'.AB52]" office:value-type="float" office:value="194176" calcext:value-type="float">
            <text:p>194176</text:p>
          </table:table-cell>
          <table:table-cell table:formula="of:=['patched-default'.AC52]" office:value-type="float" office:value="184434" calcext:value-type="float">
            <text:p>184434</text:p>
          </table:table-cell>
          <table:table-cell table:formula="of:=['patched-default'.O5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3]" office:value-type="float" office:value="427376" calcext:value-type="float">
            <text:p>427376</text:p>
          </table:table-cell>
          <table:table-cell table:formula="of:=[original.AC53]" office:value-type="float" office:value="185883" calcext:value-type="float">
            <text:p>185883</text:p>
          </table:table-cell>
          <table:table-cell table:formula="of:=[original.O53]" office:value-type="float" office:value="527116" calcext:value-type="float">
            <text:p>527116</text:p>
          </table:table-cell>
          <table:table-cell table:formula="of:=['patched-default'.AB53]" office:value-type="float" office:value="194176" calcext:value-type="float">
            <text:p>194176</text:p>
          </table:table-cell>
          <table:table-cell table:formula="of:=['patched-default'.AC53]" office:value-type="float" office:value="184434" calcext:value-type="float">
            <text:p>184434</text:p>
          </table:table-cell>
          <table:table-cell table:formula="of:=['patched-default'.O5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4]" office:value-type="float" office:value="427376" calcext:value-type="float">
            <text:p>427376</text:p>
          </table:table-cell>
          <table:table-cell table:formula="of:=[original.AC54]" office:value-type="float" office:value="185883" calcext:value-type="float">
            <text:p>185883</text:p>
          </table:table-cell>
          <table:table-cell table:formula="of:=[original.O54]" office:value-type="float" office:value="527116" calcext:value-type="float">
            <text:p>527116</text:p>
          </table:table-cell>
          <table:table-cell table:formula="of:=['patched-default'.AB54]" office:value-type="float" office:value="194176" calcext:value-type="float">
            <text:p>194176</text:p>
          </table:table-cell>
          <table:table-cell table:formula="of:=['patched-default'.AC54]" office:value-type="float" office:value="184434" calcext:value-type="float">
            <text:p>184434</text:p>
          </table:table-cell>
          <table:table-cell table:formula="of:=['patched-default'.O5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5]" office:value-type="float" office:value="427376" calcext:value-type="float">
            <text:p>427376</text:p>
          </table:table-cell>
          <table:table-cell table:formula="of:=[original.AC55]" office:value-type="float" office:value="185883" calcext:value-type="float">
            <text:p>185883</text:p>
          </table:table-cell>
          <table:table-cell table:formula="of:=[original.O55]" office:value-type="float" office:value="527116" calcext:value-type="float">
            <text:p>527116</text:p>
          </table:table-cell>
          <table:table-cell table:formula="of:=['patched-default'.AB55]" office:value-type="float" office:value="194176" calcext:value-type="float">
            <text:p>194176</text:p>
          </table:table-cell>
          <table:table-cell table:formula="of:=['patched-default'.AC55]" office:value-type="float" office:value="184434" calcext:value-type="float">
            <text:p>184434</text:p>
          </table:table-cell>
          <table:table-cell table:formula="of:=['patched-default'.O5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6]" office:value-type="float" office:value="427376" calcext:value-type="float">
            <text:p>427376</text:p>
          </table:table-cell>
          <table:table-cell table:formula="of:=[original.AC56]" office:value-type="float" office:value="185883" calcext:value-type="float">
            <text:p>185883</text:p>
          </table:table-cell>
          <table:table-cell table:formula="of:=[original.O56]" office:value-type="float" office:value="527116" calcext:value-type="float">
            <text:p>527116</text:p>
          </table:table-cell>
          <table:table-cell table:formula="of:=['patched-default'.AB56]" office:value-type="float" office:value="194176" calcext:value-type="float">
            <text:p>194176</text:p>
          </table:table-cell>
          <table:table-cell table:formula="of:=['patched-default'.AC56]" office:value-type="float" office:value="184434" calcext:value-type="float">
            <text:p>184434</text:p>
          </table:table-cell>
          <table:table-cell table:formula="of:=['patched-default'.O5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7]" office:value-type="float" office:value="427376" calcext:value-type="float">
            <text:p>427376</text:p>
          </table:table-cell>
          <table:table-cell table:formula="of:=[original.AC57]" office:value-type="float" office:value="185883" calcext:value-type="float">
            <text:p>185883</text:p>
          </table:table-cell>
          <table:table-cell table:formula="of:=[original.O57]" office:value-type="float" office:value="527116" calcext:value-type="float">
            <text:p>527116</text:p>
          </table:table-cell>
          <table:table-cell table:formula="of:=['patched-default'.AB57]" office:value-type="float" office:value="194176" calcext:value-type="float">
            <text:p>194176</text:p>
          </table:table-cell>
          <table:table-cell table:formula="of:=['patched-default'.AC57]" office:value-type="float" office:value="184434" calcext:value-type="float">
            <text:p>184434</text:p>
          </table:table-cell>
          <table:table-cell table:formula="of:=['patched-default'.O5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8]" office:value-type="float" office:value="427376" calcext:value-type="float">
            <text:p>427376</text:p>
          </table:table-cell>
          <table:table-cell table:formula="of:=[original.AC58]" office:value-type="float" office:value="185883" calcext:value-type="float">
            <text:p>185883</text:p>
          </table:table-cell>
          <table:table-cell table:formula="of:=[original.O58]" office:value-type="float" office:value="527116" calcext:value-type="float">
            <text:p>527116</text:p>
          </table:table-cell>
          <table:table-cell table:formula="of:=['patched-default'.AB58]" office:value-type="float" office:value="194176" calcext:value-type="float">
            <text:p>194176</text:p>
          </table:table-cell>
          <table:table-cell table:formula="of:=['patched-default'.AC58]" office:value-type="float" office:value="184434" calcext:value-type="float">
            <text:p>184434</text:p>
          </table:table-cell>
          <table:table-cell table:formula="of:=['patched-default'.O5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59]" office:value-type="float" office:value="427376" calcext:value-type="float">
            <text:p>427376</text:p>
          </table:table-cell>
          <table:table-cell table:formula="of:=[original.AC59]" office:value-type="float" office:value="185883" calcext:value-type="float">
            <text:p>185883</text:p>
          </table:table-cell>
          <table:table-cell table:formula="of:=[original.O59]" office:value-type="float" office:value="527116" calcext:value-type="float">
            <text:p>527116</text:p>
          </table:table-cell>
          <table:table-cell table:formula="of:=['patched-default'.AB59]" office:value-type="float" office:value="194176" calcext:value-type="float">
            <text:p>194176</text:p>
          </table:table-cell>
          <table:table-cell table:formula="of:=['patched-default'.AC59]" office:value-type="float" office:value="184434" calcext:value-type="float">
            <text:p>184434</text:p>
          </table:table-cell>
          <table:table-cell table:formula="of:=['patched-default'.O5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0]" office:value-type="float" office:value="427376" calcext:value-type="float">
            <text:p>427376</text:p>
          </table:table-cell>
          <table:table-cell table:formula="of:=[original.AC60]" office:value-type="float" office:value="185883" calcext:value-type="float">
            <text:p>185883</text:p>
          </table:table-cell>
          <table:table-cell table:formula="of:=[original.O60]" office:value-type="float" office:value="527116" calcext:value-type="float">
            <text:p>527116</text:p>
          </table:table-cell>
          <table:table-cell table:formula="of:=['patched-default'.AB60]" office:value-type="float" office:value="194176" calcext:value-type="float">
            <text:p>194176</text:p>
          </table:table-cell>
          <table:table-cell table:formula="of:=['patched-default'.AC60]" office:value-type="float" office:value="184434" calcext:value-type="float">
            <text:p>184434</text:p>
          </table:table-cell>
          <table:table-cell table:formula="of:=['patched-default'.O6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1]" office:value-type="float" office:value="427376" calcext:value-type="float">
            <text:p>427376</text:p>
          </table:table-cell>
          <table:table-cell table:formula="of:=[original.AC61]" office:value-type="float" office:value="185883" calcext:value-type="float">
            <text:p>185883</text:p>
          </table:table-cell>
          <table:table-cell table:formula="of:=[original.O61]" office:value-type="float" office:value="527116" calcext:value-type="float">
            <text:p>527116</text:p>
          </table:table-cell>
          <table:table-cell table:formula="of:=['patched-default'.AB61]" office:value-type="float" office:value="194176" calcext:value-type="float">
            <text:p>194176</text:p>
          </table:table-cell>
          <table:table-cell table:formula="of:=['patched-default'.AC61]" office:value-type="float" office:value="184434" calcext:value-type="float">
            <text:p>184434</text:p>
          </table:table-cell>
          <table:table-cell table:formula="of:=['patched-default'.O6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2]" office:value-type="float" office:value="427376" calcext:value-type="float">
            <text:p>427376</text:p>
          </table:table-cell>
          <table:table-cell table:formula="of:=[original.AC62]" office:value-type="float" office:value="185883" calcext:value-type="float">
            <text:p>185883</text:p>
          </table:table-cell>
          <table:table-cell table:formula="of:=[original.O62]" office:value-type="float" office:value="527116" calcext:value-type="float">
            <text:p>527116</text:p>
          </table:table-cell>
          <table:table-cell table:formula="of:=['patched-default'.AB62]" office:value-type="float" office:value="194176" calcext:value-type="float">
            <text:p>194176</text:p>
          </table:table-cell>
          <table:table-cell table:formula="of:=['patched-default'.AC62]" office:value-type="float" office:value="184434" calcext:value-type="float">
            <text:p>184434</text:p>
          </table:table-cell>
          <table:table-cell table:formula="of:=['patched-default'.O6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3]" office:value-type="float" office:value="427376" calcext:value-type="float">
            <text:p>427376</text:p>
          </table:table-cell>
          <table:table-cell table:formula="of:=[original.AC63]" office:value-type="float" office:value="185883" calcext:value-type="float">
            <text:p>185883</text:p>
          </table:table-cell>
          <table:table-cell table:formula="of:=[original.O63]" office:value-type="float" office:value="527116" calcext:value-type="float">
            <text:p>527116</text:p>
          </table:table-cell>
          <table:table-cell table:formula="of:=['patched-default'.AB63]" office:value-type="float" office:value="194176" calcext:value-type="float">
            <text:p>194176</text:p>
          </table:table-cell>
          <table:table-cell table:formula="of:=['patched-default'.AC63]" office:value-type="float" office:value="184434" calcext:value-type="float">
            <text:p>184434</text:p>
          </table:table-cell>
          <table:table-cell table:formula="of:=['patched-default'.O6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4]" office:value-type="float" office:value="427376" calcext:value-type="float">
            <text:p>427376</text:p>
          </table:table-cell>
          <table:table-cell table:formula="of:=[original.AC64]" office:value-type="float" office:value="185883" calcext:value-type="float">
            <text:p>185883</text:p>
          </table:table-cell>
          <table:table-cell table:formula="of:=[original.O64]" office:value-type="float" office:value="527116" calcext:value-type="float">
            <text:p>527116</text:p>
          </table:table-cell>
          <table:table-cell table:formula="of:=['patched-default'.AB64]" office:value-type="float" office:value="194176" calcext:value-type="float">
            <text:p>194176</text:p>
          </table:table-cell>
          <table:table-cell table:formula="of:=['patched-default'.AC64]" office:value-type="float" office:value="184434" calcext:value-type="float">
            <text:p>184434</text:p>
          </table:table-cell>
          <table:table-cell table:formula="of:=['patched-default'.O6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5]" office:value-type="float" office:value="427376" calcext:value-type="float">
            <text:p>427376</text:p>
          </table:table-cell>
          <table:table-cell table:formula="of:=[original.AC65]" office:value-type="float" office:value="185883" calcext:value-type="float">
            <text:p>185883</text:p>
          </table:table-cell>
          <table:table-cell table:formula="of:=[original.O65]" office:value-type="float" office:value="527116" calcext:value-type="float">
            <text:p>527116</text:p>
          </table:table-cell>
          <table:table-cell table:formula="of:=['patched-default'.AB65]" office:value-type="float" office:value="194176" calcext:value-type="float">
            <text:p>194176</text:p>
          </table:table-cell>
          <table:table-cell table:formula="of:=['patched-default'.AC65]" office:value-type="float" office:value="184434" calcext:value-type="float">
            <text:p>184434</text:p>
          </table:table-cell>
          <table:table-cell table:formula="of:=['patched-default'.O6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6]" office:value-type="float" office:value="427376" calcext:value-type="float">
            <text:p>427376</text:p>
          </table:table-cell>
          <table:table-cell table:formula="of:=[original.AC66]" office:value-type="float" office:value="185883" calcext:value-type="float">
            <text:p>185883</text:p>
          </table:table-cell>
          <table:table-cell table:formula="of:=[original.O66]" office:value-type="float" office:value="527116" calcext:value-type="float">
            <text:p>527116</text:p>
          </table:table-cell>
          <table:table-cell table:formula="of:=['patched-default'.AB66]" office:value-type="float" office:value="194176" calcext:value-type="float">
            <text:p>194176</text:p>
          </table:table-cell>
          <table:table-cell table:formula="of:=['patched-default'.AC66]" office:value-type="float" office:value="184434" calcext:value-type="float">
            <text:p>184434</text:p>
          </table:table-cell>
          <table:table-cell table:formula="of:=['patched-default'.O6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7]" office:value-type="float" office:value="427376" calcext:value-type="float">
            <text:p>427376</text:p>
          </table:table-cell>
          <table:table-cell table:formula="of:=[original.AC67]" office:value-type="float" office:value="185883" calcext:value-type="float">
            <text:p>185883</text:p>
          </table:table-cell>
          <table:table-cell table:formula="of:=[original.O67]" office:value-type="float" office:value="527116" calcext:value-type="float">
            <text:p>527116</text:p>
          </table:table-cell>
          <table:table-cell table:formula="of:=['patched-default'.AB67]" office:value-type="float" office:value="194176" calcext:value-type="float">
            <text:p>194176</text:p>
          </table:table-cell>
          <table:table-cell table:formula="of:=['patched-default'.AC67]" office:value-type="float" office:value="184434" calcext:value-type="float">
            <text:p>184434</text:p>
          </table:table-cell>
          <table:table-cell table:formula="of:=['patched-default'.O6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8]" office:value-type="float" office:value="427376" calcext:value-type="float">
            <text:p>427376</text:p>
          </table:table-cell>
          <table:table-cell table:formula="of:=[original.AC68]" office:value-type="float" office:value="185883" calcext:value-type="float">
            <text:p>185883</text:p>
          </table:table-cell>
          <table:table-cell table:formula="of:=[original.O68]" office:value-type="float" office:value="527116" calcext:value-type="float">
            <text:p>527116</text:p>
          </table:table-cell>
          <table:table-cell table:formula="of:=['patched-default'.AB68]" office:value-type="float" office:value="194176" calcext:value-type="float">
            <text:p>194176</text:p>
          </table:table-cell>
          <table:table-cell table:formula="of:=['patched-default'.AC68]" office:value-type="float" office:value="184434" calcext:value-type="float">
            <text:p>184434</text:p>
          </table:table-cell>
          <table:table-cell table:formula="of:=['patched-default'.O6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69]" office:value-type="float" office:value="427376" calcext:value-type="float">
            <text:p>427376</text:p>
          </table:table-cell>
          <table:table-cell table:formula="of:=[original.AC69]" office:value-type="float" office:value="185883" calcext:value-type="float">
            <text:p>185883</text:p>
          </table:table-cell>
          <table:table-cell table:formula="of:=[original.O69]" office:value-type="float" office:value="527116" calcext:value-type="float">
            <text:p>527116</text:p>
          </table:table-cell>
          <table:table-cell table:formula="of:=['patched-default'.AB69]" office:value-type="float" office:value="194176" calcext:value-type="float">
            <text:p>194176</text:p>
          </table:table-cell>
          <table:table-cell table:formula="of:=['patched-default'.AC69]" office:value-type="float" office:value="184434" calcext:value-type="float">
            <text:p>184434</text:p>
          </table:table-cell>
          <table:table-cell table:formula="of:=['patched-default'.O6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0]" office:value-type="float" office:value="427376" calcext:value-type="float">
            <text:p>427376</text:p>
          </table:table-cell>
          <table:table-cell table:formula="of:=[original.AC70]" office:value-type="float" office:value="185883" calcext:value-type="float">
            <text:p>185883</text:p>
          </table:table-cell>
          <table:table-cell table:formula="of:=[original.O70]" office:value-type="float" office:value="527116" calcext:value-type="float">
            <text:p>527116</text:p>
          </table:table-cell>
          <table:table-cell table:formula="of:=['patched-default'.AB70]" office:value-type="float" office:value="194176" calcext:value-type="float">
            <text:p>194176</text:p>
          </table:table-cell>
          <table:table-cell table:formula="of:=['patched-default'.AC70]" office:value-type="float" office:value="184434" calcext:value-type="float">
            <text:p>184434</text:p>
          </table:table-cell>
          <table:table-cell table:formula="of:=['patched-default'.O7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1]" office:value-type="float" office:value="427376" calcext:value-type="float">
            <text:p>427376</text:p>
          </table:table-cell>
          <table:table-cell table:formula="of:=[original.AC71]" office:value-type="float" office:value="185883" calcext:value-type="float">
            <text:p>185883</text:p>
          </table:table-cell>
          <table:table-cell table:formula="of:=[original.O71]" office:value-type="float" office:value="527116" calcext:value-type="float">
            <text:p>527116</text:p>
          </table:table-cell>
          <table:table-cell table:formula="of:=['patched-default'.AB71]" office:value-type="float" office:value="194176" calcext:value-type="float">
            <text:p>194176</text:p>
          </table:table-cell>
          <table:table-cell table:formula="of:=['patched-default'.AC71]" office:value-type="float" office:value="184434" calcext:value-type="float">
            <text:p>184434</text:p>
          </table:table-cell>
          <table:table-cell table:formula="of:=['patched-default'.O7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2]" office:value-type="float" office:value="427376" calcext:value-type="float">
            <text:p>427376</text:p>
          </table:table-cell>
          <table:table-cell table:formula="of:=[original.AC72]" office:value-type="float" office:value="185883" calcext:value-type="float">
            <text:p>185883</text:p>
          </table:table-cell>
          <table:table-cell table:formula="of:=[original.O72]" office:value-type="float" office:value="527116" calcext:value-type="float">
            <text:p>527116</text:p>
          </table:table-cell>
          <table:table-cell table:formula="of:=['patched-default'.AB72]" office:value-type="float" office:value="194176" calcext:value-type="float">
            <text:p>194176</text:p>
          </table:table-cell>
          <table:table-cell table:formula="of:=['patched-default'.AC72]" office:value-type="float" office:value="184434" calcext:value-type="float">
            <text:p>184434</text:p>
          </table:table-cell>
          <table:table-cell table:formula="of:=['patched-default'.O7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3]" office:value-type="float" office:value="427376" calcext:value-type="float">
            <text:p>427376</text:p>
          </table:table-cell>
          <table:table-cell table:formula="of:=[original.AC73]" office:value-type="float" office:value="185883" calcext:value-type="float">
            <text:p>185883</text:p>
          </table:table-cell>
          <table:table-cell table:formula="of:=[original.O73]" office:value-type="float" office:value="527116" calcext:value-type="float">
            <text:p>527116</text:p>
          </table:table-cell>
          <table:table-cell table:formula="of:=['patched-default'.AB73]" office:value-type="float" office:value="194176" calcext:value-type="float">
            <text:p>194176</text:p>
          </table:table-cell>
          <table:table-cell table:formula="of:=['patched-default'.AC73]" office:value-type="float" office:value="184434" calcext:value-type="float">
            <text:p>184434</text:p>
          </table:table-cell>
          <table:table-cell table:formula="of:=['patched-default'.O7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4]" office:value-type="float" office:value="427376" calcext:value-type="float">
            <text:p>427376</text:p>
          </table:table-cell>
          <table:table-cell table:formula="of:=[original.AC74]" office:value-type="float" office:value="185883" calcext:value-type="float">
            <text:p>185883</text:p>
          </table:table-cell>
          <table:table-cell table:formula="of:=[original.O74]" office:value-type="float" office:value="527116" calcext:value-type="float">
            <text:p>527116</text:p>
          </table:table-cell>
          <table:table-cell table:formula="of:=['patched-default'.AB74]" office:value-type="float" office:value="194176" calcext:value-type="float">
            <text:p>194176</text:p>
          </table:table-cell>
          <table:table-cell table:formula="of:=['patched-default'.AC74]" office:value-type="float" office:value="184434" calcext:value-type="float">
            <text:p>184434</text:p>
          </table:table-cell>
          <table:table-cell table:formula="of:=['patched-default'.O7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5]" office:value-type="float" office:value="427376" calcext:value-type="float">
            <text:p>427376</text:p>
          </table:table-cell>
          <table:table-cell table:formula="of:=[original.AC75]" office:value-type="float" office:value="185883" calcext:value-type="float">
            <text:p>185883</text:p>
          </table:table-cell>
          <table:table-cell table:formula="of:=[original.O75]" office:value-type="float" office:value="527116" calcext:value-type="float">
            <text:p>527116</text:p>
          </table:table-cell>
          <table:table-cell table:formula="of:=['patched-default'.AB75]" office:value-type="float" office:value="194176" calcext:value-type="float">
            <text:p>194176</text:p>
          </table:table-cell>
          <table:table-cell table:formula="of:=['patched-default'.AC75]" office:value-type="float" office:value="184434" calcext:value-type="float">
            <text:p>184434</text:p>
          </table:table-cell>
          <table:table-cell table:formula="of:=['patched-default'.O7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6]" office:value-type="float" office:value="427376" calcext:value-type="float">
            <text:p>427376</text:p>
          </table:table-cell>
          <table:table-cell table:formula="of:=[original.AC76]" office:value-type="float" office:value="185883" calcext:value-type="float">
            <text:p>185883</text:p>
          </table:table-cell>
          <table:table-cell table:formula="of:=[original.O76]" office:value-type="float" office:value="527116" calcext:value-type="float">
            <text:p>527116</text:p>
          </table:table-cell>
          <table:table-cell table:formula="of:=['patched-default'.AB76]" office:value-type="float" office:value="194176" calcext:value-type="float">
            <text:p>194176</text:p>
          </table:table-cell>
          <table:table-cell table:formula="of:=['patched-default'.AC76]" office:value-type="float" office:value="184434" calcext:value-type="float">
            <text:p>184434</text:p>
          </table:table-cell>
          <table:table-cell table:formula="of:=['patched-default'.O7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7]" office:value-type="float" office:value="427376" calcext:value-type="float">
            <text:p>427376</text:p>
          </table:table-cell>
          <table:table-cell table:formula="of:=[original.AC77]" office:value-type="float" office:value="185883" calcext:value-type="float">
            <text:p>185883</text:p>
          </table:table-cell>
          <table:table-cell table:formula="of:=[original.O77]" office:value-type="float" office:value="527116" calcext:value-type="float">
            <text:p>527116</text:p>
          </table:table-cell>
          <table:table-cell table:formula="of:=['patched-default'.AB77]" office:value-type="float" office:value="194176" calcext:value-type="float">
            <text:p>194176</text:p>
          </table:table-cell>
          <table:table-cell table:formula="of:=['patched-default'.AC77]" office:value-type="float" office:value="184434" calcext:value-type="float">
            <text:p>184434</text:p>
          </table:table-cell>
          <table:table-cell table:formula="of:=['patched-default'.O7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8]" office:value-type="float" office:value="427376" calcext:value-type="float">
            <text:p>427376</text:p>
          </table:table-cell>
          <table:table-cell table:formula="of:=[original.AC78]" office:value-type="float" office:value="185883" calcext:value-type="float">
            <text:p>185883</text:p>
          </table:table-cell>
          <table:table-cell table:formula="of:=[original.O78]" office:value-type="float" office:value="527116" calcext:value-type="float">
            <text:p>527116</text:p>
          </table:table-cell>
          <table:table-cell table:formula="of:=['patched-default'.AB78]" office:value-type="float" office:value="194176" calcext:value-type="float">
            <text:p>194176</text:p>
          </table:table-cell>
          <table:table-cell table:formula="of:=['patched-default'.AC78]" office:value-type="float" office:value="184434" calcext:value-type="float">
            <text:p>184434</text:p>
          </table:table-cell>
          <table:table-cell table:formula="of:=['patched-default'.O7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79]" office:value-type="float" office:value="427376" calcext:value-type="float">
            <text:p>427376</text:p>
          </table:table-cell>
          <table:table-cell table:formula="of:=[original.AC79]" office:value-type="float" office:value="185883" calcext:value-type="float">
            <text:p>185883</text:p>
          </table:table-cell>
          <table:table-cell table:formula="of:=[original.O79]" office:value-type="float" office:value="527116" calcext:value-type="float">
            <text:p>527116</text:p>
          </table:table-cell>
          <table:table-cell table:formula="of:=['patched-default'.AB79]" office:value-type="float" office:value="194176" calcext:value-type="float">
            <text:p>194176</text:p>
          </table:table-cell>
          <table:table-cell table:formula="of:=['patched-default'.AC79]" office:value-type="float" office:value="184434" calcext:value-type="float">
            <text:p>184434</text:p>
          </table:table-cell>
          <table:table-cell table:formula="of:=['patched-default'.O7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0]" office:value-type="float" office:value="427376" calcext:value-type="float">
            <text:p>427376</text:p>
          </table:table-cell>
          <table:table-cell table:formula="of:=[original.AC80]" office:value-type="float" office:value="185883" calcext:value-type="float">
            <text:p>185883</text:p>
          </table:table-cell>
          <table:table-cell table:formula="of:=[original.O80]" office:value-type="float" office:value="527116" calcext:value-type="float">
            <text:p>527116</text:p>
          </table:table-cell>
          <table:table-cell table:formula="of:=['patched-default'.AB80]" office:value-type="float" office:value="194176" calcext:value-type="float">
            <text:p>194176</text:p>
          </table:table-cell>
          <table:table-cell table:formula="of:=['patched-default'.AC80]" office:value-type="float" office:value="184434" calcext:value-type="float">
            <text:p>184434</text:p>
          </table:table-cell>
          <table:table-cell table:formula="of:=['patched-default'.O8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1]" office:value-type="float" office:value="427376" calcext:value-type="float">
            <text:p>427376</text:p>
          </table:table-cell>
          <table:table-cell table:formula="of:=[original.AC81]" office:value-type="float" office:value="185883" calcext:value-type="float">
            <text:p>185883</text:p>
          </table:table-cell>
          <table:table-cell table:formula="of:=[original.O81]" office:value-type="float" office:value="527116" calcext:value-type="float">
            <text:p>527116</text:p>
          </table:table-cell>
          <table:table-cell table:formula="of:=['patched-default'.AB81]" office:value-type="float" office:value="194176" calcext:value-type="float">
            <text:p>194176</text:p>
          </table:table-cell>
          <table:table-cell table:formula="of:=['patched-default'.AC81]" office:value-type="float" office:value="184434" calcext:value-type="float">
            <text:p>184434</text:p>
          </table:table-cell>
          <table:table-cell table:formula="of:=['patched-default'.O8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2]" office:value-type="float" office:value="427376" calcext:value-type="float">
            <text:p>427376</text:p>
          </table:table-cell>
          <table:table-cell table:formula="of:=[original.AC82]" office:value-type="float" office:value="185883" calcext:value-type="float">
            <text:p>185883</text:p>
          </table:table-cell>
          <table:table-cell table:formula="of:=[original.O82]" office:value-type="float" office:value="527116" calcext:value-type="float">
            <text:p>527116</text:p>
          </table:table-cell>
          <table:table-cell table:formula="of:=['patched-default'.AB82]" office:value-type="float" office:value="194176" calcext:value-type="float">
            <text:p>194176</text:p>
          </table:table-cell>
          <table:table-cell table:formula="of:=['patched-default'.AC82]" office:value-type="float" office:value="184434" calcext:value-type="float">
            <text:p>184434</text:p>
          </table:table-cell>
          <table:table-cell table:formula="of:=['patched-default'.O8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3]" office:value-type="float" office:value="427376" calcext:value-type="float">
            <text:p>427376</text:p>
          </table:table-cell>
          <table:table-cell table:formula="of:=[original.AC83]" office:value-type="float" office:value="185883" calcext:value-type="float">
            <text:p>185883</text:p>
          </table:table-cell>
          <table:table-cell table:formula="of:=[original.O83]" office:value-type="float" office:value="527116" calcext:value-type="float">
            <text:p>527116</text:p>
          </table:table-cell>
          <table:table-cell table:formula="of:=['patched-default'.AB83]" office:value-type="float" office:value="194176" calcext:value-type="float">
            <text:p>194176</text:p>
          </table:table-cell>
          <table:table-cell table:formula="of:=['patched-default'.AC83]" office:value-type="float" office:value="184434" calcext:value-type="float">
            <text:p>184434</text:p>
          </table:table-cell>
          <table:table-cell table:formula="of:=['patched-default'.O8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4]" office:value-type="float" office:value="427376" calcext:value-type="float">
            <text:p>427376</text:p>
          </table:table-cell>
          <table:table-cell table:formula="of:=[original.AC84]" office:value-type="float" office:value="185883" calcext:value-type="float">
            <text:p>185883</text:p>
          </table:table-cell>
          <table:table-cell table:formula="of:=[original.O84]" office:value-type="float" office:value="527116" calcext:value-type="float">
            <text:p>527116</text:p>
          </table:table-cell>
          <table:table-cell table:formula="of:=['patched-default'.AB84]" office:value-type="float" office:value="194176" calcext:value-type="float">
            <text:p>194176</text:p>
          </table:table-cell>
          <table:table-cell table:formula="of:=['patched-default'.AC84]" office:value-type="float" office:value="184434" calcext:value-type="float">
            <text:p>184434</text:p>
          </table:table-cell>
          <table:table-cell table:formula="of:=['patched-default'.O8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5]" office:value-type="float" office:value="427376" calcext:value-type="float">
            <text:p>427376</text:p>
          </table:table-cell>
          <table:table-cell table:formula="of:=[original.AC85]" office:value-type="float" office:value="185883" calcext:value-type="float">
            <text:p>185883</text:p>
          </table:table-cell>
          <table:table-cell table:formula="of:=[original.O85]" office:value-type="float" office:value="527116" calcext:value-type="float">
            <text:p>527116</text:p>
          </table:table-cell>
          <table:table-cell table:formula="of:=['patched-default'.AB85]" office:value-type="float" office:value="194176" calcext:value-type="float">
            <text:p>194176</text:p>
          </table:table-cell>
          <table:table-cell table:formula="of:=['patched-default'.AC85]" office:value-type="float" office:value="184434" calcext:value-type="float">
            <text:p>184434</text:p>
          </table:table-cell>
          <table:table-cell table:formula="of:=['patched-default'.O8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6]" office:value-type="float" office:value="427376" calcext:value-type="float">
            <text:p>427376</text:p>
          </table:table-cell>
          <table:table-cell table:formula="of:=[original.AC86]" office:value-type="float" office:value="185883" calcext:value-type="float">
            <text:p>185883</text:p>
          </table:table-cell>
          <table:table-cell table:formula="of:=[original.O86]" office:value-type="float" office:value="527116" calcext:value-type="float">
            <text:p>527116</text:p>
          </table:table-cell>
          <table:table-cell table:formula="of:=['patched-default'.AB86]" office:value-type="float" office:value="194176" calcext:value-type="float">
            <text:p>194176</text:p>
          </table:table-cell>
          <table:table-cell table:formula="of:=['patched-default'.AC86]" office:value-type="float" office:value="184434" calcext:value-type="float">
            <text:p>184434</text:p>
          </table:table-cell>
          <table:table-cell table:formula="of:=['patched-default'.O8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7]" office:value-type="float" office:value="427376" calcext:value-type="float">
            <text:p>427376</text:p>
          </table:table-cell>
          <table:table-cell table:formula="of:=[original.AC87]" office:value-type="float" office:value="185883" calcext:value-type="float">
            <text:p>185883</text:p>
          </table:table-cell>
          <table:table-cell table:formula="of:=[original.O87]" office:value-type="float" office:value="527116" calcext:value-type="float">
            <text:p>527116</text:p>
          </table:table-cell>
          <table:table-cell table:formula="of:=['patched-default'.AB87]" office:value-type="float" office:value="194176" calcext:value-type="float">
            <text:p>194176</text:p>
          </table:table-cell>
          <table:table-cell table:formula="of:=['patched-default'.AC87]" office:value-type="float" office:value="184434" calcext:value-type="float">
            <text:p>184434</text:p>
          </table:table-cell>
          <table:table-cell table:formula="of:=['patched-default'.O8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8]" office:value-type="float" office:value="427376" calcext:value-type="float">
            <text:p>427376</text:p>
          </table:table-cell>
          <table:table-cell table:formula="of:=[original.AC88]" office:value-type="float" office:value="185883" calcext:value-type="float">
            <text:p>185883</text:p>
          </table:table-cell>
          <table:table-cell table:formula="of:=[original.O88]" office:value-type="float" office:value="527116" calcext:value-type="float">
            <text:p>527116</text:p>
          </table:table-cell>
          <table:table-cell table:formula="of:=['patched-default'.AB88]" office:value-type="float" office:value="194176" calcext:value-type="float">
            <text:p>194176</text:p>
          </table:table-cell>
          <table:table-cell table:formula="of:=['patched-default'.AC88]" office:value-type="float" office:value="184434" calcext:value-type="float">
            <text:p>184434</text:p>
          </table:table-cell>
          <table:table-cell table:formula="of:=['patched-default'.O8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89]" office:value-type="float" office:value="427376" calcext:value-type="float">
            <text:p>427376</text:p>
          </table:table-cell>
          <table:table-cell table:formula="of:=[original.AC89]" office:value-type="float" office:value="185883" calcext:value-type="float">
            <text:p>185883</text:p>
          </table:table-cell>
          <table:table-cell table:formula="of:=[original.O89]" office:value-type="float" office:value="527116" calcext:value-type="float">
            <text:p>527116</text:p>
          </table:table-cell>
          <table:table-cell table:formula="of:=['patched-default'.AB89]" office:value-type="float" office:value="194176" calcext:value-type="float">
            <text:p>194176</text:p>
          </table:table-cell>
          <table:table-cell table:formula="of:=['patched-default'.AC89]" office:value-type="float" office:value="184434" calcext:value-type="float">
            <text:p>184434</text:p>
          </table:table-cell>
          <table:table-cell table:formula="of:=['patched-default'.O8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0]" office:value-type="float" office:value="427376" calcext:value-type="float">
            <text:p>427376</text:p>
          </table:table-cell>
          <table:table-cell table:formula="of:=[original.AC90]" office:value-type="float" office:value="185883" calcext:value-type="float">
            <text:p>185883</text:p>
          </table:table-cell>
          <table:table-cell table:formula="of:=[original.O90]" office:value-type="float" office:value="527116" calcext:value-type="float">
            <text:p>527116</text:p>
          </table:table-cell>
          <table:table-cell table:formula="of:=['patched-default'.AB90]" office:value-type="float" office:value="194176" calcext:value-type="float">
            <text:p>194176</text:p>
          </table:table-cell>
          <table:table-cell table:formula="of:=['patched-default'.AC90]" office:value-type="float" office:value="184434" calcext:value-type="float">
            <text:p>184434</text:p>
          </table:table-cell>
          <table:table-cell table:formula="of:=['patched-default'.O9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1]" office:value-type="float" office:value="427376" calcext:value-type="float">
            <text:p>427376</text:p>
          </table:table-cell>
          <table:table-cell table:formula="of:=[original.AC91]" office:value-type="float" office:value="185883" calcext:value-type="float">
            <text:p>185883</text:p>
          </table:table-cell>
          <table:table-cell table:formula="of:=[original.O91]" office:value-type="float" office:value="527116" calcext:value-type="float">
            <text:p>527116</text:p>
          </table:table-cell>
          <table:table-cell table:formula="of:=['patched-default'.AB91]" office:value-type="float" office:value="194176" calcext:value-type="float">
            <text:p>194176</text:p>
          </table:table-cell>
          <table:table-cell table:formula="of:=['patched-default'.AC91]" office:value-type="float" office:value="184434" calcext:value-type="float">
            <text:p>184434</text:p>
          </table:table-cell>
          <table:table-cell table:formula="of:=['patched-default'.O9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2]" office:value-type="float" office:value="427376" calcext:value-type="float">
            <text:p>427376</text:p>
          </table:table-cell>
          <table:table-cell table:formula="of:=[original.AC92]" office:value-type="float" office:value="185883" calcext:value-type="float">
            <text:p>185883</text:p>
          </table:table-cell>
          <table:table-cell table:formula="of:=[original.O92]" office:value-type="float" office:value="527116" calcext:value-type="float">
            <text:p>527116</text:p>
          </table:table-cell>
          <table:table-cell table:formula="of:=['patched-default'.AB92]" office:value-type="float" office:value="194176" calcext:value-type="float">
            <text:p>194176</text:p>
          </table:table-cell>
          <table:table-cell table:formula="of:=['patched-default'.AC92]" office:value-type="float" office:value="184434" calcext:value-type="float">
            <text:p>184434</text:p>
          </table:table-cell>
          <table:table-cell table:formula="of:=['patched-default'.O9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3]" office:value-type="float" office:value="427376" calcext:value-type="float">
            <text:p>427376</text:p>
          </table:table-cell>
          <table:table-cell table:formula="of:=[original.AC93]" office:value-type="float" office:value="185883" calcext:value-type="float">
            <text:p>185883</text:p>
          </table:table-cell>
          <table:table-cell table:formula="of:=[original.O93]" office:value-type="float" office:value="527116" calcext:value-type="float">
            <text:p>527116</text:p>
          </table:table-cell>
          <table:table-cell table:formula="of:=['patched-default'.AB93]" office:value-type="float" office:value="194176" calcext:value-type="float">
            <text:p>194176</text:p>
          </table:table-cell>
          <table:table-cell table:formula="of:=['patched-default'.AC93]" office:value-type="float" office:value="184434" calcext:value-type="float">
            <text:p>184434</text:p>
          </table:table-cell>
          <table:table-cell table:formula="of:=['patched-default'.O9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4]" office:value-type="float" office:value="427376" calcext:value-type="float">
            <text:p>427376</text:p>
          </table:table-cell>
          <table:table-cell table:formula="of:=[original.AC94]" office:value-type="float" office:value="185883" calcext:value-type="float">
            <text:p>185883</text:p>
          </table:table-cell>
          <table:table-cell table:formula="of:=[original.O94]" office:value-type="float" office:value="527116" calcext:value-type="float">
            <text:p>527116</text:p>
          </table:table-cell>
          <table:table-cell table:formula="of:=['patched-default'.AB94]" office:value-type="float" office:value="194176" calcext:value-type="float">
            <text:p>194176</text:p>
          </table:table-cell>
          <table:table-cell table:formula="of:=['patched-default'.AC94]" office:value-type="float" office:value="184434" calcext:value-type="float">
            <text:p>184434</text:p>
          </table:table-cell>
          <table:table-cell table:formula="of:=['patched-default'.O9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5]" office:value-type="float" office:value="427376" calcext:value-type="float">
            <text:p>427376</text:p>
          </table:table-cell>
          <table:table-cell table:formula="of:=[original.AC95]" office:value-type="float" office:value="185883" calcext:value-type="float">
            <text:p>185883</text:p>
          </table:table-cell>
          <table:table-cell table:formula="of:=[original.O95]" office:value-type="float" office:value="527116" calcext:value-type="float">
            <text:p>527116</text:p>
          </table:table-cell>
          <table:table-cell table:formula="of:=['patched-default'.AB95]" office:value-type="float" office:value="194176" calcext:value-type="float">
            <text:p>194176</text:p>
          </table:table-cell>
          <table:table-cell table:formula="of:=['patched-default'.AC95]" office:value-type="float" office:value="184434" calcext:value-type="float">
            <text:p>184434</text:p>
          </table:table-cell>
          <table:table-cell table:formula="of:=['patched-default'.O9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6]" office:value-type="float" office:value="427376" calcext:value-type="float">
            <text:p>427376</text:p>
          </table:table-cell>
          <table:table-cell table:formula="of:=[original.AC96]" office:value-type="float" office:value="185883" calcext:value-type="float">
            <text:p>185883</text:p>
          </table:table-cell>
          <table:table-cell table:formula="of:=[original.O96]" office:value-type="float" office:value="527116" calcext:value-type="float">
            <text:p>527116</text:p>
          </table:table-cell>
          <table:table-cell table:formula="of:=['patched-default'.AB96]" office:value-type="float" office:value="194176" calcext:value-type="float">
            <text:p>194176</text:p>
          </table:table-cell>
          <table:table-cell table:formula="of:=['patched-default'.AC96]" office:value-type="float" office:value="184434" calcext:value-type="float">
            <text:p>184434</text:p>
          </table:table-cell>
          <table:table-cell table:formula="of:=['patched-default'.O96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7]" office:value-type="float" office:value="427376" calcext:value-type="float">
            <text:p>427376</text:p>
          </table:table-cell>
          <table:table-cell table:formula="of:=[original.AC97]" office:value-type="float" office:value="185883" calcext:value-type="float">
            <text:p>185883</text:p>
          </table:table-cell>
          <table:table-cell table:formula="of:=[original.O97]" office:value-type="float" office:value="527116" calcext:value-type="float">
            <text:p>527116</text:p>
          </table:table-cell>
          <table:table-cell table:formula="of:=['patched-default'.AB97]" office:value-type="float" office:value="194176" calcext:value-type="float">
            <text:p>194176</text:p>
          </table:table-cell>
          <table:table-cell table:formula="of:=['patched-default'.AC97]" office:value-type="float" office:value="184434" calcext:value-type="float">
            <text:p>184434</text:p>
          </table:table-cell>
          <table:table-cell table:formula="of:=['patched-default'.O97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8]" office:value-type="float" office:value="427376" calcext:value-type="float">
            <text:p>427376</text:p>
          </table:table-cell>
          <table:table-cell table:formula="of:=[original.AC98]" office:value-type="float" office:value="185883" calcext:value-type="float">
            <text:p>185883</text:p>
          </table:table-cell>
          <table:table-cell table:formula="of:=[original.O98]" office:value-type="float" office:value="527116" calcext:value-type="float">
            <text:p>527116</text:p>
          </table:table-cell>
          <table:table-cell table:formula="of:=['patched-default'.AB98]" office:value-type="float" office:value="194176" calcext:value-type="float">
            <text:p>194176</text:p>
          </table:table-cell>
          <table:table-cell table:formula="of:=['patched-default'.AC98]" office:value-type="float" office:value="184434" calcext:value-type="float">
            <text:p>184434</text:p>
          </table:table-cell>
          <table:table-cell table:formula="of:=['patched-default'.O98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99]" office:value-type="float" office:value="427376" calcext:value-type="float">
            <text:p>427376</text:p>
          </table:table-cell>
          <table:table-cell table:formula="of:=[original.AC99]" office:value-type="float" office:value="185883" calcext:value-type="float">
            <text:p>185883</text:p>
          </table:table-cell>
          <table:table-cell table:formula="of:=[original.O99]" office:value-type="float" office:value="527116" calcext:value-type="float">
            <text:p>527116</text:p>
          </table:table-cell>
          <table:table-cell table:formula="of:=['patched-default'.AB99]" office:value-type="float" office:value="194176" calcext:value-type="float">
            <text:p>194176</text:p>
          </table:table-cell>
          <table:table-cell table:formula="of:=['patched-default'.AC99]" office:value-type="float" office:value="184434" calcext:value-type="float">
            <text:p>184434</text:p>
          </table:table-cell>
          <table:table-cell table:formula="of:=['patched-default'.O99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0]" office:value-type="float" office:value="427376" calcext:value-type="float">
            <text:p>427376</text:p>
          </table:table-cell>
          <table:table-cell table:formula="of:=[original.AC100]" office:value-type="float" office:value="185883" calcext:value-type="float">
            <text:p>185883</text:p>
          </table:table-cell>
          <table:table-cell table:formula="of:=[original.O100]" office:value-type="float" office:value="527116" calcext:value-type="float">
            <text:p>527116</text:p>
          </table:table-cell>
          <table:table-cell table:formula="of:=['patched-default'.AB100]" office:value-type="float" office:value="194176" calcext:value-type="float">
            <text:p>194176</text:p>
          </table:table-cell>
          <table:table-cell table:formula="of:=['patched-default'.AC100]" office:value-type="float" office:value="184434" calcext:value-type="float">
            <text:p>184434</text:p>
          </table:table-cell>
          <table:table-cell table:formula="of:=['patched-default'.O100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1]" office:value-type="float" office:value="427376" calcext:value-type="float">
            <text:p>427376</text:p>
          </table:table-cell>
          <table:table-cell table:formula="of:=[original.AC101]" office:value-type="float" office:value="185883" calcext:value-type="float">
            <text:p>185883</text:p>
          </table:table-cell>
          <table:table-cell table:formula="of:=[original.O101]" office:value-type="float" office:value="527116" calcext:value-type="float">
            <text:p>527116</text:p>
          </table:table-cell>
          <table:table-cell table:formula="of:=['patched-default'.AB101]" office:value-type="float" office:value="194176" calcext:value-type="float">
            <text:p>194176</text:p>
          </table:table-cell>
          <table:table-cell table:formula="of:=['patched-default'.AC101]" office:value-type="float" office:value="184434" calcext:value-type="float">
            <text:p>184434</text:p>
          </table:table-cell>
          <table:table-cell table:formula="of:=['patched-default'.O101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2]" office:value-type="float" office:value="427376" calcext:value-type="float">
            <text:p>427376</text:p>
          </table:table-cell>
          <table:table-cell table:formula="of:=[original.AC102]" office:value-type="float" office:value="185883" calcext:value-type="float">
            <text:p>185883</text:p>
          </table:table-cell>
          <table:table-cell table:formula="of:=[original.O102]" office:value-type="float" office:value="527116" calcext:value-type="float">
            <text:p>527116</text:p>
          </table:table-cell>
          <table:table-cell table:formula="of:=['patched-default'.AB102]" office:value-type="float" office:value="194176" calcext:value-type="float">
            <text:p>194176</text:p>
          </table:table-cell>
          <table:table-cell table:formula="of:=['patched-default'.AC102]" office:value-type="float" office:value="184434" calcext:value-type="float">
            <text:p>184434</text:p>
          </table:table-cell>
          <table:table-cell table:formula="of:=['patched-default'.O102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3]" office:value-type="float" office:value="427376" calcext:value-type="float">
            <text:p>427376</text:p>
          </table:table-cell>
          <table:table-cell table:formula="of:=[original.AC103]" office:value-type="float" office:value="185883" calcext:value-type="float">
            <text:p>185883</text:p>
          </table:table-cell>
          <table:table-cell table:formula="of:=[original.O103]" office:value-type="float" office:value="527116" calcext:value-type="float">
            <text:p>527116</text:p>
          </table:table-cell>
          <table:table-cell table:formula="of:=['patched-default'.AB103]" office:value-type="float" office:value="194176" calcext:value-type="float">
            <text:p>194176</text:p>
          </table:table-cell>
          <table:table-cell table:formula="of:=['patched-default'.AC103]" office:value-type="float" office:value="184434" calcext:value-type="float">
            <text:p>184434</text:p>
          </table:table-cell>
          <table:table-cell table:formula="of:=['patched-default'.O103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4]" office:value-type="float" office:value="427376" calcext:value-type="float">
            <text:p>427376</text:p>
          </table:table-cell>
          <table:table-cell table:formula="of:=[original.AC104]" office:value-type="float" office:value="185883" calcext:value-type="float">
            <text:p>185883</text:p>
          </table:table-cell>
          <table:table-cell table:formula="of:=[original.O104]" office:value-type="float" office:value="527116" calcext:value-type="float">
            <text:p>527116</text:p>
          </table:table-cell>
          <table:table-cell table:formula="of:=['patched-default'.AB104]" office:value-type="float" office:value="194176" calcext:value-type="float">
            <text:p>194176</text:p>
          </table:table-cell>
          <table:table-cell table:formula="of:=['patched-default'.AC104]" office:value-type="float" office:value="184434" calcext:value-type="float">
            <text:p>184434</text:p>
          </table:table-cell>
          <table:table-cell table:formula="of:=['patched-default'.O104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5]" office:value-type="float" office:value="427376" calcext:value-type="float">
            <text:p>427376</text:p>
          </table:table-cell>
          <table:table-cell table:formula="of:=[original.AC105]" office:value-type="float" office:value="185883" calcext:value-type="float">
            <text:p>185883</text:p>
          </table:table-cell>
          <table:table-cell table:formula="of:=[original.O105]" office:value-type="float" office:value="527116" calcext:value-type="float">
            <text:p>527116</text:p>
          </table:table-cell>
          <table:table-cell table:formula="of:=['patched-default'.AB105]" office:value-type="float" office:value="194176" calcext:value-type="float">
            <text:p>194176</text:p>
          </table:table-cell>
          <table:table-cell table:formula="of:=['patched-default'.AC105]" office:value-type="float" office:value="184434" calcext:value-type="float">
            <text:p>184434</text:p>
          </table:table-cell>
          <table:table-cell table:formula="of:=['patched-default'.O105]" office:value-type="float" office:value="314540" calcext:value-type="float">
            <text:p>314540</text:p>
          </table:table-cell>
          <table:table-cell/>
        </table:table-row>
        <table:table-row table:style-name="ro1">
          <table:table-cell table:formula="of:=[original.AB106]" office:value-type="float" office:value="427376" calcext:value-type="float">
            <text:p>427376</text:p>
          </table:table-cell>
          <table:table-cell table:formula="of:=[original.AC106]" office:value-type="float" office:value="203100" calcext:value-type="float">
            <text:p>203100</text:p>
          </table:table-cell>
          <table:table-cell table:formula="of:=[original.O106]" office:value-type="float" office:value="536608" calcext:value-type="float">
            <text:p>536608</text:p>
          </table:table-cell>
          <table:table-cell table:formula="of:=['patched-default'.AB106]" office:value-type="float" office:value="282368" calcext:value-type="float">
            <text:p>282368</text:p>
          </table:table-cell>
          <table:table-cell table:formula="of:=['patched-default'.AC106]" office:value-type="float" office:value="272789" calcext:value-type="float">
            <text:p>272789</text:p>
          </table:table-cell>
          <table:table-cell table:formula="of:=['patched-default'.O106]" office:value-type="float" office:value="408292" calcext:value-type="float">
            <text:p>408292</text:p>
          </table:table-cell>
          <table:table-cell/>
        </table:table-row>
        <table:table-row table:style-name="ro1">
          <table:table-cell table:formula="of:=[original.AB107]" office:value-type="float" office:value="427376" calcext:value-type="float">
            <text:p>427376</text:p>
          </table:table-cell>
          <table:table-cell table:formula="of:=[original.AC107]" office:value-type="float" office:value="295209" calcext:value-type="float">
            <text:p>295209</text:p>
          </table:table-cell>
          <table:table-cell table:formula="of:=[original.O107]" office:value-type="float" office:value="542152" calcext:value-type="float">
            <text:p>542152</text:p>
          </table:table-cell>
          <table:table-cell table:formula="of:=['patched-default'.AB107]" office:value-type="float" office:value="379264" calcext:value-type="float">
            <text:p>379264</text:p>
          </table:table-cell>
          <table:table-cell table:formula="of:=['patched-default'.AC107]" office:value-type="float" office:value="364338" calcext:value-type="float">
            <text:p>364338</text:p>
          </table:table-cell>
          <table:table-cell table:formula="of:=['patched-default'.O107]" office:value-type="float" office:value="500176" calcext:value-type="float">
            <text:p>500176</text:p>
          </table:table-cell>
          <table:table-cell/>
        </table:table-row>
        <table:table-row table:style-name="ro1">
          <table:table-cell table:formula="of:=[original.AB108]" office:value-type="float" office:value="427376" calcext:value-type="float">
            <text:p>427376</text:p>
          </table:table-cell>
          <table:table-cell table:formula="of:=[original.AC108]" office:value-type="float" office:value="387055" calcext:value-type="float">
            <text:p>387055</text:p>
          </table:table-cell>
          <table:table-cell table:formula="of:=[original.O108]" office:value-type="float" office:value="547168" calcext:value-type="float">
            <text:p>547168</text:p>
          </table:table-cell>
          <table:table-cell table:formula="of:=['patched-default'.AB108]" office:value-type="float" office:value="477376" calcext:value-type="float">
            <text:p>477376</text:p>
          </table:table-cell>
          <table:table-cell table:formula="of:=['patched-default'.AC108]" office:value-type="float" office:value="455386" calcext:value-type="float">
            <text:p>455386</text:p>
          </table:table-cell>
          <table:table-cell table:formula="of:=['patched-default'.O108]" office:value-type="float" office:value="591664" calcext:value-type="float">
            <text:p>591664</text:p>
          </table:table-cell>
          <table:table-cell/>
        </table:table-row>
        <table:table-row table:style-name="ro1">
          <table:table-cell table:formula="of:=[original.AB109]" office:value-type="float" office:value="505072" calcext:value-type="float">
            <text:p>505072</text:p>
          </table:table-cell>
          <table:table-cell table:formula="of:=[original.AC109]" office:value-type="float" office:value="476042" calcext:value-type="float">
            <text:p>476042</text:p>
          </table:table-cell>
          <table:table-cell table:formula="of:=[original.O109]" office:value-type="float" office:value="623736" calcext:value-type="float">
            <text:p>623736</text:p>
          </table:table-cell>
          <table:table-cell table:formula="of:=['patched-default'.AB109]" office:value-type="float" office:value="574272" calcext:value-type="float">
            <text:p>574272</text:p>
          </table:table-cell>
          <table:table-cell table:formula="of:=['patched-default'.AC109]" office:value-type="float" office:value="545267" calcext:value-type="float">
            <text:p>545267</text:p>
          </table:table-cell>
          <table:table-cell table:formula="of:=['patched-default'.O109]" office:value-type="float" office:value="682940" calcext:value-type="float">
            <text:p>682940</text:p>
          </table:table-cell>
          <table:table-cell/>
        </table:table-row>
        <table:table-row table:style-name="ro1">
          <table:table-cell table:formula="of:=[original.AB110]" office:value-type="float" office:value="598896" calcext:value-type="float">
            <text:p>598896</text:p>
          </table:table-cell>
          <table:table-cell table:formula="of:=[original.AC110]" office:value-type="float" office:value="564528" calcext:value-type="float">
            <text:p>564528</text:p>
          </table:table-cell>
          <table:table-cell table:formula="of:=[original.O110]" office:value-type="float" office:value="713212" calcext:value-type="float">
            <text:p>713212</text:p>
          </table:table-cell>
          <table:table-cell table:formula="of:=['patched-default'.AB110]" office:value-type="float" office:value="646144" calcext:value-type="float">
            <text:p>646144</text:p>
          </table:table-cell>
          <table:table-cell table:formula="of:=['patched-default'.AC110]" office:value-type="float" office:value="611971" calcext:value-type="float">
            <text:p>611971</text:p>
          </table:table-cell>
          <table:table-cell table:formula="of:=['patched-default'.O110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1]" office:value-type="float" office:value="655472" calcext:value-type="float">
            <text:p>655472</text:p>
          </table:table-cell>
          <table:table-cell table:formula="of:=[original.AC111]" office:value-type="float" office:value="617951" calcext:value-type="float">
            <text:p>617951</text:p>
          </table:table-cell>
          <table:table-cell table:formula="of:=[original.O111]" office:value-type="float" office:value="767724" calcext:value-type="float">
            <text:p>767724</text:p>
          </table:table-cell>
          <table:table-cell table:formula="of:=['patched-default'.AB111]" office:value-type="float" office:value="646144" calcext:value-type="float">
            <text:p>646144</text:p>
          </table:table-cell>
          <table:table-cell table:formula="of:=['patched-default'.AC111]" office:value-type="float" office:value="611971" calcext:value-type="float">
            <text:p>611971</text:p>
          </table:table-cell>
          <table:table-cell table:formula="of:=['patched-default'.O111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2]" office:value-type="float" office:value="655472" calcext:value-type="float">
            <text:p>655472</text:p>
          </table:table-cell>
          <table:table-cell table:formula="of:=[original.AC112]" office:value-type="float" office:value="617951" calcext:value-type="float">
            <text:p>617951</text:p>
          </table:table-cell>
          <table:table-cell table:formula="of:=[original.O112]" office:value-type="float" office:value="767724" calcext:value-type="float">
            <text:p>767724</text:p>
          </table:table-cell>
          <table:table-cell table:formula="of:=['patched-default'.AB112]" office:value-type="float" office:value="646144" calcext:value-type="float">
            <text:p>646144</text:p>
          </table:table-cell>
          <table:table-cell table:formula="of:=['patched-default'.AC112]" office:value-type="float" office:value="611971" calcext:value-type="float">
            <text:p>611971</text:p>
          </table:table-cell>
          <table:table-cell table:formula="of:=['patched-default'.O112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3]" office:value-type="float" office:value="655472" calcext:value-type="float">
            <text:p>655472</text:p>
          </table:table-cell>
          <table:table-cell table:formula="of:=[original.AC113]" office:value-type="float" office:value="617951" calcext:value-type="float">
            <text:p>617951</text:p>
          </table:table-cell>
          <table:table-cell table:formula="of:=[original.O113]" office:value-type="float" office:value="767724" calcext:value-type="float">
            <text:p>767724</text:p>
          </table:table-cell>
          <table:table-cell table:formula="of:=['patched-default'.AB113]" office:value-type="float" office:value="646144" calcext:value-type="float">
            <text:p>646144</text:p>
          </table:table-cell>
          <table:table-cell table:formula="of:=['patched-default'.AC113]" office:value-type="float" office:value="611971" calcext:value-type="float">
            <text:p>611971</text:p>
          </table:table-cell>
          <table:table-cell table:formula="of:=['patched-default'.O113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4]" office:value-type="float" office:value="655472" calcext:value-type="float">
            <text:p>655472</text:p>
          </table:table-cell>
          <table:table-cell table:formula="of:=[original.AC114]" office:value-type="float" office:value="617951" calcext:value-type="float">
            <text:p>617951</text:p>
          </table:table-cell>
          <table:table-cell table:formula="of:=[original.O114]" office:value-type="float" office:value="767724" calcext:value-type="float">
            <text:p>767724</text:p>
          </table:table-cell>
          <table:table-cell table:formula="of:=['patched-default'.AB114]" office:value-type="float" office:value="646144" calcext:value-type="float">
            <text:p>646144</text:p>
          </table:table-cell>
          <table:table-cell table:formula="of:=['patched-default'.AC114]" office:value-type="float" office:value="611971" calcext:value-type="float">
            <text:p>611971</text:p>
          </table:table-cell>
          <table:table-cell table:formula="of:=['patched-default'.O114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5]" office:value-type="float" office:value="655472" calcext:value-type="float">
            <text:p>655472</text:p>
          </table:table-cell>
          <table:table-cell table:formula="of:=[original.AC115]" office:value-type="float" office:value="617951" calcext:value-type="float">
            <text:p>617951</text:p>
          </table:table-cell>
          <table:table-cell table:formula="of:=[original.O115]" office:value-type="float" office:value="767724" calcext:value-type="float">
            <text:p>767724</text:p>
          </table:table-cell>
          <table:table-cell table:formula="of:=['patched-default'.AB115]" office:value-type="float" office:value="646144" calcext:value-type="float">
            <text:p>646144</text:p>
          </table:table-cell>
          <table:table-cell table:formula="of:=['patched-default'.AC115]" office:value-type="float" office:value="611971" calcext:value-type="float">
            <text:p>611971</text:p>
          </table:table-cell>
          <table:table-cell table:formula="of:=['patched-default'.O115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6]" office:value-type="float" office:value="655472" calcext:value-type="float">
            <text:p>655472</text:p>
          </table:table-cell>
          <table:table-cell table:formula="of:=[original.AC116]" office:value-type="float" office:value="617951" calcext:value-type="float">
            <text:p>617951</text:p>
          </table:table-cell>
          <table:table-cell table:formula="of:=[original.O116]" office:value-type="float" office:value="767724" calcext:value-type="float">
            <text:p>767724</text:p>
          </table:table-cell>
          <table:table-cell table:formula="of:=['patched-default'.AB116]" office:value-type="float" office:value="646144" calcext:value-type="float">
            <text:p>646144</text:p>
          </table:table-cell>
          <table:table-cell table:formula="of:=['patched-default'.AC116]" office:value-type="float" office:value="611971" calcext:value-type="float">
            <text:p>611971</text:p>
          </table:table-cell>
          <table:table-cell table:formula="of:=['patched-default'.O116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7]" office:value-type="float" office:value="655472" calcext:value-type="float">
            <text:p>655472</text:p>
          </table:table-cell>
          <table:table-cell table:formula="of:=[original.AC117]" office:value-type="float" office:value="617951" calcext:value-type="float">
            <text:p>617951</text:p>
          </table:table-cell>
          <table:table-cell table:formula="of:=[original.O117]" office:value-type="float" office:value="767724" calcext:value-type="float">
            <text:p>767724</text:p>
          </table:table-cell>
          <table:table-cell table:formula="of:=['patched-default'.AB117]" office:value-type="float" office:value="646144" calcext:value-type="float">
            <text:p>646144</text:p>
          </table:table-cell>
          <table:table-cell table:formula="of:=['patched-default'.AC117]" office:value-type="float" office:value="611971" calcext:value-type="float">
            <text:p>611971</text:p>
          </table:table-cell>
          <table:table-cell table:formula="of:=['patched-default'.O117]" office:value-type="float" office:value="752740" calcext:value-type="float">
            <text:p>752740</text:p>
          </table:table-cell>
          <table:table-cell/>
        </table:table-row>
        <table:table-row table:style-name="ro1">
          <table:table-cell table:formula="of:=[original.AB118]" office:value-type="float" office:value="655472" calcext:value-type="float">
            <text:p>655472</text:p>
          </table:table-cell>
          <table:table-cell table:formula="of:=[original.AC118]" office:value-type="float" office:value="617951" calcext:value-type="float">
            <text:p>617951</text:p>
          </table:table-cell>
          <table:table-cell table:formula="of:=[original.O118]" office:value-type="float" office:value="767724" calcext:value-type="float">
            <text:p>767724</text:p>
          </table:table-cell>
          <table:table-cell table:formula="of:=['patched-default'.AB118]" office:value-type="float" office:value="556352" calcext:value-type="float">
            <text:p>556352</text:p>
          </table:table-cell>
          <table:table-cell table:formula="of:=['patched-default'.AC118]" office:value-type="float" office:value="526464" calcext:value-type="float">
            <text:p>526464</text:p>
          </table:table-cell>
          <table:table-cell table:formula="of:=['patched-default'.O118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19]" office:value-type="float" office:value="655472" calcext:value-type="float">
            <text:p>655472</text:p>
          </table:table-cell>
          <table:table-cell table:formula="of:=[original.AC119]" office:value-type="float" office:value="531538" calcext:value-type="float">
            <text:p>531538</text:p>
          </table:table-cell>
          <table:table-cell table:formula="of:=[original.O119]" office:value-type="float" office:value="767724" calcext:value-type="float">
            <text:p>767724</text:p>
          </table:table-cell>
          <table:table-cell table:formula="of:=['patched-default'.AB119]" office:value-type="float" office:value="556352" calcext:value-type="float">
            <text:p>556352</text:p>
          </table:table-cell>
          <table:table-cell table:formula="of:=['patched-default'.AC119]" office:value-type="float" office:value="526464" calcext:value-type="float">
            <text:p>526464</text:p>
          </table:table-cell>
          <table:table-cell table:formula="of:=['patched-default'.O119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0]" office:value-type="float" office:value="655472" calcext:value-type="float">
            <text:p>655472</text:p>
          </table:table-cell>
          <table:table-cell table:formula="of:=[original.AC120]" office:value-type="float" office:value="531538" calcext:value-type="float">
            <text:p>531538</text:p>
          </table:table-cell>
          <table:table-cell table:formula="of:=[original.O120]" office:value-type="float" office:value="767724" calcext:value-type="float">
            <text:p>767724</text:p>
          </table:table-cell>
          <table:table-cell table:formula="of:=['patched-default'.AB120]" office:value-type="float" office:value="556352" calcext:value-type="float">
            <text:p>556352</text:p>
          </table:table-cell>
          <table:table-cell table:formula="of:=['patched-default'.AC120]" office:value-type="float" office:value="526464" calcext:value-type="float">
            <text:p>526464</text:p>
          </table:table-cell>
          <table:table-cell table:formula="of:=['patched-default'.O120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1]" office:value-type="float" office:value="655472" calcext:value-type="float">
            <text:p>655472</text:p>
          </table:table-cell>
          <table:table-cell table:formula="of:=[original.AC121]" office:value-type="float" office:value="531538" calcext:value-type="float">
            <text:p>531538</text:p>
          </table:table-cell>
          <table:table-cell table:formula="of:=[original.O121]" office:value-type="float" office:value="767724" calcext:value-type="float">
            <text:p>767724</text:p>
          </table:table-cell>
          <table:table-cell table:formula="of:=['patched-default'.AB121]" office:value-type="float" office:value="556352" calcext:value-type="float">
            <text:p>556352</text:p>
          </table:table-cell>
          <table:table-cell table:formula="of:=['patched-default'.AC121]" office:value-type="float" office:value="526464" calcext:value-type="float">
            <text:p>526464</text:p>
          </table:table-cell>
          <table:table-cell table:formula="of:=['patched-default'.O121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2]" office:value-type="float" office:value="655472" calcext:value-type="float">
            <text:p>655472</text:p>
          </table:table-cell>
          <table:table-cell table:formula="of:=[original.AC122]" office:value-type="float" office:value="531538" calcext:value-type="float">
            <text:p>531538</text:p>
          </table:table-cell>
          <table:table-cell table:formula="of:=[original.O122]" office:value-type="float" office:value="767724" calcext:value-type="float">
            <text:p>767724</text:p>
          </table:table-cell>
          <table:table-cell table:formula="of:=['patched-default'.AB122]" office:value-type="float" office:value="556352" calcext:value-type="float">
            <text:p>556352</text:p>
          </table:table-cell>
          <table:table-cell table:formula="of:=['patched-default'.AC122]" office:value-type="float" office:value="526464" calcext:value-type="float">
            <text:p>526464</text:p>
          </table:table-cell>
          <table:table-cell table:formula="of:=['patched-default'.O122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3]" office:value-type="float" office:value="655472" calcext:value-type="float">
            <text:p>655472</text:p>
          </table:table-cell>
          <table:table-cell table:formula="of:=[original.AC123]" office:value-type="float" office:value="531538" calcext:value-type="float">
            <text:p>531538</text:p>
          </table:table-cell>
          <table:table-cell table:formula="of:=[original.O123]" office:value-type="float" office:value="767724" calcext:value-type="float">
            <text:p>767724</text:p>
          </table:table-cell>
          <table:table-cell table:formula="of:=['patched-default'.AB123]" office:value-type="float" office:value="556352" calcext:value-type="float">
            <text:p>556352</text:p>
          </table:table-cell>
          <table:table-cell table:formula="of:=['patched-default'.AC123]" office:value-type="float" office:value="526464" calcext:value-type="float">
            <text:p>526464</text:p>
          </table:table-cell>
          <table:table-cell table:formula="of:=['patched-default'.O123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4]" office:value-type="float" office:value="655472" calcext:value-type="float">
            <text:p>655472</text:p>
          </table:table-cell>
          <table:table-cell table:formula="of:=[original.AC124]" office:value-type="float" office:value="531538" calcext:value-type="float">
            <text:p>531538</text:p>
          </table:table-cell>
          <table:table-cell table:formula="of:=[original.O124]" office:value-type="float" office:value="767724" calcext:value-type="float">
            <text:p>767724</text:p>
          </table:table-cell>
          <table:table-cell table:formula="of:=['patched-default'.AB124]" office:value-type="float" office:value="556352" calcext:value-type="float">
            <text:p>556352</text:p>
          </table:table-cell>
          <table:table-cell table:formula="of:=['patched-default'.AC124]" office:value-type="float" office:value="526464" calcext:value-type="float">
            <text:p>526464</text:p>
          </table:table-cell>
          <table:table-cell table:formula="of:=['patched-default'.O124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5]" office:value-type="float" office:value="655472" calcext:value-type="float">
            <text:p>655472</text:p>
          </table:table-cell>
          <table:table-cell table:formula="of:=[original.AC125]" office:value-type="float" office:value="531538" calcext:value-type="float">
            <text:p>531538</text:p>
          </table:table-cell>
          <table:table-cell table:formula="of:=[original.O125]" office:value-type="float" office:value="767724" calcext:value-type="float">
            <text:p>767724</text:p>
          </table:table-cell>
          <table:table-cell table:formula="of:=['patched-default'.AB125]" office:value-type="float" office:value="556352" calcext:value-type="float">
            <text:p>556352</text:p>
          </table:table-cell>
          <table:table-cell table:formula="of:=['patched-default'.AC125]" office:value-type="float" office:value="526464" calcext:value-type="float">
            <text:p>526464</text:p>
          </table:table-cell>
          <table:table-cell table:formula="of:=['patched-default'.O125]" office:value-type="float" office:value="668504" calcext:value-type="float">
            <text:p>668504</text:p>
          </table:table-cell>
          <table:table-cell/>
        </table:table-row>
        <table:table-row table:style-name="ro1">
          <table:table-cell table:formula="of:=[original.AB126]" office:value-type="float" office:value="655472" calcext:value-type="float">
            <text:p>655472</text:p>
          </table:table-cell>
          <table:table-cell table:formula="of:=[original.AC126]" office:value-type="float" office:value="531538" calcext:value-type="float">
            <text:p>531538</text:p>
          </table:table-cell>
          <table:table-cell table:formula="of:=[original.O126]" office:value-type="float" office:value="767724" calcext:value-type="float">
            <text:p>767724</text:p>
          </table:table-cell>
          <table:table-cell table:formula="of:=['patched-default'.AB126]" office:value-type="float" office:value="465920" calcext:value-type="float">
            <text:p>465920</text:p>
          </table:table-cell>
          <table:table-cell table:formula="of:=['patched-default'.AC126]" office:value-type="float" office:value="440958" calcext:value-type="float">
            <text:p>440958</text:p>
          </table:table-cell>
          <table:table-cell table:formula="of:=['patched-default'.O126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27]" office:value-type="float" office:value="653424" calcext:value-type="float">
            <text:p>653424</text:p>
          </table:table-cell>
          <table:table-cell table:formula="of:=[original.AC127]" office:value-type="float" office:value="445125" calcext:value-type="float">
            <text:p>445125</text:p>
          </table:table-cell>
          <table:table-cell table:formula="of:=[original.O127]" office:value-type="float" office:value="765772" calcext:value-type="float">
            <text:p>765772</text:p>
          </table:table-cell>
          <table:table-cell table:formula="of:=['patched-default'.AB127]" office:value-type="float" office:value="465920" calcext:value-type="float">
            <text:p>465920</text:p>
          </table:table-cell>
          <table:table-cell table:formula="of:=['patched-default'.AC127]" office:value-type="float" office:value="440958" calcext:value-type="float">
            <text:p>440958</text:p>
          </table:table-cell>
          <table:table-cell table:formula="of:=['patched-default'.O127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28]" office:value-type="float" office:value="653424" calcext:value-type="float">
            <text:p>653424</text:p>
          </table:table-cell>
          <table:table-cell table:formula="of:=[original.AC128]" office:value-type="float" office:value="445125" calcext:value-type="float">
            <text:p>445125</text:p>
          </table:table-cell>
          <table:table-cell table:formula="of:=[original.O128]" office:value-type="float" office:value="765772" calcext:value-type="float">
            <text:p>765772</text:p>
          </table:table-cell>
          <table:table-cell table:formula="of:=['patched-default'.AB128]" office:value-type="float" office:value="465920" calcext:value-type="float">
            <text:p>465920</text:p>
          </table:table-cell>
          <table:table-cell table:formula="of:=['patched-default'.AC128]" office:value-type="float" office:value="440958" calcext:value-type="float">
            <text:p>440958</text:p>
          </table:table-cell>
          <table:table-cell table:formula="of:=['patched-default'.O128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29]" office:value-type="float" office:value="653424" calcext:value-type="float">
            <text:p>653424</text:p>
          </table:table-cell>
          <table:table-cell table:formula="of:=[original.AC129]" office:value-type="float" office:value="445125" calcext:value-type="float">
            <text:p>445125</text:p>
          </table:table-cell>
          <table:table-cell table:formula="of:=[original.O129]" office:value-type="float" office:value="765772" calcext:value-type="float">
            <text:p>765772</text:p>
          </table:table-cell>
          <table:table-cell table:formula="of:=['patched-default'.AB129]" office:value-type="float" office:value="465920" calcext:value-type="float">
            <text:p>465920</text:p>
          </table:table-cell>
          <table:table-cell table:formula="of:=['patched-default'.AC129]" office:value-type="float" office:value="440958" calcext:value-type="float">
            <text:p>440958</text:p>
          </table:table-cell>
          <table:table-cell table:formula="of:=['patched-default'.O129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30]" office:value-type="float" office:value="653424" calcext:value-type="float">
            <text:p>653424</text:p>
          </table:table-cell>
          <table:table-cell table:formula="of:=[original.AC130]" office:value-type="float" office:value="445125" calcext:value-type="float">
            <text:p>445125</text:p>
          </table:table-cell>
          <table:table-cell table:formula="of:=[original.O130]" office:value-type="float" office:value="765772" calcext:value-type="float">
            <text:p>765772</text:p>
          </table:table-cell>
          <table:table-cell table:formula="of:=['patched-default'.AB130]" office:value-type="float" office:value="465920" calcext:value-type="float">
            <text:p>465920</text:p>
          </table:table-cell>
          <table:table-cell table:formula="of:=['patched-default'.AC130]" office:value-type="float" office:value="440958" calcext:value-type="float">
            <text:p>440958</text:p>
          </table:table-cell>
          <table:table-cell table:formula="of:=['patched-default'.O130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31]" office:value-type="float" office:value="653424" calcext:value-type="float">
            <text:p>653424</text:p>
          </table:table-cell>
          <table:table-cell table:formula="of:=[original.AC131]" office:value-type="float" office:value="445125" calcext:value-type="float">
            <text:p>445125</text:p>
          </table:table-cell>
          <table:table-cell table:formula="of:=[original.O131]" office:value-type="float" office:value="765772" calcext:value-type="float">
            <text:p>765772</text:p>
          </table:table-cell>
          <table:table-cell table:formula="of:=['patched-default'.AB131]" office:value-type="float" office:value="465920" calcext:value-type="float">
            <text:p>465920</text:p>
          </table:table-cell>
          <table:table-cell table:formula="of:=['patched-default'.AC131]" office:value-type="float" office:value="440958" calcext:value-type="float">
            <text:p>440958</text:p>
          </table:table-cell>
          <table:table-cell table:formula="of:=['patched-default'.O131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32]" office:value-type="float" office:value="653424" calcext:value-type="float">
            <text:p>653424</text:p>
          </table:table-cell>
          <table:table-cell table:formula="of:=[original.AC132]" office:value-type="float" office:value="445125" calcext:value-type="float">
            <text:p>445125</text:p>
          </table:table-cell>
          <table:table-cell table:formula="of:=[original.O132]" office:value-type="float" office:value="765772" calcext:value-type="float">
            <text:p>765772</text:p>
          </table:table-cell>
          <table:table-cell table:formula="of:=['patched-default'.AB132]" office:value-type="float" office:value="465920" calcext:value-type="float">
            <text:p>465920</text:p>
          </table:table-cell>
          <table:table-cell table:formula="of:=['patched-default'.AC132]" office:value-type="float" office:value="440958" calcext:value-type="float">
            <text:p>440958</text:p>
          </table:table-cell>
          <table:table-cell table:formula="of:=['patched-default'.O132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33]" office:value-type="float" office:value="653424" calcext:value-type="float">
            <text:p>653424</text:p>
          </table:table-cell>
          <table:table-cell table:formula="of:=[original.AC133]" office:value-type="float" office:value="445125" calcext:value-type="float">
            <text:p>445125</text:p>
          </table:table-cell>
          <table:table-cell table:formula="of:=[original.O133]" office:value-type="float" office:value="765772" calcext:value-type="float">
            <text:p>765772</text:p>
          </table:table-cell>
          <table:table-cell table:formula="of:=['patched-default'.AB133]" office:value-type="float" office:value="465920" calcext:value-type="float">
            <text:p>465920</text:p>
          </table:table-cell>
          <table:table-cell table:formula="of:=['patched-default'.AC133]" office:value-type="float" office:value="440958" calcext:value-type="float">
            <text:p>440958</text:p>
          </table:table-cell>
          <table:table-cell table:formula="of:=['patched-default'.O133]" office:value-type="float" office:value="583324" calcext:value-type="float">
            <text:p>583324</text:p>
          </table:table-cell>
          <table:table-cell/>
        </table:table-row>
        <table:table-row table:style-name="ro1">
          <table:table-cell table:formula="of:=[original.AB134]" office:value-type="float" office:value="653424" calcext:value-type="float">
            <text:p>653424</text:p>
          </table:table-cell>
          <table:table-cell table:formula="of:=[original.AC134]" office:value-type="float" office:value="445125" calcext:value-type="float">
            <text:p>445125</text:p>
          </table:table-cell>
          <table:table-cell table:formula="of:=[original.O134]" office:value-type="float" office:value="765772" calcext:value-type="float">
            <text:p>765772</text:p>
          </table:table-cell>
          <table:table-cell table:formula="of:=['patched-default'.AB134]" office:value-type="float" office:value="375488" calcext:value-type="float">
            <text:p>375488</text:p>
          </table:table-cell>
          <table:table-cell table:formula="of:=['patched-default'.AC134]" office:value-type="float" office:value="355451" calcext:value-type="float">
            <text:p>355451</text:p>
          </table:table-cell>
          <table:table-cell table:formula="of:=['patched-default'.O134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35]" office:value-type="float" office:value="628848" calcext:value-type="float">
            <text:p>628848</text:p>
          </table:table-cell>
          <table:table-cell table:formula="of:=[original.AC135]" office:value-type="float" office:value="358712" calcext:value-type="float">
            <text:p>358712</text:p>
          </table:table-cell>
          <table:table-cell table:formula="of:=[original.O135]" office:value-type="float" office:value="742060" calcext:value-type="float">
            <text:p>742060</text:p>
          </table:table-cell>
          <table:table-cell table:formula="of:=['patched-default'.AB135]" office:value-type="float" office:value="375488" calcext:value-type="float">
            <text:p>375488</text:p>
          </table:table-cell>
          <table:table-cell table:formula="of:=['patched-default'.AC135]" office:value-type="float" office:value="355451" calcext:value-type="float">
            <text:p>355451</text:p>
          </table:table-cell>
          <table:table-cell table:formula="of:=['patched-default'.O135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36]" office:value-type="float" office:value="628848" calcext:value-type="float">
            <text:p>628848</text:p>
          </table:table-cell>
          <table:table-cell table:formula="of:=[original.AC136]" office:value-type="float" office:value="358712" calcext:value-type="float">
            <text:p>358712</text:p>
          </table:table-cell>
          <table:table-cell table:formula="of:=[original.O136]" office:value-type="float" office:value="742060" calcext:value-type="float">
            <text:p>742060</text:p>
          </table:table-cell>
          <table:table-cell table:formula="of:=['patched-default'.AB136]" office:value-type="float" office:value="375488" calcext:value-type="float">
            <text:p>375488</text:p>
          </table:table-cell>
          <table:table-cell table:formula="of:=['patched-default'.AC136]" office:value-type="float" office:value="355451" calcext:value-type="float">
            <text:p>355451</text:p>
          </table:table-cell>
          <table:table-cell table:formula="of:=['patched-default'.O136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37]" office:value-type="float" office:value="628848" calcext:value-type="float">
            <text:p>628848</text:p>
          </table:table-cell>
          <table:table-cell table:formula="of:=[original.AC137]" office:value-type="float" office:value="358712" calcext:value-type="float">
            <text:p>358712</text:p>
          </table:table-cell>
          <table:table-cell table:formula="of:=[original.O137]" office:value-type="float" office:value="742060" calcext:value-type="float">
            <text:p>742060</text:p>
          </table:table-cell>
          <table:table-cell table:formula="of:=['patched-default'.AB137]" office:value-type="float" office:value="375488" calcext:value-type="float">
            <text:p>375488</text:p>
          </table:table-cell>
          <table:table-cell table:formula="of:=['patched-default'.AC137]" office:value-type="float" office:value="355451" calcext:value-type="float">
            <text:p>355451</text:p>
          </table:table-cell>
          <table:table-cell table:formula="of:=['patched-default'.O137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38]" office:value-type="float" office:value="628848" calcext:value-type="float">
            <text:p>628848</text:p>
          </table:table-cell>
          <table:table-cell table:formula="of:=[original.AC138]" office:value-type="float" office:value="358712" calcext:value-type="float">
            <text:p>358712</text:p>
          </table:table-cell>
          <table:table-cell table:formula="of:=[original.O138]" office:value-type="float" office:value="742060" calcext:value-type="float">
            <text:p>742060</text:p>
          </table:table-cell>
          <table:table-cell table:formula="of:=['patched-default'.AB138]" office:value-type="float" office:value="375488" calcext:value-type="float">
            <text:p>375488</text:p>
          </table:table-cell>
          <table:table-cell table:formula="of:=['patched-default'.AC138]" office:value-type="float" office:value="355451" calcext:value-type="float">
            <text:p>355451</text:p>
          </table:table-cell>
          <table:table-cell table:formula="of:=['patched-default'.O138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39]" office:value-type="float" office:value="628848" calcext:value-type="float">
            <text:p>628848</text:p>
          </table:table-cell>
          <table:table-cell table:formula="of:=[original.AC139]" office:value-type="float" office:value="358712" calcext:value-type="float">
            <text:p>358712</text:p>
          </table:table-cell>
          <table:table-cell table:formula="of:=[original.O139]" office:value-type="float" office:value="742060" calcext:value-type="float">
            <text:p>742060</text:p>
          </table:table-cell>
          <table:table-cell table:formula="of:=['patched-default'.AB139]" office:value-type="float" office:value="375488" calcext:value-type="float">
            <text:p>375488</text:p>
          </table:table-cell>
          <table:table-cell table:formula="of:=['patched-default'.AC139]" office:value-type="float" office:value="355451" calcext:value-type="float">
            <text:p>355451</text:p>
          </table:table-cell>
          <table:table-cell table:formula="of:=['patched-default'.O139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40]" office:value-type="float" office:value="628848" calcext:value-type="float">
            <text:p>628848</text:p>
          </table:table-cell>
          <table:table-cell table:formula="of:=[original.AC140]" office:value-type="float" office:value="358712" calcext:value-type="float">
            <text:p>358712</text:p>
          </table:table-cell>
          <table:table-cell table:formula="of:=[original.O140]" office:value-type="float" office:value="742060" calcext:value-type="float">
            <text:p>742060</text:p>
          </table:table-cell>
          <table:table-cell table:formula="of:=['patched-default'.AB140]" office:value-type="float" office:value="375488" calcext:value-type="float">
            <text:p>375488</text:p>
          </table:table-cell>
          <table:table-cell table:formula="of:=['patched-default'.AC140]" office:value-type="float" office:value="355451" calcext:value-type="float">
            <text:p>355451</text:p>
          </table:table-cell>
          <table:table-cell table:formula="of:=['patched-default'.O140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41]" office:value-type="float" office:value="628848" calcext:value-type="float">
            <text:p>628848</text:p>
          </table:table-cell>
          <table:table-cell table:formula="of:=[original.AC141]" office:value-type="float" office:value="358712" calcext:value-type="float">
            <text:p>358712</text:p>
          </table:table-cell>
          <table:table-cell table:formula="of:=[original.O141]" office:value-type="float" office:value="742060" calcext:value-type="float">
            <text:p>742060</text:p>
          </table:table-cell>
          <table:table-cell table:formula="of:=['patched-default'.AB141]" office:value-type="float" office:value="375488" calcext:value-type="float">
            <text:p>375488</text:p>
          </table:table-cell>
          <table:table-cell table:formula="of:=['patched-default'.AC141]" office:value-type="float" office:value="355451" calcext:value-type="float">
            <text:p>355451</text:p>
          </table:table-cell>
          <table:table-cell table:formula="of:=['patched-default'.O141]" office:value-type="float" office:value="498112" calcext:value-type="float">
            <text:p>498112</text:p>
          </table:table-cell>
          <table:table-cell/>
        </table:table-row>
        <table:table-row table:style-name="ro1">
          <table:table-cell table:formula="of:=[original.AB142]" office:value-type="float" office:value="628848" calcext:value-type="float">
            <text:p>628848</text:p>
          </table:table-cell>
          <table:table-cell table:formula="of:=[original.AC142]" office:value-type="float" office:value="358712" calcext:value-type="float">
            <text:p>358712</text:p>
          </table:table-cell>
          <table:table-cell table:formula="of:=[original.O142]" office:value-type="float" office:value="742060" calcext:value-type="float">
            <text:p>742060</text:p>
          </table:table-cell>
          <table:table-cell table:formula="of:=['patched-default'.AB142]" office:value-type="float" office:value="197632" calcext:value-type="float">
            <text:p>197632</text:p>
          </table:table-cell>
          <table:table-cell table:formula="of:=['patched-default'.AC142]" office:value-type="float" office:value="184424" calcext:value-type="float">
            <text:p>184424</text:p>
          </table:table-cell>
          <table:table-cell table:formula="of:=['patched-default'.O142]" office:value-type="float" office:value="328252" calcext:value-type="float">
            <text:p>328252</text:p>
          </table:table-cell>
          <table:table-cell/>
        </table:table-row>
        <table:table-row table:style-name="ro1">
          <table:table-cell table:formula="of:=[original.AB143]" office:value-type="float" office:value="583792" calcext:value-type="float">
            <text:p>583792</text:p>
          </table:table-cell>
          <table:table-cell table:formula="of:=[original.AC143]" office:value-type="float" office:value="185886" calcext:value-type="float">
            <text:p>185886</text:p>
          </table:table-cell>
          <table:table-cell table:formula="of:=[original.O143]" office:value-type="float" office:value="698284" calcext:value-type="float">
            <text:p>698284</text:p>
          </table:table-cell>
          <table:table-cell table:formula="of:=['patched-default'.AB143]" office:value-type="float" office:value="197632" calcext:value-type="float">
            <text:p>197632</text:p>
          </table:table-cell>
          <table:table-cell table:formula="of:=['patched-default'.AC143]" office:value-type="float" office:value="184424" calcext:value-type="float">
            <text:p>184424</text:p>
          </table:table-cell>
          <table:table-cell table:formula="of:=['patched-default'.O143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4]" office:value-type="float" office:value="583792" calcext:value-type="float">
            <text:p>583792</text:p>
          </table:table-cell>
          <table:table-cell table:formula="of:=[original.AC144]" office:value-type="float" office:value="185886" calcext:value-type="float">
            <text:p>185886</text:p>
          </table:table-cell>
          <table:table-cell table:formula="of:=[original.O144]" office:value-type="float" office:value="698284" calcext:value-type="float">
            <text:p>698284</text:p>
          </table:table-cell>
          <table:table-cell table:formula="of:=['patched-default'.AB144]" office:value-type="float" office:value="197632" calcext:value-type="float">
            <text:p>197632</text:p>
          </table:table-cell>
          <table:table-cell table:formula="of:=['patched-default'.AC144]" office:value-type="float" office:value="184424" calcext:value-type="float">
            <text:p>184424</text:p>
          </table:table-cell>
          <table:table-cell table:formula="of:=['patched-default'.O144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5]" office:value-type="float" office:value="583792" calcext:value-type="float">
            <text:p>583792</text:p>
          </table:table-cell>
          <table:table-cell table:formula="of:=[original.AC145]" office:value-type="float" office:value="185886" calcext:value-type="float">
            <text:p>185886</text:p>
          </table:table-cell>
          <table:table-cell table:formula="of:=[original.O145]" office:value-type="float" office:value="698284" calcext:value-type="float">
            <text:p>698284</text:p>
          </table:table-cell>
          <table:table-cell table:formula="of:=['patched-default'.AB145]" office:value-type="float" office:value="197632" calcext:value-type="float">
            <text:p>197632</text:p>
          </table:table-cell>
          <table:table-cell table:formula="of:=['patched-default'.AC145]" office:value-type="float" office:value="184424" calcext:value-type="float">
            <text:p>184424</text:p>
          </table:table-cell>
          <table:table-cell table:formula="of:=['patched-default'.O145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6]" office:value-type="float" office:value="583792" calcext:value-type="float">
            <text:p>583792</text:p>
          </table:table-cell>
          <table:table-cell table:formula="of:=[original.AC146]" office:value-type="float" office:value="185886" calcext:value-type="float">
            <text:p>185886</text:p>
          </table:table-cell>
          <table:table-cell table:formula="of:=[original.O146]" office:value-type="float" office:value="698284" calcext:value-type="float">
            <text:p>698284</text:p>
          </table:table-cell>
          <table:table-cell table:formula="of:=['patched-default'.AB146]" office:value-type="float" office:value="197632" calcext:value-type="float">
            <text:p>197632</text:p>
          </table:table-cell>
          <table:table-cell table:formula="of:=['patched-default'.AC146]" office:value-type="float" office:value="184424" calcext:value-type="float">
            <text:p>184424</text:p>
          </table:table-cell>
          <table:table-cell table:formula="of:=['patched-default'.O146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7]" office:value-type="float" office:value="583792" calcext:value-type="float">
            <text:p>583792</text:p>
          </table:table-cell>
          <table:table-cell table:formula="of:=[original.AC147]" office:value-type="float" office:value="185886" calcext:value-type="float">
            <text:p>185886</text:p>
          </table:table-cell>
          <table:table-cell table:formula="of:=[original.O147]" office:value-type="float" office:value="698284" calcext:value-type="float">
            <text:p>698284</text:p>
          </table:table-cell>
          <table:table-cell table:formula="of:=['patched-default'.AB147]" office:value-type="float" office:value="197632" calcext:value-type="float">
            <text:p>197632</text:p>
          </table:table-cell>
          <table:table-cell table:formula="of:=['patched-default'.AC147]" office:value-type="float" office:value="184424" calcext:value-type="float">
            <text:p>184424</text:p>
          </table:table-cell>
          <table:table-cell table:formula="of:=['patched-default'.O147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8]" office:value-type="float" office:value="583792" calcext:value-type="float">
            <text:p>583792</text:p>
          </table:table-cell>
          <table:table-cell table:formula="of:=[original.AC148]" office:value-type="float" office:value="185886" calcext:value-type="float">
            <text:p>185886</text:p>
          </table:table-cell>
          <table:table-cell table:formula="of:=[original.O148]" office:value-type="float" office:value="698284" calcext:value-type="float">
            <text:p>698284</text:p>
          </table:table-cell>
          <table:table-cell table:formula="of:=['patched-default'.AB148]" office:value-type="float" office:value="197632" calcext:value-type="float">
            <text:p>197632</text:p>
          </table:table-cell>
          <table:table-cell table:formula="of:=['patched-default'.AC148]" office:value-type="float" office:value="184424" calcext:value-type="float">
            <text:p>184424</text:p>
          </table:table-cell>
          <table:table-cell table:formula="of:=['patched-default'.O148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49]" office:value-type="float" office:value="583792" calcext:value-type="float">
            <text:p>583792</text:p>
          </table:table-cell>
          <table:table-cell table:formula="of:=[original.AC149]" office:value-type="float" office:value="185886" calcext:value-type="float">
            <text:p>185886</text:p>
          </table:table-cell>
          <table:table-cell table:formula="of:=[original.O149]" office:value-type="float" office:value="698284" calcext:value-type="float">
            <text:p>698284</text:p>
          </table:table-cell>
          <table:table-cell table:formula="of:=['patched-default'.AB149]" office:value-type="float" office:value="197632" calcext:value-type="float">
            <text:p>197632</text:p>
          </table:table-cell>
          <table:table-cell table:formula="of:=['patched-default'.AC149]" office:value-type="float" office:value="184424" calcext:value-type="float">
            <text:p>184424</text:p>
          </table:table-cell>
          <table:table-cell table:formula="of:=['patched-default'.O149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50]" office:value-type="float" office:value="583792" calcext:value-type="float">
            <text:p>583792</text:p>
          </table:table-cell>
          <table:table-cell table:formula="of:=[original.AC150]" office:value-type="float" office:value="185886" calcext:value-type="float">
            <text:p>185886</text:p>
          </table:table-cell>
          <table:table-cell table:formula="of:=[original.O150]" office:value-type="float" office:value="698284" calcext:value-type="float">
            <text:p>698284</text:p>
          </table:table-cell>
          <table:table-cell table:formula="of:=['patched-default'.AB150]" office:value-type="float" office:value="197632" calcext:value-type="float">
            <text:p>197632</text:p>
          </table:table-cell>
          <table:table-cell table:formula="of:=['patched-default'.AC150]" office:value-type="float" office:value="184424" calcext:value-type="float">
            <text:p>184424</text:p>
          </table:table-cell>
          <table:table-cell table:formula="of:=['patched-default'.O150]" office:value-type="float" office:value="326440" calcext:value-type="float">
            <text:p>326440</text:p>
          </table:table-cell>
          <table:table-cell/>
        </table:table-row>
        <table:table-row table:style-name="ro1">
          <table:table-cell table:formula="of:=[original.AB151]" office:value-type="float" office:value="583792" calcext:value-type="float">
            <text:p>583792</text:p>
          </table:table-cell>
          <table:table-cell table:formula="of:=[original.AC151]" office:value-type="float" office:value="185886" calcext:value-type="float">
            <text:p>185886</text:p>
          </table:table-cell>
          <table:table-cell table:formula="of:=[original.O151]" office:value-type="float" office:value="698284" calcext:value-type="float">
            <text:p>698284</text:p>
          </table:table-cell>
          <table:table-cell table:formula="of:=['patched-default'.AB151]" office:value-type="float" office:value="13376" calcext:value-type="float">
            <text:p>13376</text:p>
          </table:table-cell>
          <table:table-cell table:formula="of:=['patched-default'.AC151]" office:value-type="float" office:value="13393" calcext:value-type="float">
            <text:p>13393</text:p>
          </table:table-cell>
          <table:table-cell table:formula="of:=['patched-default'.O151]" office:value-type="float" office:value="139556" calcext:value-type="float">
            <text:p>139556</text:p>
          </table:table-cell>
          <table:table-cell/>
        </table:table-row>
        <table:table-row table:style-name="ro1">
          <table:table-cell table:formula="of:=[original.AB152]" office:value-type="float" office:value="75980" calcext:value-type="float">
            <text:p>75980</text:p>
          </table:table-cell>
          <table:table-cell table:formula="of:=[original.AC152]" office:value-type="float" office:value="13060" calcext:value-type="float">
            <text:p>13060</text:p>
          </table:table-cell>
          <table:table-cell table:formula="of:=[original.O152]" office:value-type="float" office:value="186828" calcext:value-type="float">
            <text:p>186828</text:p>
          </table:table-cell>
          <table:table-cell table:formula="of:=['patched-default'.AB152]" office:value-type="float" office:value="13376" calcext:value-type="float">
            <text:p>13376</text:p>
          </table:table-cell>
          <table:table-cell table:formula="of:=['patched-default'.AC152]" office:value-type="float" office:value="13393" calcext:value-type="float">
            <text:p>13393</text:p>
          </table:table-cell>
          <table:table-cell table:formula="of:=['patched-default'.O152]" office:value-type="float" office:value="139556" calcext:value-type="float">
            <text:p>139556</text:p>
          </table:table-cell>
          <table:table-cell/>
        </table:table-row>
        <table:table-row table:style-name="ro1">
          <table:table-cell table:formula="of:=[original.AB153]" office:value-type="float" office:value="75980" calcext:value-type="float">
            <text:p>75980</text:p>
          </table:table-cell>
          <table:table-cell table:formula="of:=[original.AC153]" office:value-type="float" office:value="13060" calcext:value-type="float">
            <text:p>13060</text:p>
          </table:table-cell>
          <table:table-cell table:formula="of:=[original.O153]" office:value-type="float" office:value="186828" calcext:value-type="float">
            <text:p>186828</text:p>
          </table:table-cell>
          <table:table-cell table:formula="of:=['patched-default'.AB153]" office:value-type="float" office:value="13376" calcext:value-type="float">
            <text:p>13376</text:p>
          </table:table-cell>
          <table:table-cell table:formula="of:=['patched-default'.AC153]" office:value-type="float" office:value="13393" calcext:value-type="float">
            <text:p>13393</text:p>
          </table:table-cell>
          <table:table-cell table:formula="of:=['patched-default'.O153]" office:value-type="float" office:value="139556" calcext:value-type="float">
            <text:p>139556</text:p>
          </table:table-cell>
          <table:table-cell/>
        </table:table-row>
        <table:table-row table:style-name="ro1">
          <table:table-cell table:formula="of:=[original.AB154]" office:value-type="float" office:value="75980" calcext:value-type="float">
            <text:p>75980</text:p>
          </table:table-cell>
          <table:table-cell table:formula="of:=[original.AC154]" office:value-type="float" office:value="13060" calcext:value-type="float">
            <text:p>13060</text:p>
          </table:table-cell>
          <table:table-cell table:formula="of:=[original.O154]" office:value-type="float" office:value="186828" calcext:value-type="float">
            <text:p>186828</text:p>
          </table:table-cell>
          <table:table-cell table:formula="of:=['patched-default'.AB154]" office:value-type="float" office:value="13376" calcext:value-type="float">
            <text:p>13376</text:p>
          </table:table-cell>
          <table:table-cell table:formula="of:=['patched-default'.AC154]" office:value-type="float" office:value="13393" calcext:value-type="float">
            <text:p>13393</text:p>
          </table:table-cell>
          <table:table-cell table:formula="of:=['patched-default'.O154]" office:value-type="float" office:value="139556" calcext:value-type="float">
            <text:p>139556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892.09pt" svg:height="701.72pt" svg:x="0pt" svg:y="0pt">
            <loext:p draw:notify-on-update-of-ranges="original.AB3:original.AB4 original.AB5:original.AB154 original.AC3:original.AC4 original.AC5:original.AC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Sheet7" table:style-name="ta1">
        <table:shapes>
          <draw:frame draw:z-index="0" draw:style-name="gr1" draw:text-style-name="P1" svg:width="892.89pt" svg:height="700.95pt" svg:x="0pt" svg:y="0.03pt">
            <loext:p draw:notify-on-update-of-ranges="'patched-default'.AB3:'patched-default'.AB4 'patched-default'.AB5:'patched-default'.AB154 'patched-default'.AC3:'patched-default'.AC4 'patched-default'.AC5:'patched-default'.AC1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896.49pt" svg:height="705.49pt" svg:x="-1.28pt" svg:y="0pt">
            <loext:p draw:notify-on-update-of-ranges="Sheet3.A2:Sheet3.A3 Sheet3.A4:Sheet3.A154 Sheet3.D2:Sheet3.D3 Sheet3.D4:Sheet3.D1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895.18pt" svg:height="700.98pt" svg:x="0.03pt" svg:y="0pt">
            <loext:p draw:notify-on-update-of-ranges="Sheet3.C2:Sheet3.C3 Sheet3.C4:Sheet3.C154 Sheet3.F2:Sheet3.F3 Sheet3.F4:Sheet3.F1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3:41:38.672647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09-25T14:48:27.674417781</dc:date>
    <meta:editing-duration>PT1H21M16S</meta:editing-duration>
    <meta:editing-cycles>34</meta:editing-cycles>
    <meta:generator>LibreOffice/5.1.6.2$Linux_X86_64 LibreOffice_project/10m0$Build-2</meta:generator>
    <meta:document-statistic meta:table-count="7" meta:cell-count="138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cm" svg:height="24.729cm" xlink:href=".." xlink:type="simple" chart:class="chart:line" chart:style-name="ch1">
        <chart:legend chart:legend-position="end" svg:x="28.225cm" svg:y="11.816cm" style:legend-expansion="high" chart:style-name="ch2"/>
        <chart:plot-area chart:style-name="ch3" table:cell-range-address="'patched-default'.AB3:'patched-default'.AC154" chart:data-source-has-labels="row" svg:x="0.63cm" svg:y="0.494cm" svg:width="26.965cm" svg:height="23.741cm">
          <chartooo:coordinate-region svg:x="1.992cm" svg:y="0.615cm" svg:width="25.603cm" svg:height="22.6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-default'.AB5:'patched-default'.AB154" chart:label-cell-address="'patched-default'.AB3:'patched-default'.AB4" chart:class="chart:line">
            <chart:data-point chart:repeated="150"/>
          </chart:series>
          <chart:series chart:style-name="ch7" chart:values-cell-range-address="'patched-default'.AC5:'patched-default'.AC154" chart:label-cell-address="'patched-default'.AC3:'patched-default'.AC4" chart:class="chart:line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'patched-default'.AB3:'patched-default'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'patched-default'.AC3:'patched-default'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'patched-default'.AB5:'patched-default'.AB154</svg:desc>
                </draw:g>
              </table:table-cell>
              <table:table-cell office:value-type="float" office:value="102">
                <text:p>102</text:p>
                <draw:g>
                  <svg:desc>'patched-default'.AC5:'patched-default'.AC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96">
                <text:p>12096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56">
                <text:p>13056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76">
                <text:p>1337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20">
                <text:p>1472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120">
                <text:p>101120</text:p>
              </table:table-cell>
              <table:table-cell office:value-type="float" office:value="97910">
                <text:p>97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984">
                <text:p>193984</text:p>
              </table:table-cell>
              <table:table-cell office:value-type="float" office:value="187400">
                <text:p>187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336">
                <text:p>286336</text:p>
              </table:table-cell>
              <table:table-cell office:value-type="float" office:value="276407">
                <text:p>276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744">
                <text:p>375744</text:p>
              </table:table-cell>
              <table:table-cell office:value-type="float" office:value="362645">
                <text:p>36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7088">
                <text:p>457088</text:p>
              </table:table-cell>
              <table:table-cell office:value-type="float" office:value="440994">
                <text:p>440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1712">
                <text:p>371712</text:p>
              </table:table-cell>
              <table:table-cell office:value-type="float" office:value="355474">
                <text:p>355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944">
                <text:p>282944</text:p>
              </table:table-cell>
              <table:table-cell office:value-type="float" office:value="269953">
                <text:p>269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944">
                <text:p>282944</text:p>
              </table:table-cell>
              <table:table-cell office:value-type="float" office:value="269954">
                <text:p>269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4176">
                <text:p>194176</text:p>
              </table:table-cell>
              <table:table-cell office:value-type="float" office:value="184434">
                <text:p>1844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368">
                <text:p>282368</text:p>
              </table:table-cell>
              <table:table-cell office:value-type="float" office:value="272789">
                <text:p>272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9264">
                <text:p>379264</text:p>
              </table:table-cell>
              <table:table-cell office:value-type="float" office:value="364338">
                <text:p>364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376">
                <text:p>477376</text:p>
              </table:table-cell>
              <table:table-cell office:value-type="float" office:value="455386">
                <text:p>4553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4272">
                <text:p>574272</text:p>
              </table:table-cell>
              <table:table-cell office:value-type="float" office:value="545267">
                <text:p>545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6144">
                <text:p>646144</text:p>
              </table:table-cell>
              <table:table-cell office:value-type="float" office:value="611971">
                <text:p>611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6352">
                <text:p>556352</text:p>
              </table:table-cell>
              <table:table-cell office:value-type="float" office:value="526464">
                <text:p>526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5920">
                <text:p>465920</text:p>
              </table:table-cell>
              <table:table-cell office:value-type="float" office:value="440958">
                <text:p>440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5488">
                <text:p>375488</text:p>
              </table:table-cell>
              <table:table-cell office:value-type="float" office:value="355451">
                <text:p>355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7632">
                <text:p>197632</text:p>
              </table:table-cell>
              <table:table-cell office:value-type="float" office:value="184424">
                <text:p>1844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376">
                <text:p>13376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76">
                <text:p>13376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76">
                <text:p>13376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376">
                <text:p>13376</text:p>
              </table:table-cell>
              <table:table-cell office:value-type="float" office:value="13393">
                <text:p>1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36633" draw:fill-color="#3366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81cm" svg:height="24.73cm" xlink:href=".." xlink:type="simple" chart:class="chart:line" chart:style-name="ch1">
        <chart:legend chart:legend-position="end" svg:x="28.57cm" svg:y="11.817cm" style:legend-expansion="high" chart:style-name="ch2"/>
        <chart:plot-area chart:style-name="ch3" table:cell-range-address="Sheet3.C2:Sheet3.C154 Sheet3.F2:Sheet3.F154" chart:data-source-has-labels="row" svg:x="0.631cm" svg:y="0.494cm" svg:width="27.308cm" svg:height="23.742cm">
          <chartooo:coordinate-region svg:x="1.993cm" svg:y="0.615cm" svg:width="25.946cm" svg:height="22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54" chart:label-cell-address="Sheet3.C2:Sheet3.C3" chart:class="chart:line">
            <chart:data-point chart:repeated="151"/>
          </chart:series>
          <chart:series chart:style-name="ch7" chart:values-cell-range-address="Sheet3.F4:Sheet3.F154" chart:label-cell-address="Sheet3.F2:Sheet3.F3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</text:p>
                <text:list>
                  <text:list-item>
                    <text:p>original</text:p>
                  </text:list-item>
                  <text:list-item>
                    <text:p>rss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neu rss</text:p>
                <text:list>
                  <text:list-item>
                    <text:p>neu</text:p>
                  </text:list-item>
                  <text:list-item>
                    <text:p>rss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54</svg:desc>
                </draw:g>
              </table:table-cell>
              <table:table-cell office:value-type="float" office:value="0">
                <text:p>0</text:p>
                <draw:g>
                  <svg:desc>Sheet3.F4:Sheet3.F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04">
                <text:p>33004</text:p>
              </table:table-cell>
              <table:table-cell office:value-type="float" office:value="33204">
                <text:p>3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68">
                <text:p>114368</text:p>
              </table:table-cell>
              <table:table-cell office:value-type="float" office:value="125876">
                <text:p>125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568">
                <text:p>226568</text:p>
              </table:table-cell>
              <table:table-cell office:value-type="float" office:value="241496">
                <text:p>241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552">
                <text:p>270552</text:p>
              </table:table-cell>
              <table:table-cell office:value-type="float" office:value="130916">
                <text:p>13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020">
                <text:p>115020</text:p>
              </table:table-cell>
              <table:table-cell office:value-type="float" office:value="130916">
                <text:p>130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020">
                <text:p>115020</text:p>
              </table:table-cell>
              <table:table-cell office:value-type="float" office:value="130916">
                <text:p>130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728">
                <text:p>110728</text:p>
              </table:table-cell>
              <table:table-cell office:value-type="float" office:value="116860">
                <text:p>1168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728">
                <text:p>110728</text:p>
              </table:table-cell>
              <table:table-cell office:value-type="float" office:value="119352">
                <text:p>119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36">
                <text:p>175836</text:p>
              </table:table-cell>
              <table:table-cell office:value-type="float" office:value="214820">
                <text:p>214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1856">
                <text:p>261856</text:p>
              </table:table-cell>
              <table:table-cell office:value-type="float" office:value="306932">
                <text:p>306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136">
                <text:p>350136</text:p>
              </table:table-cell>
              <table:table-cell office:value-type="float" office:value="399420">
                <text:p>3994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500">
                <text:p>434500</text:p>
              </table:table-cell>
              <table:table-cell office:value-type="float" office:value="526472">
                <text:p>52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1004">
                <text:p>521004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9760">
                <text:p>569760</text:p>
              </table:table-cell>
              <table:table-cell office:value-type="float" office:value="572328">
                <text:p>572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9760">
                <text:p>569760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0016">
                <text:p>570016</text:p>
              </table:table-cell>
              <table:table-cell office:value-type="float" office:value="486104">
                <text:p>486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0016">
                <text:p>570016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588">
                <text:p>570588</text:p>
              </table:table-cell>
              <table:table-cell office:value-type="float" office:value="400560">
                <text:p>400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7116">
                <text:p>527116</text:p>
              </table:table-cell>
              <table:table-cell office:value-type="float" office:value="314540">
                <text:p>3145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6608">
                <text:p>536608</text:p>
              </table:table-cell>
              <table:table-cell office:value-type="float" office:value="408292">
                <text:p>408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2152">
                <text:p>542152</text:p>
              </table:table-cell>
              <table:table-cell office:value-type="float" office:value="500176">
                <text:p>500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7168">
                <text:p>547168</text:p>
              </table:table-cell>
              <table:table-cell office:value-type="float" office:value="591664">
                <text:p>591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3736">
                <text:p>623736</text:p>
              </table:table-cell>
              <table:table-cell office:value-type="float" office:value="682940">
                <text:p>6829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3212">
                <text:p>713212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7724">
                <text:p>767724</text:p>
              </table:table-cell>
              <table:table-cell office:value-type="float" office:value="752740">
                <text:p>7527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7724">
                <text:p>767724</text:p>
              </table:table-cell>
              <table:table-cell office:value-type="float" office:value="668504">
                <text:p>6685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7724">
                <text:p>767724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5772">
                <text:p>765772</text:p>
              </table:table-cell>
              <table:table-cell office:value-type="float" office:value="583324">
                <text:p>5833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5772">
                <text:p>765772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2060">
                <text:p>742060</text:p>
              </table:table-cell>
              <table:table-cell office:value-type="float" office:value="498112">
                <text:p>498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2060">
                <text:p>742060</text:p>
              </table:table-cell>
              <table:table-cell office:value-type="float" office:value="328252">
                <text:p>328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8284">
                <text:p>698284</text:p>
              </table:table-cell>
              <table:table-cell office:value-type="float" office:value="326440">
                <text:p>326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8284">
                <text:p>698284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6828">
                <text:p>186828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6828">
                <text:p>186828</text:p>
              </table:table-cell>
              <table:table-cell office:value-type="float" office:value="139556">
                <text:p>13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828">
                <text:p>186828</text:p>
              </table:table-cell>
              <table:table-cell office:value-type="float" office:value="139556">
                <text:p>139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72cm" svg:height="24.756cm" xlink:href=".." xlink:type="simple" chart:class="chart:line" chart:style-name="ch1">
        <chart:legend chart:legend-position="end" svg:x="28.197cm" svg:y="11.83cm" style:legend-expansion="high" chart:style-name="ch2"/>
        <chart:plot-area chart:style-name="ch3" table:cell-range-address="original.AB3:original.AC154" chart:data-source-has-labels="row" svg:x="0.629cm" svg:y="0.495cm" svg:width="26.939cm" svg:height="23.766cm">
          <chartooo:coordinate-region svg:x="1.991cm" svg:y="0.616cm" svg:width="25.577cm" svg:height="22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AB5:original.AB154" chart:label-cell-address="original.AB3:original.AB4" chart:class="chart:line">
            <chart:data-point chart:repeated="150"/>
          </chart:series>
          <chart:series chart:style-name="ch7" chart:values-cell-range-address="original.AC5:original.AC154" chart:label-cell-address="original.AC3:original.AC4" chart:class="chart:line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original.AB3:original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original.AC3:original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0">
                <text:p>4480</text:p>
                <draw:g>
                  <svg:desc>original.AB5:original.AB154</svg:desc>
                </draw:g>
              </table:table-cell>
              <table:table-cell office:value-type="float" office:value="102">
                <text:p>102</text:p>
                <draw:g>
                  <svg:desc>original.AC5:original.AC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52">
                <text:p>13952</text:p>
              </table:table-cell>
              <table:table-cell office:value-type="float" office:value="11658">
                <text:p>11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20">
                <text:p>14720</text:p>
              </table:table-cell>
              <table:table-cell office:value-type="float" office:value="12657">
                <text:p>12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974">
                <text:p>12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564">
                <text:p>70564</text:p>
              </table:table-cell>
              <table:table-cell office:value-type="float" office:value="65720">
                <text:p>65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348">
                <text:p>157348</text:p>
              </table:table-cell>
              <table:table-cell office:value-type="float" office:value="147492">
                <text:p>147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612">
                <text:p>248612</text:p>
              </table:table-cell>
              <table:table-cell office:value-type="float" office:value="233732">
                <text:p>233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448">
                <text:p>334448</text:p>
              </table:table-cell>
              <table:table-cell office:value-type="float" office:value="314662">
                <text:p>314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2256">
                <text:p>422256</text:p>
              </table:table-cell>
              <table:table-cell office:value-type="float" office:value="397716">
                <text:p>397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32">
                <text:p>472432</text:p>
              </table:table-cell>
              <table:table-cell office:value-type="float" office:value="445121">
                <text:p>445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32">
                <text:p>472432</text:p>
              </table:table-cell>
              <table:table-cell office:value-type="float" office:value="358708">
                <text:p>358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432">
                <text:p>472432</text:p>
              </table:table-cell>
              <table:table-cell office:value-type="float" office:value="272296">
                <text:p>272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376">
                <text:p>427376</text:p>
              </table:table-cell>
              <table:table-cell office:value-type="float" office:value="185883">
                <text:p>1858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7376">
                <text:p>427376</text:p>
              </table:table-cell>
              <table:table-cell office:value-type="float" office:value="203100">
                <text:p>203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7376">
                <text:p>427376</text:p>
              </table:table-cell>
              <table:table-cell office:value-type="float" office:value="295209">
                <text:p>295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7376">
                <text:p>427376</text:p>
              </table:table-cell>
              <table:table-cell office:value-type="float" office:value="387055">
                <text:p>387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5072">
                <text:p>505072</text:p>
              </table:table-cell>
              <table:table-cell office:value-type="float" office:value="476042">
                <text:p>4760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8896">
                <text:p>598896</text:p>
              </table:table-cell>
              <table:table-cell office:value-type="float" office:value="564528">
                <text:p>5645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5472">
                <text:p>655472</text:p>
              </table:table-cell>
              <table:table-cell office:value-type="float" office:value="617951">
                <text:p>617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472">
                <text:p>655472</text:p>
              </table:table-cell>
              <table:table-cell office:value-type="float" office:value="531538">
                <text:p>5315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3424">
                <text:p>6534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8848">
                <text:p>628848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3792">
                <text:p>583792</text:p>
              </table:table-cell>
              <table:table-cell office:value-type="float" office:value="185886">
                <text:p>185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980">
                <text:p>75980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980">
                <text:p>75980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980">
                <text:p>75980</text:p>
              </table:table-cell>
              <table:table-cell office:value-type="float" office:value="13060">
                <text:p>13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27cm" svg:height="24.889cm" xlink:href=".." xlink:type="simple" chart:class="chart:line" chart:style-name="ch1">
        <chart:legend chart:legend-position="end" svg:x="27.267cm" svg:y="11.896cm" style:legend-expansion="high" chart:style-name="ch2"/>
        <chart:plot-area chart:style-name="ch3" table:cell-range-address="Sheet3.A2:Sheet3.A154 Sheet3.D2:Sheet3.D154" chart:data-source-has-labels="row" svg:x="0.632cm" svg:y="0.497cm" svg:width="26.003cm" svg:height="23.895cm">
          <chartooo:coordinate-region svg:x="1.994cm" svg:y="0.618cm" svg:width="24.641cm" svg:height="22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54" chart:label-cell-address="Sheet3.A2:Sheet3.A3" chart:class="chart:line">
            <chart:data-point chart:repeated="151"/>
          </chart:series>
          <chart:series chart:style-name="ch7" chart:values-cell-range-address="Sheet3.D4:Sheet3.D154" chart:label-cell-address="Sheet3.D2:Sheet3.D3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neu meta-comm</text:p>
                <text:list>
                  <text:list-item>
                    <text:p>neu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54</svg:desc>
                </draw:g>
              </table:table-cell>
              <table:table-cell office:value-type="float" office:value="0">
                <text:p>0</text:p>
                <draw:g>
                  <svg:desc>Sheet3.D4:Sheet3.D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20">
                <text:p>14720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564">
                <text:p>70564</text:p>
              </table:table-cell>
              <table:table-cell office:value-type="float" office:value="101120">
                <text:p>101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348">
                <text:p>157348</text:p>
              </table:table-cell>
              <table:table-cell office:value-type="float" office:value="193984">
                <text:p>193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612">
                <text:p>248612</text:p>
              </table:table-cell>
              <table:table-cell office:value-type="float" office:value="286336">
                <text:p>286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448">
                <text:p>334448</text:p>
              </table:table-cell>
              <table:table-cell office:value-type="float" office:value="375744">
                <text:p>375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256">
                <text:p>422256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32">
                <text:p>472432</text:p>
              </table:table-cell>
              <table:table-cell office:value-type="float" office:value="457088">
                <text:p>457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32">
                <text:p>472432</text:p>
              </table:table-cell>
              <table:table-cell office:value-type="float" office:value="371712">
                <text:p>371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432">
                <text:p>472432</text:p>
              </table:table-cell>
              <table:table-cell office:value-type="float" office:value="282944">
                <text:p>282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7376">
                <text:p>427376</text:p>
              </table:table-cell>
              <table:table-cell office:value-type="float" office:value="194176">
                <text:p>194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7376">
                <text:p>427376</text:p>
              </table:table-cell>
              <table:table-cell office:value-type="float" office:value="282368">
                <text:p>2823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7376">
                <text:p>427376</text:p>
              </table:table-cell>
              <table:table-cell office:value-type="float" office:value="379264">
                <text:p>379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7376">
                <text:p>427376</text:p>
              </table:table-cell>
              <table:table-cell office:value-type="float" office:value="477376">
                <text:p>477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072">
                <text:p>505072</text:p>
              </table:table-cell>
              <table:table-cell office:value-type="float" office:value="574272">
                <text:p>574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8896">
                <text:p>598896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5472">
                <text:p>655472</text:p>
              </table:table-cell>
              <table:table-cell office:value-type="float" office:value="646144">
                <text:p>646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472">
                <text:p>655472</text:p>
              </table:table-cell>
              <table:table-cell office:value-type="float" office:value="556352">
                <text:p>556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472">
                <text:p>655472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3424">
                <text:p>653424</text:p>
              </table:table-cell>
              <table:table-cell office:value-type="float" office:value="465920">
                <text:p>4659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3424">
                <text:p>653424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8848">
                <text:p>628848</text:p>
              </table:table-cell>
              <table:table-cell office:value-type="float" office:value="375488">
                <text:p>3754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8848">
                <text:p>628848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3792">
                <text:p>583792</text:p>
              </table:table-cell>
              <table:table-cell office:value-type="float" office:value="197632">
                <text:p>1976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3792">
                <text:p>583792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980">
                <text:p>75980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980">
                <text:p>75980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980">
                <text:p>75980</text:p>
              </table:table-cell>
              <table:table-cell office:value-type="float" office:value="13376">
                <text:p>133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